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581" svg:font-family="MSI_Z581" style:font-pitch="variable"/>
    <style:font-face style:name="MSI_Z582" svg:font-family="MSI_Z582" style:font-pitch="variable"/>
    <style:font-face style:name="MSI_Z583" svg:font-family="MSI_Z583" style:font-pitch="variable"/>
    <style:font-face style:name="MSI_Z584" svg:font-family="MSI_Z584" style:font-pitch="variable"/>
    <style:font-face style:name="MSI_Z585" svg:font-family="MSI_Z585" style:font-pitch="variable"/>
    <style:font-face style:name="MSI_Z586" svg:font-family="MSI_Z586" style:font-pitch="variable"/>
    <style:font-face style:name="MSI_Z587" svg:font-family="MSI_Z587" style:font-pitch="variable"/>
    <style:font-face style:name="MSI_Z588" svg:font-family="MSI_Z588" style:font-pitch="variable"/>
    <style:font-face style:name="MSI_Z589" svg:font-family="MSI_Z589" style:font-pitch="variable"/>
    <style:font-face style:name="MSI_Z590" svg:font-family="MSI_Z590" style:font-pitch="variable"/>
    <style:font-face style:name="MSI_Z591" svg:font-family="MSI_Z591" style:font-pitch="variable"/>
    <style:font-face style:name="MSI_Z592" svg:font-family="MSI_Z592" style:font-pitch="variable"/>
    <style:font-face style:name="MSI_Z593" svg:font-family="MSI_Z593" style:font-pitch="variable"/>
    <style:font-face style:name="MSI_Z594" svg:font-family="MSI_Z594" style:font-pitch="variable"/>
    <style:font-face style:name="MSI_Z595" svg:font-family="MSI_Z595" style:font-pitch="variable"/>
    <style:font-face style:name="MSI_Z596" svg:font-family="MSI_Z596" style:font-pitch="variable"/>
    <style:font-face style:name="MSI_Z597" svg:font-family="MSI_Z597" style:font-pitch="variable"/>
    <style:font-face style:name="MSI_Z598" svg:font-family="MSI_Z598" style:font-pitch="variable"/>
    <style:font-face style:name="MSI_Z599" svg:font-family="MSI_Z599" style:font-pitch="variable"/>
    <style:font-face style:name="MSI_Z600" svg:font-family="MSI_Z600" style:font-pitch="variable"/>
    <style:font-face style:name="MSI_Z601" svg:font-family="MSI_Z601" style:font-pitch="variable"/>
    <style:font-face style:name="MSI_Z602" svg:font-family="MSI_Z602" style:font-pitch="variable"/>
    <style:font-face style:name="MSI_Z603" svg:font-family="MSI_Z603" style:font-pitch="variable"/>
    <style:font-face style:name="MSI_Z604" svg:font-family="MSI_Z604" style:font-pitch="variable"/>
    <style:font-face style:name="Liberation Serif" svg:font-family="'Liberation Serif'" style:font-family-generic="roman" style:font-pitch="variable"/>
    <style:font-face style:name="QCF_P561" svg:font-family="QCF_P561" style:font-family-generic="roman" style:font-pitch="variable"/>
    <style:font-face style:name="QCF_P582" svg:font-family="QCF_P582" style:font-family-generic="roman" style:font-pitch="variable"/>
    <style:font-face style:name="QCF_P583" svg:font-family="QCF_P583" style:font-family-generic="roman" style:font-pitch="variable"/>
    <style:font-face style:name="QCF_P584" svg:font-family="QCF_P584" style:font-family-generic="roman" style:font-pitch="variable"/>
    <style:font-face style:name="QCF_P585" svg:font-family="QCF_P585" style:font-family-generic="roman" style:font-pitch="variable"/>
    <style:font-face style:name="QCF_P586" svg:font-family="QCF_P586" style:font-family-generic="roman" style:font-pitch="variable"/>
    <style:font-face style:name="QCF_P587" svg:font-family="QCF_P587" style:font-family-generic="roman" style:font-pitch="variable"/>
    <style:font-face style:name="QCF_P588" svg:font-family="QCF_P588" style:font-family-generic="roman" style:font-pitch="variable"/>
    <style:font-face style:name="QCF_P589" svg:font-family="QCF_P589" style:font-family-generic="roman" style:font-pitch="variable"/>
    <style:font-face style:name="QCF_P590" svg:font-family="QCF_P590" style:font-family-generic="roman" style:font-pitch="variable"/>
    <style:font-face style:name="QCF_P591" svg:font-family="QCF_P591" style:font-family-generic="roman" style:font-pitch="variable"/>
    <style:font-face style:name="QCF_P592" svg:font-family="QCF_P592" style:font-family-generic="roman" style:font-pitch="variable"/>
    <style:font-face style:name="QCF_P593" svg:font-family="QCF_P593" style:font-family-generic="roman" style:font-pitch="variable"/>
    <style:font-face style:name="QCF_P594" svg:font-family="QCF_P594" style:font-family-generic="roman" style:font-pitch="variable"/>
    <style:font-face style:name="QCF_P595" svg:font-family="QCF_P595" style:font-family-generic="roman" style:font-pitch="variable"/>
    <style:font-face style:name="QCF_P596" svg:font-family="QCF_P596" style:font-family-generic="roman" style:font-pitch="variable"/>
    <style:font-face style:name="QCF_P597" svg:font-family="QCF_P597" style:font-family-generic="roman" style:font-pitch="variable"/>
    <style:font-face style:name="QCF_P598" svg:font-family="QCF_P598" style:font-family-generic="roman" style:font-pitch="variable"/>
    <style:font-face style:name="QCF_P599" svg:font-family="QCF_P599" style:font-family-generic="roman" style:font-pitch="variable"/>
    <style:font-face style:name="QCF_P600" svg:font-family="QCF_P600" style:font-family-generic="roman" style:font-pitch="variable"/>
    <style:font-face style:name="QCF_P601" svg:font-family="QCF_P601" style:font-family-generic="roman" style:font-pitch="variable"/>
    <style:font-face style:name="QCF_P602" svg:font-family="QCF_P602" style:font-family-generic="roman" style:font-pitch="variable"/>
    <style:font-face style:name="QCF_P603" svg:font-family="QCF_P603" style:font-family-generic="roman" style:font-pitch="variable"/>
    <style:font-face style:name="QCF_P604" svg:font-family="QCF_P604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6021" svg:font-family="QCF_P602" style:font-family-generic="system" style:font-pitch="variable"/>
    <style:font-face style:name="QCF_P6031" svg:font-family="QCF_P603" style:font-family-generic="system" style:font-pitch="variable"/>
    <style:font-face style:name="QCF_P6041" svg:font-family="QCF_P604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paragraph-rsid="0075019c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officeooo:paragraph-rsid="00c359f2"/>
    </style:style>
    <style:style style:name="P3" style:family="paragraph" style:parent-style-name="Header">
      <style:paragraph-properties fo:text-align="start" style:justify-single-word="false"/>
      <style:text-properties officeooo:paragraph-rsid="0075019c"/>
    </style:style>
    <style:style style:name="P4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7791in"/>
        </style:tab-stops>
      </style:paragraph-properties>
      <style:text-properties style:use-window-font-color="true" style:font-name="QCF_P561" fo:font-size="23.5pt" officeooo:rsid="0134ce9b" officeooo:paragraph-rsid="027008d5" style:font-size-asian="23.5pt" style:font-name-complex="MSI_Z583" style:font-size-complex="23.5pt"/>
    </style:style>
    <style:style style:name="P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7925in"/>
        </style:tab-stops>
      </style:paragraph-properties>
      <style:text-properties style:use-window-font-color="true" style:font-name="QCF_P561" fo:font-size="23.5pt" officeooo:rsid="0134ce9b" officeooo:paragraph-rsid="0270e07b" style:font-size-asian="23.5pt" style:font-name-complex="MSI_Z583" style:font-size-complex="23.5pt"/>
    </style:style>
    <style:style style:name="P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7791in"/>
        </style:tab-stops>
      </style:paragraph-properties>
      <style:text-properties style:use-window-font-color="true" style:font-name="QCF_P561" fo:font-size="23.5pt" officeooo:rsid="0134ce9b" officeooo:paragraph-rsid="027008d5" style:font-size-asian="23.5pt" style:font-name-complex="MSI_Z582" style:font-size-complex="23.5pt"/>
    </style:style>
    <style:style style:name="P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7925in"/>
        </style:tab-stops>
      </style:paragraph-properties>
      <style:text-properties style:use-window-font-color="true" style:font-name="QCF_P561" fo:font-size="23.5pt" officeooo:rsid="0134ce9b" officeooo:paragraph-rsid="027179cb" style:font-size-asian="23.5pt" style:font-name-complex="MSI_Z584" style:font-size-complex="23.5pt"/>
    </style:style>
    <style:style style:name="P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7925in"/>
        </style:tab-stops>
      </style:paragraph-properties>
      <style:text-properties style:use-window-font-color="true" style:font-name="QCF_P561" fo:font-size="23.5pt" officeooo:rsid="0134ce9b" officeooo:paragraph-rsid="0276bc24" style:font-size-asian="23.5pt" style:font-name-complex="MSI_Z586" style:font-size-complex="23.5pt"/>
    </style:style>
    <style:style style:name="P10" style:family="paragraph" style:parent-style-name="Standard">
      <style:paragraph-properties fo:text-align="center" style:justify-single-word="false" style:writing-mode="rl-tb">
        <style:tab-stops>
          <style:tab-stop style:position="1.7925in"/>
        </style:tab-stops>
      </style:paragraph-properties>
      <style:text-properties style:use-window-font-color="true" style:font-name="QCF_P561" fo:font-size="23.5pt" officeooo:rsid="027772f5" officeooo:paragraph-rsid="027772f5" style:font-size-asian="23.5pt" style:font-name-complex="MSI_Z586" style:font-size-complex="23.5pt"/>
    </style:style>
    <style:style style:name="P1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7925in"/>
        </style:tab-stops>
      </style:paragraph-properties>
      <style:text-properties style:use-window-font-color="true" style:font-name="QCF_P561" fo:font-size="23.5pt" officeooo:rsid="0134ce9b" officeooo:paragraph-rsid="027772f5" style:font-size-asian="23.5pt" style:font-name-complex="MSI_Z587" style:font-size-complex="23.5pt"/>
    </style:style>
    <style:style style:name="P1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2728in"/>
        </style:tab-stops>
      </style:paragraph-properties>
      <style:text-properties style:use-window-font-color="true" style:font-name="QCF_P561" fo:font-size="23.5pt" officeooo:rsid="0134ce9b" officeooo:paragraph-rsid="02785a30" style:font-size-asian="23.5pt" style:font-name-complex="MSI_Z587" style:font-size-complex="23.5pt"/>
    </style:style>
    <style:style style:name="P13" style:family="paragraph" style:parent-style-name="Standard">
      <style:paragraph-properties fo:text-align="center" style:justify-single-word="false" style:writing-mode="rl-tb">
        <style:tab-stops>
          <style:tab-stop style:position="1.7925in"/>
        </style:tab-stops>
      </style:paragraph-properties>
      <style:text-properties style:use-window-font-color="true" style:font-name="QCF_P561" fo:font-size="23.5pt" officeooo:rsid="02785a30" officeooo:paragraph-rsid="02785a30" style:font-size-asian="23.5pt" style:font-name-complex="MSI_Z587" style:font-size-complex="23.5pt"/>
    </style:style>
    <style:style style:name="P14" style:family="paragraph" style:parent-style-name="Standard">
      <style:paragraph-properties fo:text-align="center" style:justify-single-word="false" style:writing-mode="rl-tb">
        <style:tab-stops>
          <style:tab-stop style:position="1.7925in"/>
        </style:tab-stops>
      </style:paragraph-properties>
      <style:text-properties style:use-window-font-color="true" style:font-name="QCF_P561" fo:font-size="23.5pt" officeooo:rsid="0276bc24" officeooo:paragraph-rsid="0276bc24" style:font-size-asian="23.5pt" style:font-name-complex="MSI_BASMALAH" style:font-size-complex="23.5pt"/>
    </style:style>
    <style:style style:name="P15" style:family="paragraph" style:parent-style-name="Standard">
      <style:paragraph-properties fo:text-align="center" style:justify-single-word="false" style:writing-mode="rl-tb">
        <style:tab-stops>
          <style:tab-stop style:position="1.7925in"/>
        </style:tab-stops>
      </style:paragraph-properties>
      <style:text-properties style:use-window-font-color="true" style:font-name="QCF_P561" fo:font-size="23.5pt" officeooo:rsid="027772f5" officeooo:paragraph-rsid="027772f5" style:font-size-asian="23.5pt" style:font-name-complex="MSI_BASMALAH" style:font-size-complex="23.5pt"/>
    </style:style>
    <style:style style:name="P1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7925in"/>
        </style:tab-stops>
      </style:paragraph-properties>
      <style:text-properties style:use-window-font-color="true" style:font-name="QCF_P561" fo:font-size="23.5pt" officeooo:rsid="0134ce9b" officeooo:paragraph-rsid="0275efe5" style:font-size-asian="23.5pt" style:font-name-complex="MSI_Z585" style:font-size-complex="23.5pt"/>
    </style:style>
    <style:style style:name="P1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948in"/>
        </style:tab-stops>
      </style:paragraph-properties>
      <style:text-properties style:use-window-font-color="true" style:font-name="QCF_P561" fo:font-size="23.5pt" officeooo:rsid="0134ce9b" officeooo:paragraph-rsid="02862a8d" style:font-size-asian="23.5pt" style:font-name-complex="MSI_Z590" style:font-size-complex="23.5pt"/>
    </style:style>
    <style:style style:name="P18" style:family="paragraph" style:parent-style-name="Standard">
      <style:paragraph-properties fo:text-align="center" style:justify-single-word="false" style:writing-mode="rl-tb">
        <style:tab-stops>
          <style:tab-stop style:position="1.948in"/>
        </style:tab-stops>
      </style:paragraph-properties>
      <style:text-properties style:use-window-font-color="true" style:font-name="QCF_P561" fo:font-size="23.5pt" officeooo:rsid="02862a8d" officeooo:paragraph-rsid="02862a8d" style:font-size-asian="23.5pt" style:font-name-complex="MSI_Z590" style:font-size-complex="23.5pt"/>
    </style:style>
    <style:style style:name="P1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2598in"/>
        </style:tab-stops>
      </style:paragraph-properties>
      <style:text-properties style:use-window-font-color="true" style:font-name="QCF_P561" fo:font-size="23.5pt" officeooo:rsid="0134ce9b" officeooo:paragraph-rsid="02877814" style:font-size-asian="23.5pt" style:font-name-complex="MSI_Z592" style:font-size-complex="23.5pt"/>
    </style:style>
    <style:style style:name="P2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7402in"/>
        </style:tab-stops>
      </style:paragraph-properties>
      <style:text-properties style:use-window-font-color="true" style:font-name="QCF_P561" fo:font-size="23.5pt" officeooo:rsid="0134ce9b" officeooo:paragraph-rsid="02877814" style:font-size-asian="23.5pt" style:font-name-complex="MSI_Z592" style:font-size-complex="23.5pt"/>
    </style:style>
    <style:style style:name="P2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2598in"/>
        </style:tab-stops>
      </style:paragraph-properties>
      <style:text-properties style:use-window-font-color="true" style:font-name="QCF_P561" fo:font-size="23.5pt" officeooo:rsid="0134ce9b" officeooo:paragraph-rsid="0287bd04" style:font-size-asian="23.5pt" style:font-name-complex="MSI_Z593" style:font-size-complex="23.5pt"/>
    </style:style>
    <style:style style:name="P2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9091in"/>
        </style:tab-stops>
      </style:paragraph-properties>
      <style:text-properties style:use-window-font-color="true" style:font-name="QCF_P561" fo:font-size="23.5pt" officeooo:rsid="0134ce9b" officeooo:paragraph-rsid="0289edf6" style:font-size-asian="23.5pt" style:font-name-complex="MSI_Z595" style:font-size-complex="23.5pt"/>
    </style:style>
    <style:style style:name="P2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7535in"/>
        </style:tab-stops>
      </style:paragraph-properties>
      <style:text-properties style:use-window-font-color="true" style:font-name="QCF_P561" fo:font-size="23.5pt" officeooo:rsid="0134ce9b" officeooo:paragraph-rsid="028bcf95" style:font-size-asian="23.5pt" style:font-name-complex="MSI_Z596" style:font-size-complex="23.5pt"/>
    </style:style>
    <style:style style:name="P2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063in"/>
        </style:tab-stops>
      </style:paragraph-properties>
      <style:text-properties style:use-window-font-color="true" style:font-name="QCF_P561" fo:font-size="23.5pt" officeooo:rsid="0134ce9b" officeooo:paragraph-rsid="028c4aa1" style:font-size-asian="23.5pt" style:font-name-complex="MSI_Z596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6752in"/>
        </style:tab-stops>
      </style:paragraph-properties>
      <style:text-properties style:use-window-font-color="true" style:font-name="QCF_P561" fo:font-size="23.5pt" officeooo:rsid="0134ce9b" officeooo:paragraph-rsid="028bcf95" style:font-size-asian="23.5pt" style:font-name-complex="MSI_Z596" style:font-size-complex="23.5pt"/>
    </style:style>
    <style:style style:name="P2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063in"/>
        </style:tab-stops>
      </style:paragraph-properties>
      <style:text-properties style:use-window-font-color="true" style:font-name="QCF_P561" fo:font-size="23.5pt" officeooo:rsid="0134ce9b" officeooo:paragraph-rsid="028e5d4c" style:font-size-asian="23.5pt" style:font-name-complex="MSI_Z597" style:font-size-complex="23.5pt"/>
    </style:style>
    <style:style style:name="P2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2984in"/>
        </style:tab-stops>
      </style:paragraph-properties>
      <style:text-properties style:use-window-font-color="true" style:font-name="QCF_P561" fo:font-size="23.5pt" officeooo:rsid="0134ce9b" officeooo:paragraph-rsid="028e8467" style:font-size-asian="23.5pt" style:font-name-complex="MSI_Z598" style:font-size-complex="23.5pt"/>
    </style:style>
    <style:style style:name="P2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0256in"/>
        </style:tab-stops>
      </style:paragraph-properties>
      <style:text-properties style:use-window-font-color="true" style:font-name="QCF_P561" fo:font-size="23.5pt" officeooo:rsid="0134ce9b" officeooo:paragraph-rsid="028e6a2b" style:font-size-asian="23.5pt" style:font-name-complex="MSI_Z598" style:font-size-complex="23.5pt"/>
    </style:style>
    <style:style style:name="P29" style:family="paragraph" style:parent-style-name="Standard">
      <style:paragraph-properties fo:text-align="center" style:justify-single-word="false" style:writing-mode="rl-tb">
        <style:tab-stops>
          <style:tab-stop style:position="1.0256in"/>
        </style:tab-stops>
      </style:paragraph-properties>
      <style:text-properties style:use-window-font-color="true" style:font-name="QCF_P561" fo:font-size="23.5pt" officeooo:rsid="028fde38" officeooo:paragraph-rsid="02918095" style:font-size-asian="23.5pt" style:font-name-complex="MSI_Z598" style:font-size-complex="23.5pt"/>
    </style:style>
    <style:style style:name="P30" style:family="paragraph" style:parent-style-name="Standard">
      <style:paragraph-properties fo:text-align="center" style:justify-single-word="false" style:writing-mode="rl-tb">
        <style:tab-stops>
          <style:tab-stop style:position="1.0256in"/>
        </style:tab-stops>
      </style:paragraph-properties>
      <style:text-properties style:use-window-font-color="true" style:font-name="QCF_P561" fo:font-size="23.5pt" officeooo:rsid="028fde38" officeooo:paragraph-rsid="02932e63" style:font-size-asian="23.5pt" style:font-name-complex="MSI_Z598" style:font-size-complex="23.5pt"/>
    </style:style>
    <style:style style:name="P3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6492in"/>
        </style:tab-stops>
      </style:paragraph-properties>
      <style:text-properties style:use-window-font-color="true" style:font-name="QCF_P561" fo:font-size="23.5pt" officeooo:rsid="0134ce9b" officeooo:paragraph-rsid="028fde38" style:font-size-asian="23.5pt" style:font-name-complex="MSI_Z599" style:font-size-complex="23.5pt"/>
    </style:style>
    <style:style style:name="P3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283in"/>
        </style:tab-stops>
      </style:paragraph-properties>
      <style:text-properties style:use-window-font-color="true" style:font-name="QCF_P561" fo:font-size="23.5pt" officeooo:rsid="0134ce9b" officeooo:paragraph-rsid="028fde38" style:font-size-asian="23.5pt" style:font-name-complex="MSI_Z599" style:font-size-complex="23.5pt"/>
    </style:style>
    <style:style style:name="P3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2984in"/>
        </style:tab-stops>
      </style:paragraph-properties>
      <style:text-properties style:use-window-font-color="true" style:font-name="QCF_P561" fo:font-size="23.5pt" officeooo:rsid="0134ce9b" officeooo:paragraph-rsid="028e8d83" style:font-size-asian="23.5pt" style:font-name-complex="MSI_Z599" style:font-size-complex="23.5pt"/>
    </style:style>
    <style:style style:name="P3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2854in"/>
        </style:tab-stops>
      </style:paragraph-properties>
      <style:text-properties style:use-window-font-color="true" style:font-name="QCF_P561" fo:font-size="23.5pt" officeooo:rsid="0134ce9b" officeooo:paragraph-rsid="028fde38" style:font-size-asian="23.5pt" style:font-name-complex="MSI_Z600" style:font-size-complex="23.5pt"/>
    </style:style>
    <style:style style:name="P3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2984in"/>
        </style:tab-stops>
      </style:paragraph-properties>
      <style:text-properties style:use-window-font-color="true" style:font-name="QCF_P561" fo:font-size="23.5pt" officeooo:rsid="0134ce9b" officeooo:paragraph-rsid="0290ba4f" style:font-size-asian="23.5pt" style:font-name-complex="MSI_Z600" style:font-size-complex="23.5pt"/>
    </style:style>
    <style:style style:name="P3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2984in"/>
        </style:tab-stops>
      </style:paragraph-properties>
      <style:text-properties style:use-window-font-color="true" style:font-name="QCF_P561" fo:font-size="23.5pt" officeooo:rsid="0134ce9b" officeooo:paragraph-rsid="02918095" style:font-size-asian="23.5pt" style:font-name-complex="MSI_Z601" style:font-size-complex="23.5pt"/>
    </style:style>
    <style:style style:name="P3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8701in"/>
        </style:tab-stops>
      </style:paragraph-properties>
      <style:text-properties style:use-window-font-color="true" style:font-name="QCF_P561" fo:font-size="23.5pt" officeooo:rsid="0134ce9b" officeooo:paragraph-rsid="02918095" style:font-size-asian="23.5pt" style:font-name-complex="MSI_Z601" style:font-size-complex="23.5pt"/>
    </style:style>
    <style:style style:name="P3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0.9091in"/>
        </style:tab-stops>
      </style:paragraph-properties>
      <style:text-properties style:use-window-font-color="true" style:font-name="QCF_P561" fo:font-size="23.5pt" officeooo:rsid="0134ce9b" officeooo:paragraph-rsid="02918095" style:font-size-asian="23.5pt" style:font-name-complex="MSI_Z601" style:font-size-complex="23.5pt"/>
    </style:style>
    <style:style style:name="P39" style:family="paragraph" style:parent-style-name="Standard">
      <style:paragraph-properties fo:text-align="center" style:justify-single-word="false" style:writing-mode="rl-tb">
        <style:tab-stops>
          <style:tab-stop style:position="1.2984in"/>
        </style:tab-stops>
      </style:paragraph-properties>
      <style:text-properties style:use-window-font-color="true" style:font-name="QCF_P561" fo:font-size="23.5pt" officeooo:rsid="0134ce9b" officeooo:paragraph-rsid="02918095" style:font-size-asian="23.5pt" style:font-name-complex="MSI_Z601" style:font-size-complex="23.5pt"/>
    </style:style>
    <style:style style:name="P4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0.9091in"/>
        </style:tab-stops>
      </style:paragraph-properties>
      <style:text-properties style:use-window-font-color="true" style:font-name="QCF_P561" fo:font-size="23.5pt" officeooo:rsid="0134ce9b" officeooo:paragraph-rsid="02918095" style:font-size-asian="23.5pt" style:font-name-complex="MSI_Z602" style:font-size-complex="23.5pt"/>
    </style:style>
    <style:style style:name="P4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2209in"/>
        </style:tab-stops>
      </style:paragraph-properties>
      <style:text-properties style:use-window-font-color="true" style:font-name="QCF_P561" fo:font-size="23.5pt" officeooo:rsid="0134ce9b" officeooo:paragraph-rsid="02918095" style:font-size-asian="23.5pt" style:font-name-complex="MSI_Z602" style:font-size-complex="23.5pt"/>
    </style:style>
    <style:style style:name="P42" style:family="paragraph" style:parent-style-name="Standard">
      <style:paragraph-properties fo:text-align="center" style:justify-single-word="false" style:writing-mode="rl-tb">
        <style:tab-stops>
          <style:tab-stop style:position="0.9091in"/>
        </style:tab-stops>
      </style:paragraph-properties>
      <style:text-properties style:use-window-font-color="true" style:font-name="QCF_P561" fo:font-size="23.5pt" officeooo:rsid="0134ce9b" officeooo:paragraph-rsid="02918095" style:font-size-asian="23.5pt" style:font-name-complex="MSI_Z602" style:font-size-complex="23.5pt"/>
    </style:style>
    <style:style style:name="P43" style:family="paragraph" style:parent-style-name="Standard">
      <style:paragraph-properties fo:text-align="center" style:justify-single-word="false" style:writing-mode="rl-tb">
        <style:tab-stops>
          <style:tab-stop style:position="1.2209in"/>
        </style:tab-stops>
      </style:paragraph-properties>
      <style:text-properties style:use-window-font-color="true" style:font-name="QCF_P561" fo:font-size="23.5pt" officeooo:rsid="0134ce9b" officeooo:paragraph-rsid="02918095" style:font-size-asian="23.5pt" style:font-name-complex="MSI_Z602" style:font-size-complex="23.5pt"/>
    </style:style>
    <style:style style:name="P4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2209in"/>
        </style:tab-stops>
      </style:paragraph-properties>
      <style:text-properties style:use-window-font-color="true" style:font-name="QCF_P561" fo:font-size="23.5pt" officeooo:rsid="0134ce9b" officeooo:paragraph-rsid="02932e63" style:font-size-asian="23.5pt" style:font-name-complex="MSI_Z603" style:font-size-complex="23.5pt"/>
    </style:style>
    <style:style style:name="P4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3508in"/>
        </style:tab-stops>
      </style:paragraph-properties>
      <style:text-properties style:use-window-font-color="true" style:font-name="QCF_P561" fo:font-size="23.5pt" officeooo:rsid="0134ce9b" officeooo:paragraph-rsid="02932e63" style:font-size-asian="23.5pt" style:font-name-complex="MSI_Z603" style:font-size-complex="23.5pt"/>
    </style:style>
    <style:style style:name="P4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7535in"/>
        </style:tab-stops>
      </style:paragraph-properties>
      <style:text-properties style:use-window-font-color="true" style:font-name="QCF_P561" fo:font-size="23.5pt" officeooo:rsid="0134ce9b" officeooo:paragraph-rsid="02932e63" style:font-size-asian="23.5pt" style:font-name-complex="MSI_Z603" style:font-size-complex="23.5pt"/>
    </style:style>
    <style:style style:name="P47" style:family="paragraph" style:parent-style-name="Standard">
      <style:paragraph-properties fo:text-align="center" style:justify-single-word="false" style:writing-mode="rl-tb">
        <style:tab-stops>
          <style:tab-stop style:position="2.3508in"/>
        </style:tab-stops>
      </style:paragraph-properties>
      <style:text-properties style:use-window-font-color="true" style:font-name="QCF_P561" fo:font-size="23.5pt" officeooo:rsid="0134ce9b" officeooo:paragraph-rsid="02932e63" style:font-size-asian="23.5pt" style:font-name-complex="MSI_Z603" style:font-size-complex="23.5pt"/>
    </style:style>
    <style:style style:name="P4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7535in"/>
        </style:tab-stops>
      </style:paragraph-properties>
      <style:text-properties style:use-window-font-color="true" style:font-name="QCF_P561" fo:font-size="23.5pt" officeooo:rsid="0134ce9b" officeooo:paragraph-rsid="02932e63" style:font-size-asian="23.5pt" style:font-name-complex="MSI_Z604" style:font-size-complex="23.5pt"/>
    </style:style>
    <style:style style:name="P4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8047in"/>
        </style:tab-stops>
      </style:paragraph-properties>
      <style:text-properties style:use-window-font-color="true" style:font-name="QCF_P561" fo:font-size="23.5pt" officeooo:rsid="0134ce9b" officeooo:paragraph-rsid="02932e63" style:font-size-asian="23.5pt" style:font-name-complex="MSI_Z604" style:font-size-complex="23.5pt"/>
    </style:style>
    <style:style style:name="P5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6882in"/>
        </style:tab-stops>
      </style:paragraph-properties>
      <style:text-properties style:use-window-font-color="true" style:font-name="QCF_P561" fo:font-size="23.5pt" officeooo:rsid="0134ce9b" officeooo:paragraph-rsid="02932e63" style:font-size-asian="23.5pt" style:font-name-complex="MSI_Z604" style:font-size-complex="23.5pt"/>
    </style:style>
    <style:style style:name="P51" style:family="paragraph" style:parent-style-name="Standard">
      <style:paragraph-properties fo:text-align="center" style:justify-single-word="false" style:writing-mode="rl-tb">
        <style:tab-stops>
          <style:tab-stop style:position="1.6882in"/>
        </style:tab-stops>
      </style:paragraph-properties>
      <style:text-properties style:use-window-font-color="true" style:font-name="QCF_P561" fo:font-size="23.5pt" officeooo:rsid="0134ce9b" officeooo:paragraph-rsid="02938de4" style:font-size-asian="23.5pt" style:font-name-complex="MSI_Z604" style:font-size-complex="23.5pt"/>
    </style:style>
    <style:style style:name="P5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7791in"/>
        </style:tab-stops>
      </style:paragraph-properties>
      <style:text-properties style:use-window-font-color="true" style:font-name="QCF_P561" fo:font-size="22pt" officeooo:rsid="0134ce9b" officeooo:paragraph-rsid="027008d5" style:font-size-asian="22pt" style:font-name-complex="MSI_Z583" style:font-size-complex="22pt"/>
    </style:style>
    <style:style style:name="P5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7925in"/>
        </style:tab-stops>
      </style:paragraph-properties>
      <style:text-properties style:use-window-font-color="true" style:font-name="QCF_P561" fo:font-size="22pt" officeooo:rsid="0134ce9b" officeooo:paragraph-rsid="0275efe5" style:font-size-asian="22pt" style:font-name-complex="MSI_Z585" style:font-size-complex="22pt"/>
    </style:style>
    <style:style style:name="P5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2728in"/>
        </style:tab-stops>
      </style:paragraph-properties>
      <style:text-properties style:use-window-font-color="true" style:font-name="QCF_P561" fo:font-size="22pt" officeooo:rsid="0134ce9b" officeooo:paragraph-rsid="027a1a19" style:font-size-asian="22pt" style:font-name-complex="MSI_Z588" style:font-size-complex="22pt"/>
    </style:style>
    <style:style style:name="P5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2598in"/>
        </style:tab-stops>
      </style:paragraph-properties>
      <style:text-properties style:use-window-font-color="true" style:font-name="QCF_P561" fo:font-size="22pt" officeooo:rsid="0134ce9b" officeooo:paragraph-rsid="0287cb01" style:font-size-asian="22pt" style:font-name-complex="MSI_Z594" style:font-size-complex="22pt"/>
    </style:style>
    <style:style style:name="P5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2984in"/>
        </style:tab-stops>
      </style:paragraph-properties>
      <style:text-properties style:use-window-font-color="true" style:font-name="QCF_P561" fo:font-size="22pt" officeooo:rsid="0134ce9b" officeooo:paragraph-rsid="028e8467" style:font-size-asian="22pt" style:font-name-complex="MSI_Z598" style:font-size-complex="22pt"/>
    </style:style>
    <style:style style:name="P5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7925in"/>
        </style:tab-stops>
      </style:paragraph-properties>
      <style:text-properties style:use-window-font-color="true" style:font-name="QCF_P561" fo:font-size="21pt" officeooo:rsid="0134ce9b" officeooo:paragraph-rsid="027179cb" style:font-size-asian="21pt" style:font-name-complex="MSI_Z584" style:font-size-complex="21pt"/>
    </style:style>
    <style:style style:name="P5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948in"/>
        </style:tab-stops>
      </style:paragraph-properties>
      <style:text-properties style:use-window-font-color="true" style:font-name="QCF_P561" fo:font-size="21pt" officeooo:rsid="0134ce9b" officeooo:paragraph-rsid="02862a8d" style:font-size-asian="21pt" style:font-name-complex="MSI_Z591" style:font-size-complex="21pt"/>
    </style:style>
    <style:style style:name="P5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7402in"/>
        </style:tab-stops>
      </style:paragraph-properties>
      <style:text-properties style:use-window-font-color="true" style:font-name="QCF_P561" fo:font-size="21pt" officeooo:rsid="0134ce9b" officeooo:paragraph-rsid="0286d73e" style:font-size-asian="21pt" style:font-name-complex="MSI_Z591" style:font-size-complex="23pt"/>
    </style:style>
    <style:style style:name="P6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2728in"/>
        </style:tab-stops>
      </style:paragraph-properties>
      <style:text-properties style:use-window-font-color="true" style:font-name="QCF_P561" fo:font-size="23pt" officeooo:rsid="0134ce9b" officeooo:paragraph-rsid="027a1a19" style:font-size-asian="23pt" style:font-name-complex="MSI_Z588" style:font-size-complex="23pt"/>
    </style:style>
    <style:style style:name="P6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948in"/>
        </style:tab-stops>
      </style:paragraph-properties>
      <style:text-properties style:use-window-font-color="true" style:font-name="QCF_P561" fo:font-size="23pt" officeooo:rsid="0134ce9b" officeooo:paragraph-rsid="027b15bc" style:font-size-asian="23pt" style:font-name-complex="MSI_Z581" style:font-size-complex="23pt"/>
    </style:style>
    <style:style style:name="P6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2598in"/>
        </style:tab-stops>
      </style:paragraph-properties>
      <style:text-properties style:use-window-font-color="true" style:font-name="QCF_P561" fo:font-size="23pt" officeooo:rsid="0134ce9b" officeooo:paragraph-rsid="02877814" style:font-size-asian="23pt" style:font-name-complex="MSI_Z592" style:font-size-complex="23pt"/>
    </style:style>
    <style:style style:name="P6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9091in"/>
        </style:tab-stops>
      </style:paragraph-properties>
      <style:text-properties style:use-window-font-color="true" style:font-name="QCF_P561" fo:font-size="23pt" officeooo:rsid="0134ce9b" officeooo:paragraph-rsid="0287faf3" style:font-size-asian="23pt" style:font-name-complex="MSI_Z594" style:font-size-complex="23pt"/>
    </style:style>
    <style:style style:name="P64" style:family="paragraph" style:parent-style-name="Standard">
      <style:paragraph-properties fo:text-align="center" style:justify-single-word="false" style:writing-mode="rl-tb">
        <style:tab-stops>
          <style:tab-stop style:position="1.9091in"/>
        </style:tab-stops>
      </style:paragraph-properties>
      <style:text-properties style:use-window-font-color="true" style:font-name="QCF_P561" fo:font-size="23pt" officeooo:rsid="0287faf3" officeooo:paragraph-rsid="0287faf3" style:font-size-asian="23pt" style:font-name-complex="MSI_Z594" style:font-size-complex="23pt"/>
    </style:style>
    <style:style style:name="P6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9091in"/>
        </style:tab-stops>
      </style:paragraph-properties>
      <style:text-properties style:use-window-font-color="true" style:font-name="QCF_P561" fo:font-size="23pt" officeooo:rsid="0134ce9b" officeooo:paragraph-rsid="0289edf6" style:font-size-asian="23pt" style:font-name-complex="MSI_Z595" style:font-size-complex="23pt"/>
    </style:style>
    <style:style style:name="P6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6752in"/>
        </style:tab-stops>
      </style:paragraph-properties>
      <style:text-properties style:use-window-font-color="true" style:font-name="QCF_P561" fo:font-size="23pt" officeooo:rsid="0134ce9b" officeooo:paragraph-rsid="028bcf95" style:font-size-asian="23pt" style:font-name-complex="MSI_Z595" style:font-size-complex="23pt"/>
    </style:style>
    <style:style style:name="P6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948in"/>
        </style:tab-stops>
      </style:paragraph-properties>
      <style:text-properties style:use-window-font-color="true" style:font-name="QCF_P561" fo:font-size="19pt" officeooo:rsid="0134ce9b" officeooo:paragraph-rsid="02862a8d" style:font-size-asian="19pt" style:font-name-complex="MSI_Z591" style:font-size-complex="19pt"/>
    </style:style>
    <style:style style:name="P6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7402in"/>
        </style:tab-stops>
      </style:paragraph-properties>
      <style:text-properties style:use-window-font-color="true" style:font-name="QCF_P561" fo:font-size="22.5pt" officeooo:rsid="0134ce9b" officeooo:paragraph-rsid="0286d73e" style:font-size-asian="22.5pt" style:font-name-complex="MSI_Z591" style:font-size-complex="22.5pt"/>
    </style:style>
    <style:style style:name="P6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9091in"/>
        </style:tab-stops>
      </style:paragraph-properties>
      <style:text-properties style:use-window-font-color="true" style:font-name="QCF_P561" fo:font-size="22.5pt" officeooo:rsid="0134ce9b" officeooo:paragraph-rsid="0287faf3" style:font-size-asian="22.5pt" style:font-name-complex="MSI_Z594" style:font-size-complex="22.5pt"/>
    </style:style>
    <style:style style:name="P7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0256in"/>
        </style:tab-stops>
      </style:paragraph-properties>
      <style:text-properties style:use-window-font-color="true" style:font-name="QCF_P561" fo:font-size="20.5pt" officeooo:rsid="0134ce9b" officeooo:paragraph-rsid="028e6a2b" style:font-size-asian="20.5pt" style:font-name-complex="MSI_Z597" style:font-size-complex="20.5pt"/>
    </style:style>
    <style:style style:name="P71" style:family="paragraph" style:parent-style-name="Standard">
      <style:paragraph-properties fo:text-align="center" style:justify-single-word="false" style:writing-mode="rl-tb">
        <style:tab-stops>
          <style:tab-stop style:position="2.7791in"/>
        </style:tab-stops>
      </style:paragraph-properties>
      <style:text-properties style:use-window-font-color="true" style:font-name="QCF_P582" fo:font-size="23.5pt" officeooo:rsid="027008d5" officeooo:paragraph-rsid="027008d5" style:font-size-asian="23.5pt" style:font-name-complex="MSI_BASMALAH" style:font-size-complex="23.5pt"/>
    </style:style>
    <style:style style:name="P72" style:family="paragraph" style:parent-style-name="Standard">
      <style:paragraph-properties fo:text-align="center" style:justify-single-word="false" style:writing-mode="rl-tb">
        <style:tab-stops>
          <style:tab-stop style:position="1.7925in"/>
        </style:tab-stops>
      </style:paragraph-properties>
      <style:text-properties style:use-window-font-color="true" style:font-name="QCF_P583" fo:font-size="23.5pt" officeooo:rsid="02707650" officeooo:paragraph-rsid="02707650" style:font-size-asian="23.5pt" style:font-name-complex="MSI_BASMALAH" style:font-size-complex="23.5pt"/>
    </style:style>
    <style:style style:name="P73" style:family="paragraph" style:parent-style-name="Standard">
      <style:paragraph-properties fo:text-align="center" style:justify-single-word="false" style:writing-mode="rl-tb">
        <style:tab-stops>
          <style:tab-stop style:position="1.7925in"/>
        </style:tab-stops>
      </style:paragraph-properties>
      <style:text-properties style:use-window-font-color="true" style:font-name="QCF_P584" fo:font-size="23.5pt" officeooo:rsid="027179cb" officeooo:paragraph-rsid="027179cb" style:font-size-asian="20.5499992370605pt" style:font-name-complex="MSI_BASMALAH" style:font-size-complex="23.5pt"/>
    </style:style>
    <style:style style:name="P74" style:family="paragraph" style:parent-style-name="Standard">
      <style:paragraph-properties fo:text-align="center" style:justify-single-word="false" style:writing-mode="rl-tb">
        <style:tab-stops>
          <style:tab-stop style:position="2.2728in"/>
        </style:tab-stops>
      </style:paragraph-properties>
      <style:text-properties style:use-window-font-color="true" style:font-name="QCF_P587" fo:font-size="23pt" officeooo:rsid="027b15bc" officeooo:paragraph-rsid="027b15bc" style:font-size-asian="23pt" style:font-name-complex="MSI_BASMALAH" style:font-size-complex="23pt"/>
    </style:style>
    <style:style style:name="P75" style:family="paragraph" style:parent-style-name="Standard">
      <style:paragraph-properties fo:text-align="center" style:justify-single-word="false" style:writing-mode="rl-tb">
        <style:tab-stops>
          <style:tab-stop style:position="1.2854in"/>
        </style:tab-stops>
      </style:paragraph-properties>
      <style:text-properties style:use-window-font-color="true" style:font-name="QCF_P600" fo:font-size="23.5pt" officeooo:rsid="028fde38" officeooo:paragraph-rsid="028fde38" style:font-size-asian="23.5pt" style:font-name-complex="MSI_Z600" style:font-size-complex="23.5pt"/>
    </style:style>
    <style:style style:name="P76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7925in"/>
        </style:tab-stops>
      </style:paragraph-properties>
      <style:text-properties style:use-window-font-color="true" style:font-name="QCF_P561" fo:font-size="23.5pt" officeooo:rsid="0134ce9b" officeooo:paragraph-rsid="027179cb" style:font-size-asian="23.5pt" style:font-name-complex="MSI_Z584" style:font-size-complex="23.5pt"/>
    </style:style>
    <style:style style:name="P77" style:family="paragraph" style:parent-style-name="Standard" style:master-page-name="Standard">
      <style:paragraph-properties fo:text-align="center" style:justify-single-word="false" style:page-number="582" fo:break-before="auto" fo:break-after="auto" style:writing-mode="rl-tb">
        <style:tab-stops>
          <style:tab-stop style:position="2.7791in"/>
        </style:tab-stops>
      </style:paragraph-properties>
      <style:text-properties style:use-window-font-color="true" style:font-name="QCF_P582" fo:font-size="23.5pt" officeooo:rsid="027008d5" officeooo:paragraph-rsid="027008d5" style:font-size-asian="23.5pt" style:font-name-complex="MSI_BASMALAH" style:font-size-complex="23.5pt"/>
    </style:style>
    <style:style style:name="P78" style:family="paragraph" style:parent-style-name="Standard" style:master-page-name="ganti_20_surat">
      <style:paragraph-properties fo:text-align="justify" fo:text-align-last="justify" style:justify-single-word="true" style:page-number="auto" fo:break-before="page" style:writing-mode="rl-tb">
        <style:tab-stops>
          <style:tab-stop style:position="2.7791in"/>
        </style:tab-stops>
      </style:paragraph-properties>
      <style:text-properties style:use-window-font-color="true" style:font-name="QCF_P561" fo:font-size="23.5pt" officeooo:rsid="0134ce9b" officeooo:paragraph-rsid="027008d5" style:font-size-asian="23.5pt" style:font-name-complex="MSI_Z583" style:font-size-complex="23.5pt"/>
    </style:style>
    <style:style style:name="P79" style:family="paragraph" style:parent-style-name="Standard">
      <style:paragraph-properties fo:text-align="center" style:justify-single-word="false" style:writing-mode="rl-tb">
        <style:tab-stops>
          <style:tab-stop style:position="1.948in"/>
        </style:tab-stops>
      </style:paragraph-properties>
      <style:text-properties style:use-window-font-color="true" style:font-name="QCF_P561" fo:font-size="23.5pt" officeooo:rsid="02862a8d" officeooo:paragraph-rsid="02862a8d" style:font-size-asian="23.5pt" style:font-name-complex="MSI_BASMALAH" style:font-size-complex="23.5pt"/>
    </style:style>
    <style:style style:name="P80" style:family="paragraph" style:parent-style-name="Standard">
      <style:paragraph-properties fo:text-align="center" style:justify-single-word="false" style:writing-mode="rl-tb">
        <style:tab-stops>
          <style:tab-stop style:position="1.2598in"/>
        </style:tab-stops>
      </style:paragraph-properties>
      <style:text-properties style:use-window-font-color="true" style:font-name="QCF_P561" fo:font-size="23.5pt" officeooo:rsid="0287bd04" officeooo:paragraph-rsid="0287bd04" style:font-size-asian="23.5pt" style:font-name-complex="MSI_BASMALAH" style:font-size-complex="23.5pt"/>
    </style:style>
    <style:style style:name="P81" style:family="paragraph" style:parent-style-name="Standard">
      <style:paragraph-properties fo:text-align="center" style:justify-single-word="false" style:writing-mode="rl-tb">
        <style:tab-stops>
          <style:tab-stop style:position="1.5063in"/>
        </style:tab-stops>
      </style:paragraph-properties>
      <style:text-properties style:use-window-font-color="true" style:font-name="QCF_P561" fo:font-size="23.5pt" officeooo:rsid="028e5d4c" officeooo:paragraph-rsid="028e5d4c" style:font-size-asian="23.5pt" style:font-name-complex="MSI_BASMALAH" style:font-size-complex="23.5pt"/>
    </style:style>
    <style:style style:name="P82" style:family="paragraph" style:parent-style-name="Standard">
      <style:paragraph-properties fo:text-align="center" style:justify-single-word="false" style:writing-mode="rl-tb">
        <style:tab-stops>
          <style:tab-stop style:position="1.0256in"/>
        </style:tab-stops>
      </style:paragraph-properties>
      <style:text-properties style:use-window-font-color="true" style:font-name="QCF_P561" fo:font-size="23.5pt" officeooo:rsid="028e6a2b" officeooo:paragraph-rsid="028e6a2b" style:font-size-asian="23.5pt" style:font-name-complex="MSI_BASMALAH" style:font-size-complex="23.5pt"/>
    </style:style>
    <style:style style:name="P83" style:family="paragraph" style:parent-style-name="Standard">
      <style:paragraph-properties fo:text-align="center" style:justify-single-word="false" style:writing-mode="rl-tb">
        <style:tab-stops>
          <style:tab-stop style:position="1.0256in"/>
        </style:tab-stops>
      </style:paragraph-properties>
      <style:text-properties style:use-window-font-color="true" style:font-name="QCF_P561" fo:font-size="23.5pt" officeooo:rsid="028e6a2b" officeooo:paragraph-rsid="028e8467" style:font-size-asian="23.5pt" style:font-name-complex="MSI_BASMALAH" style:font-size-complex="23.5pt"/>
    </style:style>
    <style:style style:name="P84" style:family="paragraph" style:parent-style-name="Standard">
      <style:paragraph-properties fo:text-align="center" style:justify-single-word="false" style:writing-mode="rl-tb">
        <style:tab-stops>
          <style:tab-stop style:position="1.948in"/>
        </style:tab-stops>
      </style:paragraph-properties>
      <style:text-properties style:use-window-font-color="true" style:font-name="QCF_P589" fo:font-size="23.5pt" officeooo:rsid="0286d73e" officeooo:paragraph-rsid="0286d73e" style:font-size-asian="23.5pt" style:font-name-complex="MSI_BASMALAH" style:font-size-complex="23.5pt"/>
    </style:style>
    <style:style style:name="P85" style:family="paragraph" style:parent-style-name="Standard">
      <style:paragraph-properties fo:text-align="center" style:justify-single-word="false" style:writing-mode="rl-tb">
        <style:tab-stops>
          <style:tab-stop style:position="2.7402in"/>
        </style:tab-stops>
      </style:paragraph-properties>
      <style:text-properties style:use-window-font-color="true" style:font-name="QCF_P591" fo:font-size="23.5pt" officeooo:rsid="02877814" officeooo:paragraph-rsid="02877814" style:font-size-asian="23.5pt" style:font-name-complex="MSI_BASMALAH" style:font-size-complex="23.5pt"/>
    </style:style>
    <style:style style:name="P86" style:family="paragraph" style:parent-style-name="Standard">
      <style:paragraph-properties fo:text-align="center" style:justify-single-word="false" style:writing-mode="rl-tb">
        <style:tab-stops>
          <style:tab-stop style:position="1.2598in"/>
        </style:tab-stops>
      </style:paragraph-properties>
      <style:text-properties style:use-window-font-color="true" style:font-name="QCF_P592" fo:font-size="23pt" officeooo:rsid="0287faf3" officeooo:paragraph-rsid="0287faf3" style:font-size-asian="23pt" style:font-name-complex="MSI_BASMALAH" style:font-size-complex="23pt"/>
    </style:style>
    <style:style style:name="P87" style:family="paragraph" style:parent-style-name="Standard">
      <style:paragraph-properties fo:text-align="center" style:justify-single-word="false" style:writing-mode="rl-tb">
        <style:tab-stops>
          <style:tab-stop style:position="1.9091in"/>
        </style:tab-stops>
      </style:paragraph-properties>
      <style:text-properties style:use-window-font-color="true" style:font-name="QCF_P594" fo:font-size="23pt" officeooo:rsid="028af585" officeooo:paragraph-rsid="028af585" style:font-size-asian="23pt" style:font-name-complex="MSI_BASMALAH" style:font-size-complex="23pt"/>
    </style:style>
    <style:style style:name="P88" style:family="paragraph" style:parent-style-name="Standard">
      <style:paragraph-properties fo:text-align="center" style:justify-single-word="false" style:writing-mode="rl-tb">
        <style:tab-stops>
          <style:tab-stop style:position="1.6752in"/>
        </style:tab-stops>
      </style:paragraph-properties>
      <style:text-properties style:use-window-font-color="true" style:font-name="QCF_P595" fo:font-size="23.5pt" officeooo:rsid="028bcf95" officeooo:paragraph-rsid="028bcf95" style:font-size-asian="23.5pt" style:font-name-complex="MSI_BASMALAH" style:font-size-complex="23.5pt"/>
    </style:style>
    <style:style style:name="P89" style:family="paragraph" style:parent-style-name="Standard">
      <style:paragraph-properties fo:text-align="center" style:justify-single-word="false" style:writing-mode="rl-tb">
        <style:tab-stops>
          <style:tab-stop style:position="1.6752in"/>
        </style:tab-stops>
      </style:paragraph-properties>
      <style:text-properties style:use-window-font-color="true" style:font-name="QCF_P595" fo:font-size="23.5pt" officeooo:rsid="028bcf95" officeooo:paragraph-rsid="028c4aa1" style:font-size-asian="23.5pt" style:font-name-complex="MSI_BASMALAH" style:font-size-complex="23.5pt"/>
    </style:style>
    <style:style style:name="P90" style:family="paragraph" style:parent-style-name="Standard">
      <style:paragraph-properties fo:text-align="center" style:justify-single-word="false" style:writing-mode="rl-tb">
        <style:tab-stops>
          <style:tab-stop style:position="1.6752in"/>
        </style:tab-stops>
      </style:paragraph-properties>
      <style:text-properties style:use-window-font-color="true" style:font-name="QCF_P595" fo:font-size="23.5pt" officeooo:rsid="028bcf95" officeooo:paragraph-rsid="028e5d4c" style:font-size-asian="23.5pt" style:font-name-complex="MSI_BASMALAH" style:font-size-complex="23.5pt"/>
    </style:style>
    <style:style style:name="P91" style:family="paragraph" style:parent-style-name="Standard">
      <style:paragraph-properties fo:text-align="center" style:justify-single-word="false" style:writing-mode="rl-tb">
        <style:tab-stops>
          <style:tab-stop style:position="1.7535in"/>
        </style:tab-stops>
      </style:paragraph-properties>
      <style:text-properties style:use-window-font-color="true" style:font-name="QCF_P596" fo:font-size="23.5pt" officeooo:rsid="028c4aa1" officeooo:paragraph-rsid="028c4aa1" style:font-size-asian="23.5pt" style:font-name-complex="MSI_BASMALAH" style:font-size-complex="23.5pt"/>
    </style:style>
    <style:style style:name="P92" style:family="paragraph" style:parent-style-name="Standard">
      <style:paragraph-properties fo:text-align="center" style:justify-single-word="false" style:writing-mode="rl-tb">
        <style:tab-stops>
          <style:tab-stop style:position="1.6752in"/>
        </style:tab-stops>
      </style:paragraph-properties>
      <style:text-properties style:use-window-font-color="true" style:font-name="QCF_P597" fo:font-size="23.5pt" officeooo:rsid="028bcf95" officeooo:paragraph-rsid="028e5d4c" style:font-size-asian="23.5pt" style:font-name-complex="MSI_BASMALAH" style:font-size-complex="23.5pt"/>
    </style:style>
    <style:style style:name="P93" style:family="paragraph" style:parent-style-name="Standard">
      <style:paragraph-properties fo:text-align="center" style:justify-single-word="false" style:writing-mode="rl-tb">
        <style:tab-stops>
          <style:tab-stop style:position="1.0256in"/>
        </style:tab-stops>
      </style:paragraph-properties>
      <style:text-properties style:use-window-font-color="true" style:font-name="QCF_P597" fo:font-size="23.5pt" officeooo:rsid="028e8467" officeooo:paragraph-rsid="028e8467" style:font-size-asian="23.5pt" style:font-name-complex="MSI_BASMALAH" style:font-size-complex="23.5pt"/>
    </style:style>
    <style:style style:name="P94" style:family="paragraph" style:parent-style-name="Standard">
      <style:paragraph-properties fo:text-align="center" style:justify-single-word="false" style:writing-mode="rl-tb">
        <style:tab-stops>
          <style:tab-stop style:position="2.2984in"/>
        </style:tab-stops>
      </style:paragraph-properties>
      <style:text-properties style:use-window-font-color="true" style:font-name="QCF_P598" fo:font-size="23.5pt" officeooo:rsid="028fde38" officeooo:paragraph-rsid="028fde38" style:font-size-asian="23.5pt" style:font-name-complex="MSI_BASMALAH" style:font-size-complex="23.5pt"/>
    </style:style>
    <style:style style:name="P95" style:family="paragraph" style:parent-style-name="Standard">
      <style:paragraph-properties fo:text-align="center" style:justify-single-word="false" style:writing-mode="rl-tb">
        <style:tab-stops>
          <style:tab-stop style:position="1.6492in"/>
        </style:tab-stops>
      </style:paragraph-properties>
      <style:text-properties style:use-window-font-color="true" style:font-name="QCF_P599" fo:font-size="23.5pt" officeooo:rsid="028fde38" officeooo:paragraph-rsid="028fde38" style:font-size-asian="23.5pt" style:font-name-complex="MSI_BASMALAH" style:font-size-complex="23.5pt"/>
    </style:style>
    <style:style style:name="P96" style:family="paragraph" style:parent-style-name="Standard">
      <style:paragraph-properties fo:text-align="center" style:justify-single-word="false" style:writing-mode="rl-tb">
        <style:tab-stops>
          <style:tab-stop style:position="1.6492in"/>
        </style:tab-stops>
      </style:paragraph-properties>
      <style:text-properties style:use-window-font-color="true" style:font-name="QCF_P599" fo:font-size="23.5pt" officeooo:rsid="028fde38" officeooo:paragraph-rsid="0290ba4f" style:font-size-asian="23.5pt" style:font-name-complex="MSI_BASMALAH" style:font-size-complex="23.5pt"/>
    </style:style>
    <style:style style:name="P97" style:family="paragraph" style:parent-style-name="Standard">
      <style:paragraph-properties fo:text-align="center" style:justify-single-word="false" style:writing-mode="rl-tb">
        <style:tab-stops>
          <style:tab-stop style:position="1.4283in"/>
        </style:tab-stops>
      </style:paragraph-properties>
      <style:text-properties style:use-window-font-color="true" style:font-name="QCF_P599" fo:font-size="23.5pt" officeooo:rsid="028fde38" officeooo:paragraph-rsid="028fde38" style:font-size-asian="23.5pt" style:font-name-complex="MSI_BASMALAH" style:font-size-complex="23.5pt"/>
    </style:style>
    <style:style style:name="P98" style:family="paragraph" style:parent-style-name="Standard">
      <style:paragraph-properties fo:text-align="center" style:justify-single-word="false" style:writing-mode="rl-tb">
        <style:tab-stops>
          <style:tab-stop style:position="1.0256in"/>
        </style:tab-stops>
      </style:paragraph-properties>
      <style:text-properties style:use-window-font-color="true" style:font-name="QCF_P601" fo:font-size="23.5pt" officeooo:rsid="028e6a2b" officeooo:paragraph-rsid="028fde38" style:font-size-asian="23.5pt" style:font-name-complex="MSI_BASMALAH" style:font-size-complex="23.5pt"/>
    </style:style>
    <style:style style:name="P99" style:family="paragraph" style:parent-style-name="Standard" style:master-page-name="ganti_20_surat2">
      <style:paragraph-properties fo:text-align="center" style:justify-single-word="false" style:page-number="auto" fo:break-before="page" style:writing-mode="rl-tb">
        <style:tab-stops>
          <style:tab-stop style:position="1.7925in"/>
        </style:tab-stops>
      </style:paragraph-properties>
      <style:text-properties style:use-window-font-color="true" style:font-name="QCF_P561" fo:font-size="23.5pt" officeooo:rsid="027179cb" officeooo:paragraph-rsid="027179cb" style:font-size-asian="23.5pt" style:font-name-complex="MSI_Z581" style:font-size-complex="23.5pt"/>
    </style:style>
    <style:style style:name="P100" style:family="paragraph" style:parent-style-name="Standard" style:master-page-name="ganti_20_surat3">
      <style:paragraph-properties fo:text-align="center" style:justify-single-word="false" style:page-number="auto" fo:break-before="page" style:writing-mode="rl-tb">
        <style:tab-stops>
          <style:tab-stop style:position="1.7925in"/>
        </style:tab-stops>
      </style:paragraph-properties>
      <style:text-properties style:use-window-font-color="true" style:font-name="QCF_P561" fo:font-size="23.5pt" officeooo:rsid="0276bc24" officeooo:paragraph-rsid="0276bc24" style:font-size-asian="23.5pt" style:font-name-complex="MSI_Z586" style:font-size-complex="23.5pt"/>
    </style:style>
    <style:style style:name="P101" style:family="paragraph" style:parent-style-name="Standard" style:master-page-name="ganti_20_surat4">
      <style:paragraph-properties fo:text-align="center" style:justify-single-word="false" style:page-number="auto" fo:break-before="page" style:writing-mode="rl-tb">
        <style:tab-stops>
          <style:tab-stop style:position="1.7925in"/>
        </style:tab-stops>
      </style:paragraph-properties>
      <style:text-properties style:use-window-font-color="true" style:font-name="QCF_P587" fo:font-size="23.5pt" officeooo:rsid="027772f5" officeooo:paragraph-rsid="027772f5" style:font-size-asian="23.5pt" style:font-name-complex="MSI_BASMALAH" style:font-size-complex="23.5pt"/>
    </style:style>
    <style:style style:name="P102" style:family="paragraph" style:parent-style-name="Standard" style:master-page-name="ganti_20_surat5">
      <style:paragraph-properties fo:text-align="justify" fo:text-align-last="justify" style:justify-single-word="true" style:page-number="auto" fo:break-before="page" style:writing-mode="rl-tb">
        <style:tab-stops>
          <style:tab-stop style:position="2.2728in"/>
        </style:tab-stops>
      </style:paragraph-properties>
      <style:text-properties style:use-window-font-color="true" style:font-name="QCF_P561" fo:font-size="23pt" officeooo:rsid="0134ce9b" officeooo:paragraph-rsid="027a1a19" style:font-size-asian="23pt" style:font-name-complex="MSI_Z588" style:font-size-complex="23pt"/>
    </style:style>
    <style:style style:name="P103" style:family="paragraph" style:parent-style-name="Standard" style:master-page-name="ganti_20_surat6">
      <style:paragraph-properties fo:text-align="justify" fo:text-align-last="justify" style:justify-single-word="true" style:page-number="auto" fo:break-before="page" style:writing-mode="rl-tb">
        <style:tab-stops>
          <style:tab-stop style:position="2.2728in"/>
        </style:tab-stops>
      </style:paragraph-properties>
      <style:text-properties style:use-window-font-color="true" style:font-name="QCF_P561" fo:font-size="23pt" officeooo:rsid="0134ce9b" officeooo:paragraph-rsid="026369fc" style:font-size-asian="23pt" style:font-name-complex="MSI_Z589" style:font-size-complex="23pt"/>
    </style:style>
    <style:style style:name="P104" style:family="paragraph" style:parent-style-name="Standard" style:master-page-name="ganti_20_surat7">
      <style:paragraph-properties fo:text-align="center" style:justify-single-word="false" style:page-number="auto" fo:break-before="page" style:writing-mode="rl-tb">
        <style:tab-stops>
          <style:tab-stop style:position="1.948in"/>
        </style:tab-stops>
      </style:paragraph-properties>
      <style:text-properties style:use-window-font-color="true" style:font-name="QCF_P561" fo:font-size="23.5pt" officeooo:rsid="02862a8d" officeooo:paragraph-rsid="02862a8d" style:font-size-asian="23.5pt" style:font-name-complex="MSI_Z590" style:font-size-complex="23.5pt"/>
    </style:style>
    <style:style style:name="P105" style:family="paragraph" style:parent-style-name="Standard" style:master-page-name="ganti_20_surat8">
      <style:paragraph-properties fo:text-align="center" style:justify-single-word="false" style:page-number="auto" fo:break-before="page" style:writing-mode="rl-tb">
        <style:tab-stops>
          <style:tab-stop style:position="1.948in"/>
        </style:tab-stops>
      </style:paragraph-properties>
      <style:text-properties style:use-window-font-color="true" style:font-name="QCF_P591" fo:font-size="23.5pt" officeooo:rsid="02862a8d" officeooo:paragraph-rsid="02862a8d" style:font-size-asian="23.5pt" style:font-name-complex="MSI_BASMALAH" style:font-size-complex="23.5pt"/>
    </style:style>
    <style:style style:name="P106" style:family="paragraph" style:parent-style-name="Standard" style:master-page-name="ganti_20_surat9">
      <style:paragraph-properties fo:text-align="justify" fo:text-align-last="justify" style:justify-single-word="true" style:page-number="auto" fo:break-before="page" style:writing-mode="rl-tb">
        <style:tab-stops>
          <style:tab-stop style:position="2.7402in"/>
        </style:tab-stops>
      </style:paragraph-properties>
      <style:text-properties style:use-window-font-color="true" style:font-name="QCF_P561" fo:font-size="23.5pt" officeooo:rsid="0134ce9b" officeooo:paragraph-rsid="02877814" style:font-size-asian="23.5pt" style:font-name-complex="MSI_Z592" style:font-size-complex="23.5pt"/>
    </style:style>
    <style:style style:name="P107" style:family="paragraph" style:parent-style-name="Standard" style:master-page-name="ganti_20_surat10">
      <style:paragraph-properties fo:text-align="center" style:justify-single-word="false" style:page-number="auto" fo:break-before="page" style:writing-mode="rl-tb">
        <style:tab-stops>
          <style:tab-stop style:position="1.2598in"/>
        </style:tab-stops>
      </style:paragraph-properties>
      <style:text-properties style:use-window-font-color="true" style:font-name="QCF_P561" fo:font-size="23.5pt" officeooo:rsid="0287bd04" officeooo:paragraph-rsid="0287bd04" style:font-size-asian="23.5pt" style:font-name-complex="MSI_Z593" style:font-size-complex="23.5pt"/>
    </style:style>
    <style:style style:name="P108" style:family="paragraph" style:parent-style-name="Standard" style:master-page-name="ganti_20_surat11">
      <style:paragraph-properties fo:text-align="justify" fo:text-align-last="justify" style:justify-single-word="true" style:page-number="auto" fo:break-before="page" style:writing-mode="rl-tb">
        <style:tab-stops>
          <style:tab-stop style:position="1.2598in"/>
        </style:tab-stops>
      </style:paragraph-properties>
      <style:text-properties style:use-window-font-color="true" style:font-name="QCF_P594" fo:font-size="22pt" officeooo:rsid="0134ce9b" officeooo:paragraph-rsid="0287cb01" style:font-size-asian="22pt" style:font-name-complex="MSI_Z594" style:font-size-complex="22pt"/>
    </style:style>
    <style:style style:name="P109" style:family="paragraph" style:parent-style-name="Standard" style:master-page-name="ganti_20_surat12">
      <style:paragraph-properties fo:text-align="center" style:justify-single-word="false" style:page-number="auto" fo:break-before="page" style:writing-mode="rl-tb">
        <style:tab-stops>
          <style:tab-stop style:position="1.9091in"/>
        </style:tab-stops>
      </style:paragraph-properties>
      <style:text-properties style:use-window-font-color="true" style:font-name="QCF_P561" fo:font-size="23.5pt" officeooo:rsid="0289edf6" officeooo:paragraph-rsid="0289edf6" style:font-size-asian="23.5pt" style:font-name-complex="MSI_Z595" style:font-size-complex="23.5pt"/>
    </style:style>
    <style:style style:name="P110" style:family="paragraph" style:parent-style-name="Standard" style:master-page-name="ganti_20_surat13">
      <style:paragraph-properties fo:text-align="justify" fo:text-align-last="justify" style:justify-single-word="true" style:page-number="auto" fo:break-before="page" style:writing-mode="rl-tb">
        <style:tab-stops>
          <style:tab-stop style:position="1.6752in"/>
        </style:tab-stops>
      </style:paragraph-properties>
      <style:text-properties style:use-window-font-color="true" style:font-name="QCF_P561" fo:font-size="23.5pt" officeooo:rsid="0134ce9b" officeooo:paragraph-rsid="028bcf95" style:font-size-asian="23.5pt" style:font-name-complex="MSI_Z596" style:font-size-complex="23.5pt"/>
    </style:style>
    <style:style style:name="P111" style:family="paragraph" style:parent-style-name="Standard" style:master-page-name="ganti_20_surat14">
      <style:paragraph-properties fo:text-align="center" style:justify-single-word="false" style:page-number="auto" fo:break-before="page" style:writing-mode="rl-tb">
        <style:tab-stops>
          <style:tab-stop style:position="1.7535in"/>
        </style:tab-stops>
      </style:paragraph-properties>
      <style:text-properties style:use-window-font-color="true" style:font-name="QCF_P596" fo:font-size="23.5pt" officeooo:rsid="028c4aa1" officeooo:paragraph-rsid="028e5d4c" style:font-size-asian="23.5pt" style:font-name-complex="MSI_Z596" style:font-size-complex="23.5pt"/>
    </style:style>
    <style:style style:name="P112" style:family="paragraph" style:parent-style-name="Standard" style:master-page-name="ganti_20_surat15">
      <style:paragraph-properties fo:text-align="center" style:justify-single-word="false" style:page-number="auto" fo:break-before="page" style:writing-mode="rl-tb">
        <style:tab-stops>
          <style:tab-stop style:position="1.0256in"/>
        </style:tab-stops>
      </style:paragraph-properties>
      <style:text-properties style:use-window-font-color="true" style:font-name="QCF_P561" fo:font-size="23.5pt" officeooo:rsid="028e6a2b" officeooo:paragraph-rsid="028e6a2b" style:font-size-asian="23.5pt" style:font-name-complex="MSI_Z598" style:font-size-complex="23.5pt"/>
    </style:style>
    <style:style style:name="P113" style:family="paragraph" style:parent-style-name="Standard" style:master-page-name="ganti_20_surat16">
      <style:paragraph-properties fo:text-align="justify" fo:text-align-last="justify" style:justify-single-word="true" style:page-number="auto" fo:break-before="page" style:writing-mode="rl-tb">
        <style:tab-stops>
          <style:tab-stop style:position="2.2984in"/>
        </style:tab-stops>
      </style:paragraph-properties>
      <style:text-properties style:use-window-font-color="true" style:font-name="QCF_P561" fo:font-size="23.5pt" officeooo:rsid="0134ce9b" officeooo:paragraph-rsid="028e8d83" style:font-size-asian="23.5pt" style:font-name-complex="MSI_Z599" style:font-size-complex="23.5pt"/>
    </style:style>
    <style:style style:name="P114" style:family="paragraph" style:parent-style-name="Standard" style:master-page-name="ganti_20_surat17">
      <style:paragraph-properties fo:text-align="justify" fo:text-align-last="justify" style:justify-single-word="true" style:page-number="auto" fo:break-before="page" style:writing-mode="rl-tb">
        <style:tab-stops>
          <style:tab-stop style:position="1.4283in"/>
        </style:tab-stops>
      </style:paragraph-properties>
      <style:text-properties style:use-window-font-color="true" style:font-name="QCF_P561" fo:font-size="23.5pt" officeooo:rsid="0134ce9b" officeooo:paragraph-rsid="02673aa2" style:font-size-asian="23.5pt" style:font-name-complex="MSI_Z600" style:font-size-complex="23.5pt"/>
    </style:style>
    <style:style style:name="P115" style:family="paragraph" style:parent-style-name="Standard" style:master-page-name="ganti_20_surat18">
      <style:paragraph-properties fo:text-align="center" style:justify-single-word="false" style:page-number="auto" fo:break-before="page" style:writing-mode="rl-tb">
        <style:tab-stops>
          <style:tab-stop style:position="1.0256in"/>
        </style:tab-stops>
      </style:paragraph-properties>
      <style:text-properties style:use-window-font-color="true" style:font-name="QCF_P561" fo:font-size="23.5pt" officeooo:rsid="028fde38" officeooo:paragraph-rsid="028fde38" style:font-size-asian="23.5pt" style:font-name-complex="MSI_Z598" style:font-size-complex="23.5pt"/>
    </style:style>
    <style:style style:name="P116" style:family="paragraph" style:parent-style-name="Standard" style:master-page-name="ganti_20_surat19">
      <style:paragraph-properties fo:text-align="center" style:justify-single-word="false" style:page-number="auto" fo:break-before="page" style:writing-mode="rl-tb">
        <style:tab-stops>
          <style:tab-stop style:position="1.0256in"/>
        </style:tab-stops>
      </style:paragraph-properties>
      <style:text-properties style:use-window-font-color="true" style:font-name="QCF_P561" fo:font-size="23.5pt" officeooo:rsid="028fde38" officeooo:paragraph-rsid="02918095" style:font-size-asian="23.5pt" style:font-name-complex="MSI_Z598" style:font-size-complex="23.5pt"/>
    </style:style>
    <style:style style:name="P117" style:family="paragraph" style:parent-style-name="Standard" style:master-page-name="ganti_20_surat20">
      <style:paragraph-properties fo:text-align="center" style:justify-single-word="false" style:page-number="auto" fo:break-before="page" style:writing-mode="rl-tb">
        <style:tab-stops>
          <style:tab-stop style:position="1.0256in"/>
        </style:tab-stops>
      </style:paragraph-properties>
      <style:text-properties style:use-window-font-color="true" style:font-name="QCF_P561" fo:font-size="23.5pt" officeooo:rsid="028fde38" officeooo:paragraph-rsid="02932e63" style:font-size-asian="23.5pt" style:font-name-complex="MSI_Z598" style:font-size-complex="23.5pt"/>
    </style:style>
    <style:style style:name="P118" style:family="paragraph" style:parent-style-name="Standard" style:master-page-name="ganti_20_surat21">
      <style:paragraph-properties fo:text-align="center" style:justify-single-word="false" style:page-number="auto" fo:break-before="page" style:writing-mode="rl-tb">
        <style:tab-stops>
          <style:tab-stop style:position="1.0256in"/>
        </style:tab-stops>
      </style:paragraph-properties>
      <style:text-properties style:use-window-font-color="true" style:font-name="QCF_P561" fo:font-size="23.5pt" officeooo:rsid="028fde38" officeooo:paragraph-rsid="02932e63" style:font-size-asian="23.5pt" style:font-name-complex="MSI_Z598" style:font-size-complex="23.5pt"/>
    </style:style>
    <style:style style:name="P119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120" style:family="paragraph" style:parent-style-name="Header">
      <style:paragraph-properties fo:text-align="start" style:justify-single-word="false"/>
      <style:text-properties officeooo:paragraph-rsid="0075019c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fo:font-size="10pt" officeooo:rsid="0075019c" style:font-size-asian="10pt" style:font-size-complex="10pt"/>
    </style:style>
    <style:style style:name="T3" style:family="text">
      <style:text-properties style:font-name="Liberation Sans Narrow" fo:font-size="10pt" officeooo:rsid="0295fc66" style:font-size-asian="10pt" style:font-size-complex="10pt"/>
    </style:style>
    <style:style style:name="T4" style:family="text">
      <style:text-properties style:font-name="Liberation Sans Narrow" fo:font-size="10pt" officeooo:rsid="01c515fe" style:font-size-asian="10pt" style:font-size-complex="10pt"/>
    </style:style>
    <style:style style:name="T5" style:family="text">
      <style:text-properties style:font-name="Liberation Sans Narrow" fo:font-size="10pt" officeooo:rsid="02271e55" style:font-size-asian="10pt" style:font-size-complex="10pt"/>
    </style:style>
    <style:style style:name="T6" style:family="text">
      <style:text-properties style:font-name="Liberation Sans Narrow" fo:font-size="10pt" officeooo:rsid="0297bc3f" style:font-size-asian="10pt" style:font-size-complex="10pt"/>
    </style:style>
    <style:style style:name="T7" style:family="text">
      <style:text-properties style:font-name="Liberation Sans Narrow" fo:font-size="10pt" officeooo:rsid="0075019c" style:font-size-asian="8pt" style:font-size-complex="8pt"/>
    </style:style>
    <style:style style:name="T8" style:family="text">
      <style:text-properties style:font-name="Liberation Sans Narrow" fo:font-size="10pt" officeooo:rsid="019c7e8c" style:font-size-asian="8pt" style:font-size-complex="8pt"/>
    </style:style>
    <style:style style:name="T9" style:family="text">
      <style:text-properties style:font-name="Liberation Sans Narrow" fo:font-size="10pt" officeooo:rsid="01e3d5c0" style:font-size-asian="8pt" style:font-size-complex="8pt"/>
    </style:style>
    <style:style style:name="T10" style:family="text">
      <style:text-properties style:font-name="Liberation Sans Narrow" fo:font-size="10pt" officeooo:rsid="02283a3c" style:font-size-asian="8pt" style:font-size-complex="8pt"/>
    </style:style>
    <style:style style:name="T11" style:family="text">
      <style:text-properties style:font-name="Liberation Sans Narrow" fo:font-size="10pt" officeooo:rsid="01c0fc98" style:font-size-asian="8pt" style:font-size-complex="8pt"/>
    </style:style>
    <style:style style:name="T12" style:family="text">
      <style:text-properties style:font-name="Liberation Sans Narrow" fo:font-size="10pt" officeooo:rsid="01dabfa1" style:font-size-asian="8pt" style:font-size-complex="8pt"/>
    </style:style>
    <style:style style:name="T13" style:family="text">
      <style:text-properties style:font-name="Liberation Sans Narrow" fo:font-size="10pt" officeooo:rsid="022a39ed" style:font-size-asian="8pt" style:font-size-complex="8pt"/>
    </style:style>
    <style:style style:name="T14" style:family="text">
      <style:text-properties style:font-name="Liberation Sans Narrow" fo:font-size="10pt" officeooo:rsid="0297bc3f" style:font-size-asian="8pt" style:font-size-complex="8pt"/>
    </style:style>
    <style:style style:name="T15" style:family="text">
      <style:text-properties style:font-name="Liberation Sans Narrow" fo:font-size="10pt" officeooo:rsid="02992c31" style:font-size-asian="8pt" style:font-size-complex="8pt"/>
    </style:style>
    <style:style style:name="T16" style:family="text">
      <style:text-properties style:font-name="Liberation Sans Narrow" fo:font-size="10pt" officeooo:rsid="0299a775" style:font-size-asian="8pt" style:font-size-complex="8pt"/>
    </style:style>
    <style:style style:name="T17" style:family="text">
      <style:text-properties style:font-name="Liberation Sans Narrow" fo:font-size="23pt" style:font-size-asian="23pt" style:font-size-complex="23pt"/>
    </style:style>
    <style:style style:name="T18" style:family="text">
      <style:text-properties style:font-name="Liberation Sans Narrow" fo:font-size="22pt" style:font-size-asian="22pt" style:font-size-complex="22pt"/>
    </style:style>
    <style:style style:name="T19" style:family="text">
      <style:text-properties style:font-name="Liberation Sans Narrow" fo:font-size="22.5pt" style:font-size-asian="22.5pt" style:font-size-complex="22.5pt"/>
    </style:style>
    <style:style style:name="T20" style:family="text">
      <style:text-properties style:font-name="Liberation Sans Narrow" fo:font-size="21pt" style:font-size-asian="21pt" style:font-size-complex="21pt"/>
    </style:style>
    <style:style style:name="T21" style:family="text">
      <style:text-properties style:font-name="Liberation Sans Narrow" fo:font-size="20pt" style:font-size-asian="20pt" style:font-size-complex="20pt"/>
    </style:style>
    <style:style style:name="T22" style:family="text">
      <style:text-properties style:font-name="Liberation Sans Narrow" fo:font-size="19pt" style:font-size-asian="19pt" style:font-size-complex="19pt"/>
    </style:style>
    <style:style style:name="T23" style:family="text">
      <style:text-properties style:font-name="Liberation Sans Narrow" style:font-name-complex="MSI_BASMALAH"/>
    </style:style>
    <style:style style:name="T24" style:family="text">
      <style:text-properties style:font-name="Liberation Sans Narrow" style:font-name-complex="MSI_Z589"/>
    </style:style>
    <style:style style:name="T25" style:family="text">
      <style:text-properties style:font-name="Liberation Sans Narrow" fo:font-size="20.5pt" style:font-size-asian="20.5pt" style:font-size-complex="20.5pt"/>
    </style:style>
    <style:style style:name="T26" style:family="text">
      <style:text-properties style:font-name="QCF_P582"/>
    </style:style>
    <style:style style:name="T27" style:family="text">
      <style:text-properties style:font-name="QCF_P583"/>
    </style:style>
    <style:style style:name="T28" style:family="text">
      <style:text-properties style:font-name="QCF_P584"/>
    </style:style>
    <style:style style:name="T29" style:family="text">
      <style:text-properties style:font-name="QCF_P584" fo:font-size="23pt" style:font-size-asian="23pt" style:font-size-complex="23pt"/>
    </style:style>
    <style:style style:name="T30" style:family="text">
      <style:text-properties style:font-name="QCF_P584" fo:font-size="22pt" style:font-size-asian="22pt" style:font-size-complex="22pt"/>
    </style:style>
    <style:style style:name="T31" style:family="text">
      <style:text-properties style:font-name="QCF_P584" fo:font-size="22.5pt" style:font-size-asian="22.5pt" style:font-size-complex="22.5pt"/>
    </style:style>
    <style:style style:name="T32" style:family="text">
      <style:text-properties style:font-name="QCF_P585"/>
    </style:style>
    <style:style style:name="T33" style:family="text">
      <style:text-properties style:font-name="QCF_P585" style:font-name-complex="MSI_BASMALAH"/>
    </style:style>
    <style:style style:name="T34" style:family="text">
      <style:text-properties style:font-name="QCF_P585" officeooo:rsid="0275efe5" style:font-name-complex="MSI_BASMALAH"/>
    </style:style>
    <style:style style:name="T35" style:family="text">
      <style:text-properties style:font-name="QCF_P585" fo:font-size="21pt" style:font-size-asian="21pt" style:font-size-complex="21pt"/>
    </style:style>
    <style:style style:name="T36" style:family="text">
      <style:text-properties style:font-name="QCF_P585" fo:font-size="20pt" style:font-size-asian="20pt" style:font-size-complex="20pt"/>
    </style:style>
    <style:style style:name="T37" style:family="text">
      <style:text-properties style:font-name="QCF_P585" fo:font-size="19pt" style:font-size-asian="19pt" style:font-size-complex="19pt"/>
    </style:style>
    <style:style style:name="T38" style:family="text">
      <style:text-properties style:font-name="QCF_P586"/>
    </style:style>
    <style:style style:name="T39" style:family="text">
      <style:text-properties style:font-name="QCF_P586" style:font-name-complex="MSI_BASMALAH"/>
    </style:style>
    <style:style style:name="T40" style:family="text">
      <style:text-properties style:font-name="QCF_P586" fo:font-size="23pt" style:font-size-asian="23pt" style:font-size-complex="23pt"/>
    </style:style>
    <style:style style:name="T41" style:family="text">
      <style:text-properties style:font-name="QCF_P587"/>
    </style:style>
    <style:style style:name="T42" style:family="text">
      <style:text-properties style:font-name="QCF_P587" fo:font-size="23pt" style:font-size-asian="23pt" style:font-size-complex="23pt"/>
    </style:style>
    <style:style style:name="T43" style:family="text">
      <style:text-properties style:font-name="QCF_P588"/>
    </style:style>
    <style:style style:name="T44" style:family="text">
      <style:text-properties style:font-name="QCF_P588" fo:font-size="22.5pt" style:font-size-asian="22.5pt" style:font-size-complex="22.5pt"/>
    </style:style>
    <style:style style:name="T45" style:family="text">
      <style:text-properties style:font-name="QCF_P588" fo:font-size="22pt" style:font-size-asian="22pt" style:font-size-complex="22pt"/>
    </style:style>
    <style:style style:name="T46" style:family="text">
      <style:text-properties style:font-name="QCF_P589"/>
    </style:style>
    <style:style style:name="T47" style:family="text">
      <style:text-properties style:font-name="QCF_P589" style:font-name-complex="MSI_Z589"/>
    </style:style>
    <style:style style:name="T48" style:family="text">
      <style:text-properties style:font-name="QCF_P590"/>
    </style:style>
    <style:style style:name="T49" style:family="text">
      <style:text-properties style:font-name="QCF_P590" style:font-name-complex="MSI_BASMALAH"/>
    </style:style>
    <style:style style:name="T50" style:family="text">
      <style:text-properties style:font-name="QCF_P591"/>
    </style:style>
    <style:style style:name="T51" style:family="text">
      <style:text-properties style:font-name="QCF_P591" fo:font-size="20.5pt" style:font-size-asian="20.5pt" style:font-size-complex="20.5pt"/>
    </style:style>
    <style:style style:name="T52" style:family="text">
      <style:text-properties style:font-name="QCF_P592"/>
    </style:style>
    <style:style style:name="T53" style:family="text">
      <style:text-properties style:font-name="QCF_P593"/>
    </style:style>
    <style:style style:name="T54" style:family="text">
      <style:text-properties style:font-name="QCF_P593" style:font-name-complex="MSI_BASMALAH"/>
    </style:style>
    <style:style style:name="T55" style:family="text">
      <style:text-properties style:font-name="QCF_P594"/>
    </style:style>
    <style:style style:name="T56" style:family="text">
      <style:text-properties style:font-name="QCF_P594" fo:font-size="20.5pt" style:font-size-asian="20.5pt" style:font-size-complex="20.5pt"/>
    </style:style>
    <style:style style:name="T57" style:family="text">
      <style:text-properties style:font-name="QCF_P594" style:font-name-complex="MSI_BASMALAH"/>
    </style:style>
    <style:style style:name="T58" style:family="text">
      <style:text-properties style:font-name="QCF_P595"/>
    </style:style>
    <style:style style:name="T59" style:family="text">
      <style:text-properties style:font-name="QCF_P595" style:font-name-complex="MSI_BASMALAH"/>
    </style:style>
    <style:style style:name="T60" style:family="text">
      <style:text-properties style:font-name="QCF_P595" fo:font-size="22pt" style:font-size-asian="22pt" style:font-size-complex="22pt"/>
    </style:style>
    <style:style style:name="T61" style:family="text">
      <style:text-properties style:font-name="QCF_P596"/>
    </style:style>
    <style:style style:name="T62" style:family="text">
      <style:text-properties style:font-name="QCF_P596" fo:font-size="22pt" style:font-size-asian="22pt" style:font-size-complex="22pt"/>
    </style:style>
    <style:style style:name="T63" style:family="text">
      <style:text-properties style:font-name="QCF_P597"/>
    </style:style>
    <style:style style:name="T64" style:family="text">
      <style:text-properties style:font-name="QCF_P597" fo:font-size="20pt" style:font-size-asian="20pt" style:font-size-complex="20pt"/>
    </style:style>
    <style:style style:name="T65" style:family="text">
      <style:text-properties style:font-name="QCF_P598"/>
    </style:style>
    <style:style style:name="T66" style:family="text">
      <style:text-properties style:font-name="QCF_P598" style:font-name-complex="MSI_BASMALAH"/>
    </style:style>
    <style:style style:name="T67" style:family="text">
      <style:text-properties style:font-name="QCF_P599"/>
    </style:style>
    <style:style style:name="T68" style:family="text">
      <style:text-properties style:font-name="QCF_P599" fo:font-size="21pt" style:font-size-asian="21pt" style:font-size-complex="21pt"/>
    </style:style>
    <style:style style:name="T69" style:family="text">
      <style:text-properties style:font-name="QCF_P599" style:font-name-complex="MSI_BASMALAH"/>
    </style:style>
    <style:style style:name="T70" style:family="text">
      <style:text-properties style:font-name="QCF_P599" officeooo:rsid="028fde38" style:font-name-complex="MSI_BASMALAH"/>
    </style:style>
    <style:style style:name="T71" style:family="text">
      <style:text-properties style:font-name="QCF_P600"/>
    </style:style>
    <style:style style:name="T72" style:family="text">
      <style:text-properties style:font-name="QCF_P601"/>
    </style:style>
    <style:style style:name="T73" style:family="text">
      <style:text-properties style:font-name="QCF_P601" style:font-name-complex="MSI_BASMALAH"/>
    </style:style>
    <style:style style:name="T74" style:family="text">
      <style:text-properties style:font-name="QCF_P601" officeooo:rsid="028fde38" style:font-name-complex="MSI_BASMALAH"/>
    </style:style>
    <style:style style:name="T75" style:family="text">
      <style:text-properties style:font-name="QCF_P602"/>
    </style:style>
    <style:style style:name="T76" style:family="text">
      <style:text-properties style:font-name="QCF_P602" fo:font-size="22pt" style:font-size-asian="22pt" style:font-size-complex="22pt"/>
    </style:style>
    <style:style style:name="T77" style:family="text">
      <style:text-properties style:font-name="QCF_P603"/>
    </style:style>
    <style:style style:name="T78" style:family="text">
      <style:text-properties style:font-name="QCF_P604"/>
    </style:style>
    <style:style style:name="T79" style:family="text">
      <style:text-properties style:font-name="MSI_BASMALAH" style:font-name-complex="MSI_BASMALAH"/>
    </style:style>
    <style:style style:name="T80" style:family="text">
      <style:text-properties style:font-name-complex="MSI_BASMALAH"/>
    </style:style>
    <style:style style:name="T81" style:family="text">
      <style:text-properties officeooo:rsid="028e5d4c" style:font-name-complex="MSI_BASMALAH"/>
    </style:style>
    <style:style style:name="T82" style:family="text">
      <style:text-properties officeooo:rsid="0299a7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ﮌﯻ</text:p>
      <text:p text:style-name="P71">ﭔﭕﭖ</text:p>
      <text:p text:style-name="P7"><text:span text:style-name="T26">ﭑ</text:span><text:span text:style-name="T1"> </text:span><text:span text:style-name="T26">ﭒ</text:span><text:span text:style-name="T1"> </text:span><text:span text:style-name="T26">ﭓ</text:span><text:span text:style-name="T1"> </text:span><text:span text:style-name="T26">ﭔ</text:span><text:span text:style-name="T1"> </text:span><text:span text:style-name="T26">ﭕ</text:span><text:span text:style-name="T1"> </text:span><text:span text:style-name="T26">ﭖ</text:span><text:span text:style-name="T1"> </text:span><text:span text:style-name="T26">ﭗ</text:span><text:span text:style-name="T1"> </text:span><text:span text:style-name="T26">ﭘ</text:span><text:span text:style-name="T1"> </text:span><text:span text:style-name="T26">ﭙ</text:span><text:span text:style-name="T1"> </text:span><text:span text:style-name="T26">ﭚ</text:span><text:span text:style-name="T1"> </text:span><text:span text:style-name="T26">ﭛ</text:span><text:span text:style-name="T1"> </text:span><text:span text:style-name="T26">ﭜ</text:span></text:p>
      <text:p text:style-name="P7"><text:span text:style-name="T26">ﭝﭞ</text:span><text:span text:style-name="T1"> </text:span><text:span text:style-name="T26">ﭟ</text:span><text:span text:style-name="T1"> </text:span><text:span text:style-name="T26">ﭠ</text:span><text:span text:style-name="T1"> </text:span><text:span text:style-name="T26">ﭡ</text:span><text:span text:style-name="T1"> </text:span><text:span text:style-name="T26">ﭢ</text:span><text:span text:style-name="T1"> </text:span><text:span text:style-name="T26">ﭣ</text:span><text:span text:style-name="T1"> </text:span><text:span text:style-name="T26">ﭤ</text:span><text:span text:style-name="T1"> </text:span><text:span text:style-name="T26">ﭥ</text:span><text:span text:style-name="T1"> </text:span><text:span text:style-name="T26">ﭦ</text:span><text:span text:style-name="T1"> </text:span><text:span text:style-name="T26">ﭧ</text:span><text:span text:style-name="T1"> </text:span><text:span text:style-name="T26">ﭨ</text:span></text:p>
      <text:p text:style-name="P7"><text:span text:style-name="T26">ﭩ</text:span><text:span text:style-name="T1"> </text:span><text:span text:style-name="T26">ﭪ</text:span><text:span text:style-name="T1"> </text:span><text:span text:style-name="T26">ﭫ</text:span><text:span text:style-name="T1"> </text:span><text:span text:style-name="T26">ﭬ</text:span><text:span text:style-name="T1"> </text:span><text:span text:style-name="T26">ﭭ</text:span><text:span text:style-name="T1"> </text:span><text:span text:style-name="T26">ﭮ</text:span><text:span text:style-name="T1"> </text:span><text:span text:style-name="T26">ﭯ</text:span><text:span text:style-name="T1"> </text:span><text:span text:style-name="T26">ﭰ</text:span><text:span text:style-name="T1"> </text:span><text:span text:style-name="T26">ﭱ</text:span></text:p>
      <text:p text:style-name="P7"><text:span text:style-name="T26">ﭲ</text:span><text:span text:style-name="T1"> </text:span><text:span text:style-name="T26">ﭳ</text:span><text:span text:style-name="T1"> </text:span><text:span text:style-name="T26">ﭴ</text:span><text:span text:style-name="T1"> </text:span><text:span text:style-name="T26">ﭵ</text:span><text:span text:style-name="T1"> </text:span><text:span text:style-name="T26">ﭶ</text:span><text:span text:style-name="T1"> </text:span><text:span text:style-name="T26">ﭷ</text:span><text:span text:style-name="T1"> </text:span><text:span text:style-name="T26">ﭸ</text:span><text:span text:style-name="T1"> </text:span><text:span text:style-name="T26">ﭹ</text:span><text:span text:style-name="T1"> </text:span><text:span text:style-name="T26">ﭺ</text:span><text:span text:style-name="T1"> </text:span><text:span text:style-name="T26">ﭻ</text:span></text:p>
      <text:p text:style-name="P7"><text:span text:style-name="T26">ﭼ</text:span><text:span text:style-name="T1"> </text:span><text:span text:style-name="T26">ﭽ</text:span><text:span text:style-name="T1"> </text:span><text:span text:style-name="T26">ﭾ</text:span><text:span text:style-name="T1"> </text:span><text:span text:style-name="T26">ﭿ</text:span><text:span text:style-name="T1"> </text:span><text:span text:style-name="T26">ﮀ</text:span><text:span text:style-name="T1"> </text:span><text:span text:style-name="T26">ﮁ</text:span><text:span text:style-name="T1"> </text:span><text:span text:style-name="T26">ﮂ</text:span><text:span text:style-name="T1"> </text:span><text:span text:style-name="T26">ﮃ</text:span><text:span text:style-name="T1"> </text:span><text:span text:style-name="T26">ﮄ</text:span></text:p>
      <text:p text:style-name="P7"><text:span text:style-name="T26">ﮅﮆﮇﮈ</text:span><text:span text:style-name="T1"> </text:span><text:span text:style-name="T26">ﮉ</text:span><text:span text:style-name="T1"> </text:span><text:span text:style-name="T26">ﮊ</text:span><text:span text:style-name="T1"> </text:span><text:span text:style-name="T26">ﮋ</text:span><text:span text:style-name="T1"> </text:span><text:span text:style-name="T26">ﮌ</text:span><text:span text:style-name="T1"> </text:span><text:span text:style-name="T26">ﮍ</text:span><text:span text:style-name="T1"> </text:span><text:span text:style-name="T26">ﮎ</text:span><text:span text:style-name="T1"> </text:span><text:span text:style-name="T26">ﮏ</text:span></text:p>
      <text:p text:style-name="P7"><text:span text:style-name="T26">ﮐ</text:span><text:span text:style-name="T1"> </text:span><text:span text:style-name="T26">ﮑ</text:span><text:span text:style-name="T1"> </text:span><text:span text:style-name="T26">ﮒ</text:span><text:span text:style-name="T1"> </text:span><text:span text:style-name="T26">ﮓ</text:span><text:span text:style-name="T1"> </text:span><text:span text:style-name="T26">ﮔ</text:span><text:span text:style-name="T1"> </text:span><text:span text:style-name="T26">ﮕ</text:span><text:span text:style-name="T1"> </text:span><text:span text:style-name="T26">ﮖ</text:span><text:span text:style-name="T1"> </text:span><text:span text:style-name="T26">ﮗ</text:span><text:span text:style-name="T1"> </text:span><text:span text:style-name="T26">ﮘ</text:span><text:span text:style-name="T1"> </text:span><text:span text:style-name="T26">ﮙ</text:span><text:span text:style-name="T1"> </text:span><text:span text:style-name="T26">ﮚ</text:span><text:span text:style-name="T1"> </text:span><text:span text:style-name="T26">ﮛ</text:span></text:p>
      <text:p text:style-name="P7"><text:span text:style-name="T26">ﮜ</text:span><text:span text:style-name="T1"> </text:span><text:span text:style-name="T26">ﮝ</text:span><text:span text:style-name="T1"> </text:span><text:span text:style-name="T26">ﮞ</text:span><text:span text:style-name="T1"> </text:span><text:span text:style-name="T26">ﮟ</text:span><text:span text:style-name="T1"> </text:span><text:span text:style-name="T26">ﮠ</text:span><text:span text:style-name="T1"> </text:span><text:span text:style-name="T26">ﮡ</text:span><text:span text:style-name="T1"> </text:span><text:span text:style-name="T26">ﮢ</text:span><text:span text:style-name="T1"> </text:span><text:span text:style-name="T26">ﮣ</text:span><text:span text:style-name="T1"> </text:span><text:span text:style-name="T26">ﮤ</text:span></text:p>
      <text:p text:style-name="P7"><text:span text:style-name="T26">ﮥ</text:span><text:span text:style-name="T1"> </text:span><text:span text:style-name="T26">ﮦ</text:span><text:span text:style-name="T1"> </text:span><text:span text:style-name="T26">ﮧ</text:span><text:span text:style-name="T1"> </text:span><text:span text:style-name="T26">ﮨ</text:span><text:span text:style-name="T1"> </text:span><text:span text:style-name="T26">ﮩ</text:span><text:span text:style-name="T1"> </text:span><text:span text:style-name="T26">ﮪ</text:span><text:span text:style-name="T1"> </text:span><text:span text:style-name="T26">ﮫ</text:span><text:span text:style-name="T1"> </text:span><text:span text:style-name="T26">ﮬ</text:span><text:span text:style-name="T1"> </text:span><text:span text:style-name="T26">ﮭ</text:span><text:span text:style-name="T1"> </text:span><text:span text:style-name="T26">ﮮ</text:span></text:p>
      <text:p text:style-name="P7"><text:span text:style-name="T26">ﮯ</text:span><text:span text:style-name="T1"> </text:span><text:span text:style-name="T26">ﮰ</text:span><text:span text:style-name="T1"> </text:span><text:span text:style-name="T26">ﮱ</text:span><text:span text:style-name="T1"> </text:span><text:span text:style-name="T26">ﯓ</text:span><text:span text:style-name="T1"> </text:span><text:span text:style-name="T26">ﯔ</text:span><text:span text:style-name="T1"> </text:span><text:span text:style-name="T26">ﯕ</text:span><text:span text:style-name="T1"> </text:span><text:span text:style-name="T26">ﯖ</text:span><text:span text:style-name="T1"> </text:span><text:span text:style-name="T26">ﯗ</text:span><text:span text:style-name="T1"> </text:span><text:span text:style-name="T26">ﯘ</text:span><text:span text:style-name="T1"> </text:span><text:span text:style-name="T26">ﯙ</text:span><text:span text:style-name="T1"> </text:span><text:span text:style-name="T26">ﯚ</text:span><text:span text:style-name="T1"> </text:span><text:span text:style-name="T26">ﯛ</text:span></text:p>
      <text:p text:style-name="P7"><text:span text:style-name="T26">ﯜ</text:span><text:span text:style-name="T1"> </text:span><text:span text:style-name="T26">ﯝ</text:span><text:span text:style-name="T1"> </text:span><text:span text:style-name="T26">ﯞ</text:span><text:span text:style-name="T1"> </text:span><text:span text:style-name="T26">ﯟ</text:span><text:span text:style-name="T1"> </text:span><text:span text:style-name="T26">ﯠ</text:span><text:span text:style-name="T1"> </text:span><text:span text:style-name="T26">ﯡ</text:span><text:span text:style-name="T1"> </text:span><text:span text:style-name="T26">ﯢ</text:span><text:span text:style-name="T1"> </text:span><text:span text:style-name="T26">ﯣ</text:span><text:span text:style-name="T1"> </text:span><text:span text:style-name="T26">ﯤ</text:span><text:span text:style-name="T1"> </text:span><text:span text:style-name="T26">ﯥ</text:span></text:p>
      <text:p text:style-name="P7"><text:span text:style-name="T26">ﯦ</text:span><text:span text:style-name="T1"> </text:span><text:span text:style-name="T26">ﯧ</text:span><text:span text:style-name="T1"> </text:span><text:span text:style-name="T26">ﯨ</text:span><text:span text:style-name="T1"> </text:span><text:span text:style-name="T26">ﯩ</text:span><text:span text:style-name="T1"> </text:span><text:span text:style-name="T26">ﯪ</text:span><text:span text:style-name="T1"> </text:span><text:span text:style-name="T26">ﯫ</text:span><text:span text:style-name="T1"> </text:span><text:span text:style-name="T26">ﯬ</text:span><text:span text:style-name="T1"> </text:span><text:span text:style-name="T26">ﯭ</text:span><text:span text:style-name="T1"> </text:span><text:span text:style-name="T26">ﯮ</text:span><text:span text:style-name="T1"> </text:span><text:span text:style-name="T26">ﯯ</text:span></text:p>
      <text:p text:style-name="P7"><text:span text:style-name="T26">ﯰ</text:span><text:span text:style-name="T1"> </text:span><text:span text:style-name="T26">ﯱ</text:span><text:span text:style-name="T1"> </text:span><text:span text:style-name="T26">ﯲ</text:span><text:span text:style-name="T1"> </text:span><text:span text:style-name="T26">ﯳ</text:span><text:span text:style-name="T1"> </text:span><text:span text:style-name="T26">ﯴ</text:span><text:span text:style-name="T1"> </text:span><text:span text:style-name="T26">ﯵ</text:span><text:span text:style-name="T1"> </text:span><text:span text:style-name="T26">ﯶ</text:span><text:span text:style-name="T1"> </text:span><text:span text:style-name="T26">ﯷ</text:span><text:span text:style-name="T1"> </text:span><text:span text:style-name="T26">ﯸ</text:span></text:p>
      <text:p text:style-name="P78"><text:span text:style-name="T27">ﭑ</text:span><text:span text:style-name="T1"> </text:span><text:span text:style-name="T27">ﭒ</text:span><text:span text:style-name="T1"> </text:span><text:span text:style-name="T27">ﭓ</text:span><text:span text:style-name="T1"> </text:span><text:span text:style-name="T27">ﭔ</text:span><text:span text:style-name="T1"> </text:span><text:span text:style-name="T27">ﭕ</text:span><text:span text:style-name="T1"> </text:span><text:span text:style-name="T27">ﭖ</text:span><text:span text:style-name="T1"> </text:span><text:span text:style-name="T27">ﭗ</text:span><text:span text:style-name="T1"> </text:span><text:span text:style-name="T27">ﭘ</text:span><text:span text:style-name="T1"> </text:span><text:span text:style-name="T27">ﭙ</text:span><text:span text:style-name="T1"> </text:span><text:span text:style-name="T27">ﭚ</text:span><text:span text:style-name="T1"> </text:span><text:span text:style-name="T27">ﭛ</text:span></text:p>
      <text:p text:style-name="P5"><text:span text:style-name="T27">ﭜ</text:span><text:span text:style-name="T1"> </text:span><text:span text:style-name="T27">ﭝ</text:span><text:span text:style-name="T1"> </text:span><text:span text:style-name="T27">ﭞ</text:span><text:span text:style-name="T1"> </text:span><text:span text:style-name="T27">ﭟ</text:span><text:span text:style-name="T1"> </text:span><text:span text:style-name="T27">ﭠ</text:span><text:span text:style-name="T1"> </text:span><text:span text:style-name="T27">ﭡ</text:span><text:span text:style-name="T1"> </text:span><text:span text:style-name="T27">ﭢ</text:span><text:span text:style-name="T1"> </text:span><text:span text:style-name="T27">ﭣ</text:span><text:span text:style-name="T1"> </text:span><text:span text:style-name="T27">ﭤ</text:span><text:span text:style-name="T1"> </text:span><text:span text:style-name="T27">ﭥ</text:span><text:span text:style-name="T1"> </text:span><text:span text:style-name="T27">ﭦﭧ</text:span><text:span text:style-name="T1"> </text:span><text:span text:style-name="T27">ﭨ</text:span></text:p>
      <text:p text:style-name="P5"><text:span text:style-name="T27">ﭩ</text:span><text:span text:style-name="T1"> </text:span><text:span text:style-name="T27">ﭪ</text:span><text:span text:style-name="T1"> </text:span><text:span text:style-name="T27">ﭫ</text:span><text:span text:style-name="T1"> </text:span><text:span text:style-name="T27">ﭬ</text:span><text:span text:style-name="T1"> </text:span><text:span text:style-name="T27">ﭭ</text:span><text:span text:style-name="T1"> </text:span><text:span text:style-name="T27">ﭮ</text:span><text:span text:style-name="T1"> </text:span><text:span text:style-name="T27">ﭯ</text:span><text:span text:style-name="T1"> </text:span><text:span text:style-name="T27">ﭰﭱ</text:span><text:span text:style-name="T1"> </text:span><text:span text:style-name="T27">ﭲ</text:span><text:span text:style-name="T1"> </text:span><text:span text:style-name="T27">ﭳ</text:span></text:p>
      <text:p text:style-name="P5"><text:span text:style-name="T27">ﭴ</text:span><text:span text:style-name="T1"> </text:span><text:span text:style-name="T27">ﭵ</text:span><text:span text:style-name="T1"> </text:span><text:span text:style-name="T27">ﭶ</text:span><text:span text:style-name="T1"> </text:span><text:span text:style-name="T27">ﭷ</text:span><text:span text:style-name="T1"> </text:span><text:span text:style-name="T27">ﭸ</text:span><text:span text:style-name="T1"> </text:span><text:span text:style-name="T27">ﭹ</text:span><text:span text:style-name="T1"> </text:span><text:span text:style-name="T27">ﭺ</text:span><text:span text:style-name="T1"> </text:span><text:span text:style-name="T27">ﭻﭼ</text:span><text:span text:style-name="T1"> </text:span><text:span text:style-name="T27">ﭽ</text:span><text:span text:style-name="T1"> </text:span><text:span text:style-name="T27">ﭾ</text:span></text:p>
      <text:p text:style-name="P5"><text:span text:style-name="T27">ﭿ</text:span><text:span text:style-name="T1"> </text:span><text:span text:style-name="T27">ﮀ</text:span><text:span text:style-name="T1"> </text:span><text:span text:style-name="T27">ﮁ</text:span><text:span text:style-name="T1"> </text:span><text:span text:style-name="T27">ﮂ</text:span><text:span text:style-name="T1"> </text:span><text:span text:style-name="T27">ﮃ</text:span><text:span text:style-name="T1"> </text:span><text:span text:style-name="T27">ﮄ</text:span><text:span text:style-name="T1"> </text:span><text:span text:style-name="T27">ﮅ</text:span><text:span text:style-name="T1"> </text:span><text:span text:style-name="T27">ﮆ</text:span><text:span text:style-name="T1"> </text:span><text:span text:style-name="T27">ﮇ</text:span><text:span text:style-name="T1"> </text:span><text:span text:style-name="T27">ﮈ</text:span><text:span text:style-name="T1"> </text:span><text:span text:style-name="T27">ﮉﮊ</text:span><text:span text:style-name="T1"> </text:span><text:span text:style-name="T27">ﮋ</text:span></text:p>
      <text:p text:style-name="P5"><text:span text:style-name="T27">ﮌ</text:span><text:span text:style-name="T1"> </text:span><text:span text:style-name="T27">ﮍ</text:span><text:span text:style-name="T1"> </text:span><text:span text:style-name="T27">ﮎ</text:span><text:span text:style-name="T1"> </text:span><text:span text:style-name="T27">ﮏ</text:span><text:span text:style-name="T1"> </text:span><text:span text:style-name="T27">ﮐ</text:span><text:span text:style-name="T1"> </text:span><text:span text:style-name="T27">ﮑ</text:span><text:span text:style-name="T1"> </text:span><text:span text:style-name="T27">ﮒ</text:span><text:span text:style-name="T1"> </text:span><text:span text:style-name="T27">ﮓ</text:span><text:span text:style-name="T1"> </text:span><text:span text:style-name="T27">ﮔ</text:span><text:span text:style-name="T1"> </text:span><text:span text:style-name="T27">ﮕ</text:span><text:span text:style-name="T1"> </text:span><text:span text:style-name="T27">ﮖ</text:span></text:p>
      <text:p text:style-name="P52"><text:span text:style-name="T27">ﮗﮘ</text:span><text:span text:style-name="T1"> </text:span><text:span text:style-name="T27">ﮙ</text:span><text:span text:style-name="T1"> </text:span><text:span text:style-name="T27">ﮚ</text:span><text:span text:style-name="T1"> </text:span><text:span text:style-name="T27">ﮛ</text:span><text:span text:style-name="T1"> </text:span><text:span text:style-name="T27">ﮜ</text:span><text:span text:style-name="T1"> </text:span><text:span text:style-name="T27">ﮝ</text:span><text:span text:style-name="T1"> </text:span><text:span text:style-name="T27">ﮞ</text:span><text:span text:style-name="T1"> </text:span><text:span text:style-name="T27">ﮟ</text:span><text:span text:style-name="T1"> </text:span><text:span text:style-name="T27">ﮠ</text:span><text:span text:style-name="T1"> </text:span><text:span text:style-name="T27">ﮡ</text:span></text:p>
      <text:p text:style-name="P72">ﮌﯼ</text:p>
      <text:p text:style-name="P72">ﭔﭕﭖ</text:p>
      <text:p text:style-name="P6"><text:span text:style-name="T27">ﮢ</text:span><text:span text:style-name="T1"> </text:span><text:span text:style-name="T27">ﮣ</text:span><text:span text:style-name="T1"> </text:span><text:span text:style-name="T27">ﮤ</text:span><text:span text:style-name="T1"> </text:span><text:span text:style-name="T27">ﮥ</text:span><text:span text:style-name="T1"> </text:span><text:span text:style-name="T27">ﮦ</text:span><text:span text:style-name="T1"> </text:span><text:span text:style-name="T27">ﮧ</text:span><text:span text:style-name="T1"> </text:span><text:span text:style-name="T27">ﮨ</text:span><text:span text:style-name="T1"> </text:span><text:span text:style-name="T27">ﮩ</text:span></text:p>
      <text:p text:style-name="P6"><text:span text:style-name="T27">ﮪ</text:span><text:span text:style-name="T1"> </text:span><text:span text:style-name="T27">ﮫ</text:span><text:span text:style-name="T1"> </text:span><text:span text:style-name="T27">ﮬ</text:span><text:span text:style-name="T1"> </text:span><text:span text:style-name="T27">ﮭ</text:span><text:span text:style-name="T1"> </text:span><text:span text:style-name="T27">ﮮ</text:span><text:span text:style-name="T1"> </text:span><text:span text:style-name="T27">ﮯ</text:span><text:span text:style-name="T1"> </text:span><text:span text:style-name="T27">ﮰ</text:span><text:span text:style-name="T1"> </text:span><text:span text:style-name="T27">ﮱ</text:span><text:span text:style-name="T1"> </text:span><text:span text:style-name="T27">ﯓ</text:span><text:span text:style-name="T1"> </text:span><text:span text:style-name="T27">ﯔ</text:span></text:p>
      <text:p text:style-name="P6"><text:span text:style-name="T27">ﯕ</text:span><text:span text:style-name="T1"> </text:span><text:span text:style-name="T27">ﯖ</text:span><text:span text:style-name="T1"> </text:span><text:span text:style-name="T27">ﯗ</text:span><text:span text:style-name="T1"> </text:span><text:span text:style-name="T27">ﯘ</text:span><text:span text:style-name="T1"> </text:span><text:span text:style-name="T27">ﯙ</text:span><text:span text:style-name="T1"> </text:span><text:span text:style-name="T27">ﯚ</text:span><text:span text:style-name="T1"> </text:span><text:span text:style-name="T27">ﯛ</text:span><text:span text:style-name="T1"> </text:span><text:span text:style-name="T27">ﯜ</text:span><text:span text:style-name="T1"> </text:span><text:span text:style-name="T27">ﯝ</text:span></text:p>
      <text:p text:style-name="P6"><text:span text:style-name="T27">ﯞ</text:span><text:span text:style-name="T1"> </text:span><text:span text:style-name="T27">ﯟ</text:span><text:span text:style-name="T1"> </text:span><text:span text:style-name="T27">ﯠ</text:span><text:span text:style-name="T1"> </text:span><text:span text:style-name="T27">ﯡ</text:span><text:span text:style-name="T1"> </text:span><text:span text:style-name="T27">ﯢ</text:span><text:span text:style-name="T1"> </text:span><text:span text:style-name="T27">ﯣ</text:span><text:span text:style-name="T1"> </text:span><text:span text:style-name="T27">ﯤ</text:span><text:span text:style-name="T1"> <text:s/></text:span><text:span text:style-name="T27">ﯥ</text:span><text:span text:style-name="T1"> </text:span><text:span text:style-name="T27">ﯦ</text:span><text:span text:style-name="T1"> </text:span><text:span text:style-name="T27">ﯧ</text:span></text:p>
      <text:p text:style-name="P6"><text:span text:style-name="T27">ﯨ</text:span><text:span text:style-name="T1"> </text:span><text:span text:style-name="T27">ﯩ</text:span><text:span text:style-name="T1"> </text:span><text:span text:style-name="T27">ﯪ</text:span><text:span text:style-name="T1"> </text:span><text:span text:style-name="T27">ﯫ</text:span><text:span text:style-name="T1"> </text:span><text:span text:style-name="T27">ﯬ</text:span><text:span text:style-name="T1"> </text:span><text:span text:style-name="T27">ﯭ</text:span><text:span text:style-name="T1"> </text:span><text:span text:style-name="T27">ﯮ</text:span><text:span text:style-name="T1"> </text:span><text:span text:style-name="T27">ﯯ</text:span><text:span text:style-name="T1"> </text:span><text:span text:style-name="T27">ﯰ</text:span><text:span text:style-name="T1"> </text:span><text:span text:style-name="T27">ﯱ</text:span><text:span text:style-name="T1"> </text:span><text:span text:style-name="T27">ﯲ</text:span><text:span text:style-name="T1"> </text:span><text:span text:style-name="T27">ﯳ</text:span></text:p>
      <text:p text:style-name="P6"><text:span text:style-name="T27">ﯴ</text:span><text:span text:style-name="T1"> </text:span><text:span text:style-name="T27">ﯵ</text:span><text:span text:style-name="T1"> </text:span><text:span text:style-name="T27">ﯶ</text:span><text:span text:style-name="T1"> </text:span><text:span text:style-name="T27">ﯷ</text:span><text:span text:style-name="T1"> </text:span><text:span text:style-name="T27">ﯸ</text:span><text:span text:style-name="T1"> </text:span><text:span text:style-name="T27">ﯹ</text:span><text:span text:style-name="T1"> </text:span><text:span text:style-name="T27">ﯺ</text:span><text:span text:style-name="T1"> </text:span><text:span text:style-name="T27">ﯻ</text:span><text:span text:style-name="T1"> </text:span><text:span text:style-name="T27">ﯼ</text:span><text:span text:style-name="T1"> </text:span><text:span text:style-name="T27">ﯽ</text:span><text:span text:style-name="T1"> </text:span><text:span text:style-name="T27">ﯾ</text:span></text:p>
      <text:p text:style-name="P76"><text:span text:style-name="T29">ﭑ</text:span><text:span text:style-name="T17"> </text:span><text:span text:style-name="T29">ﭒ</text:span><text:span text:style-name="T17"> </text:span><text:span text:style-name="T29">ﭓ</text:span><text:span text:style-name="T17"> </text:span><text:span text:style-name="T29">ﭔ</text:span><text:span text:style-name="T17"> </text:span><text:span text:style-name="T29">ﭕ</text:span><text:span text:style-name="T17"> </text:span><text:span text:style-name="T29">ﭖ</text:span><text:span text:style-name="T17"> </text:span><text:span text:style-name="T29">ﭗ</text:span><text:span text:style-name="T17"> </text:span><text:span text:style-name="T29">ﭘ</text:span><text:span text:style-name="T17"> </text:span><text:span text:style-name="T29">ﭙ</text:span><text:span text:style-name="T17"> </text:span><text:span text:style-name="T29">ﭚ</text:span><text:span text:style-name="T17"> </text:span><text:span text:style-name="T29">ﭛ</text:span><text:span text:style-name="T17"> </text:span><text:span text:style-name="T29">ﭜ</text:span><text:span text:style-name="T17"> </text:span><text:span text:style-name="T29">ﭝ</text:span></text:p>
      <text:p text:style-name="P8"><text:span text:style-name="T28">ﭞ</text:span><text:span text:style-name="T1"> </text:span><text:span text:style-name="T28">ﭟ</text:span><text:span text:style-name="T1"> </text:span><text:span text:style-name="T28">ﭠ</text:span><text:span text:style-name="T1"> </text:span><text:span text:style-name="T28">ﭡ</text:span><text:span text:style-name="T1"> </text:span><text:span text:style-name="T28">ﭢ</text:span><text:span text:style-name="T1"> </text:span><text:span text:style-name="T28">ﭣ</text:span><text:span text:style-name="T1"> </text:span><text:span text:style-name="T28">ﭤ</text:span><text:span text:style-name="T1"> </text:span><text:span text:style-name="T28">ﭥ</text:span><text:span text:style-name="T1"> </text:span><text:span text:style-name="T28">ﭦ</text:span><text:span text:style-name="T1"> </text:span><text:span text:style-name="T28">ﭧ</text:span><text:span text:style-name="T1"> </text:span><text:span text:style-name="T28">ﭨ</text:span><text:span text:style-name="T1"> </text:span><text:span text:style-name="T28">ﭩ</text:span><text:span text:style-name="T1"> </text:span><text:span text:style-name="T28">ﭪ</text:span></text:p>
      <text:p text:style-name="P8"><text:span text:style-name="T28">ﭫ</text:span><text:span text:style-name="T1"> </text:span><text:span text:style-name="T28">ﭬ</text:span><text:span text:style-name="T1"> </text:span><text:span text:style-name="T28">ﭭ</text:span><text:span text:style-name="T1"> </text:span><text:span text:style-name="T28">ﭮ</text:span><text:span text:style-name="T1"> </text:span><text:span text:style-name="T28">ﭯ</text:span><text:span text:style-name="T1"> </text:span><text:span text:style-name="T28">ﭰ</text:span><text:span text:style-name="T1"> </text:span><text:span text:style-name="T28">ﭱ</text:span><text:span text:style-name="T1"> </text:span><text:span text:style-name="T28">ﭲ</text:span><text:span text:style-name="T1"> </text:span><text:span text:style-name="T28">ﭳ</text:span><text:span text:style-name="T1"> </text:span><text:span text:style-name="T28">ﭴ</text:span><text:span text:style-name="T1"> </text:span><text:span text:style-name="T28">ﭵ</text:span></text:p>
      <text:p text:style-name="P8"><text:span text:style-name="T30">ﭶ</text:span><text:span text:style-name="T18"> </text:span><text:span text:style-name="T30">ﭷﭸ</text:span><text:span text:style-name="T18"> </text:span><text:span text:style-name="T30">ﭹ</text:span><text:span text:style-name="T18"> </text:span><text:span text:style-name="T30">ﭺ</text:span><text:span text:style-name="T18"> </text:span><text:span text:style-name="T30">ﭻ</text:span><text:span text:style-name="T18"> </text:span><text:span text:style-name="T30">ﭼ</text:span><text:span text:style-name="T18"> </text:span><text:span text:style-name="T30">ﭽ</text:span><text:span text:style-name="T18"> </text:span><text:span text:style-name="T30">ﭾ</text:span><text:span text:style-name="T18"> </text:span><text:span text:style-name="T30">ﭿ</text:span><text:span text:style-name="T18"> </text:span><text:span text:style-name="T30">ﮀ</text:span><text:span text:style-name="T18"> </text:span><text:span text:style-name="T30">ﮁ</text:span></text:p>
      <text:p text:style-name="P8"><text:span text:style-name="T30">ﮂﮃﮄﮅﮆﮇﮈ</text:span><text:span text:style-name="T18"> </text:span><text:span text:style-name="T30">ﮉ</text:span><text:span text:style-name="T18"> </text:span><text:span text:style-name="T30">ﮊ</text:span><text:span text:style-name="T18"> </text:span><text:span text:style-name="T30">ﮋ</text:span><text:span text:style-name="T18"> </text:span><text:span text:style-name="T30">ﮌ</text:span><text:span text:style-name="T18"> </text:span><text:span text:style-name="T30">ﮍ</text:span><text:span text:style-name="T18"> </text:span><text:span text:style-name="T30">ﮎﮏ</text:span><text:span text:style-name="T18"> </text:span><text:span text:style-name="T30">ﮐ</text:span></text:p>
      <text:p text:style-name="P8"><text:span text:style-name="T28">ﮑ</text:span><text:span text:style-name="T1"> </text:span><text:span text:style-name="T28">ﮒ</text:span><text:span text:style-name="T1"> </text:span><text:span text:style-name="T28">ﮓ</text:span><text:span text:style-name="T1"> </text:span><text:span text:style-name="T28">ﮔ</text:span><text:span text:style-name="T1"> </text:span><text:span text:style-name="T28">ﮕ</text:span><text:span text:style-name="T1"> </text:span><text:span text:style-name="T28">ﮖ</text:span><text:span text:style-name="T1"> </text:span><text:span text:style-name="T28">ﮗ</text:span><text:span text:style-name="T1"> </text:span><text:span text:style-name="T28">ﮘ</text:span><text:span text:style-name="T1"> </text:span><text:span text:style-name="T28">ﮙ</text:span><text:span text:style-name="T1"> </text:span><text:span text:style-name="T28">ﮚ</text:span></text:p>
      <text:p text:style-name="P8"><text:span text:style-name="T28">ﮛ</text:span><text:span text:style-name="T1"> </text:span><text:span text:style-name="T28">ﮜ</text:span><text:span text:style-name="T1"> </text:span><text:span text:style-name="T28">ﮝ</text:span><text:span text:style-name="T1"> </text:span><text:span text:style-name="T28">ﮞ</text:span><text:span text:style-name="T1"> </text:span><text:span text:style-name="T28">ﮟ</text:span><text:span text:style-name="T1"> </text:span><text:span text:style-name="T28">ﮠ</text:span><text:span text:style-name="T1"> </text:span><text:span text:style-name="T28">ﮡ</text:span><text:span text:style-name="T1"> </text:span><text:span text:style-name="T28">ﮢ</text:span><text:span text:style-name="T1"> </text:span><text:span text:style-name="T28">ﮣ</text:span><text:span text:style-name="T1"> </text:span><text:span text:style-name="T28">ﮤ</text:span></text:p>
      <text:p text:style-name="P8"><text:span text:style-name="T19"><text:s/></text:span><text:span text:style-name="T31">ﮥ</text:span><text:span text:style-name="T19"> </text:span><text:span text:style-name="T31">ﮦ</text:span><text:span text:style-name="T19"> </text:span><text:span text:style-name="T31">ﮧ</text:span><text:span text:style-name="T19"> </text:span><text:span text:style-name="T31">ﮨ</text:span><text:span text:style-name="T19"> </text:span><text:span text:style-name="T31">ﮩ</text:span><text:span text:style-name="T19"> </text:span><text:span text:style-name="T31">ﮪ</text:span><text:span text:style-name="T19"> </text:span><text:span text:style-name="T31">ﮫ</text:span><text:span text:style-name="T19"> </text:span><text:span text:style-name="T31">ﮬ</text:span><text:span text:style-name="T19"> </text:span><text:span text:style-name="T31">ﮭ</text:span><text:span text:style-name="T19"> </text:span><text:span text:style-name="T31">ﮮ</text:span></text:p>
      <text:p text:style-name="P8"><text:span text:style-name="T28">ﮯ</text:span><text:span text:style-name="T1"> </text:span><text:span text:style-name="T28">ﮰ</text:span><text:span text:style-name="T1"> </text:span><text:span text:style-name="T28">ﮱ</text:span><text:span text:style-name="T1"> </text:span><text:span text:style-name="T28">ﯓ</text:span><text:span text:style-name="T1"> </text:span><text:span text:style-name="T28">ﯔ</text:span><text:span text:style-name="T1"> </text:span><text:span text:style-name="T28">ﯕ</text:span><text:span text:style-name="T1"> </text:span><text:span text:style-name="T28">ﯖ</text:span><text:span text:style-name="T1"> </text:span><text:span text:style-name="T28">ﯗ</text:span><text:span text:style-name="T1"> </text:span><text:span text:style-name="T28">ﯘ</text:span><text:span text:style-name="T1"> </text:span><text:span text:style-name="T28">ﯙ</text:span></text:p>
      <text:p text:style-name="P8"><text:span text:style-name="T31">ﯚ</text:span><text:span text:style-name="T19"> </text:span><text:span text:style-name="T31">ﯛ</text:span><text:span text:style-name="T19"> </text:span><text:span text:style-name="T31">ﯜ</text:span><text:span text:style-name="T19"> </text:span><text:span text:style-name="T31">ﯝ</text:span><text:span text:style-name="T19"> </text:span><text:span text:style-name="T31">ﯞ</text:span><text:span text:style-name="T19"> </text:span><text:span text:style-name="T31">ﯟ</text:span><text:span text:style-name="T19"> </text:span><text:span text:style-name="T31">ﯠ</text:span><text:span text:style-name="T19"> </text:span><text:span text:style-name="T31">ﯡ</text:span><text:span text:style-name="T19"> </text:span><text:span text:style-name="T31">ﯢ</text:span><text:span text:style-name="T19"> </text:span><text:span text:style-name="T31">ﯣ</text:span><text:span text:style-name="T19"> </text:span><text:span text:style-name="T31">ﯤ</text:span><text:span text:style-name="T19"> </text:span><text:span text:style-name="T31">ﯥ</text:span><text:span text:style-name="T19"> </text:span><text:span text:style-name="T31">ﯦ</text:span></text:p>
      <text:p text:style-name="P8"><text:span text:style-name="T30">ﯧﯨﯩﯪﯫﯬﯭﯮﯯﯰﯱ</text:span><text:span text:style-name="T18"> </text:span><text:span text:style-name="T30">ﯲ</text:span></text:p>
      <text:p text:style-name="P8"><text:span text:style-name="T30">ﯳﯴﯵﯶﯷﯸﯹﯺ</text:span><text:span text:style-name="T18"> </text:span><text:span text:style-name="T30">ﯻ</text:span><text:span text:style-name="T18"> </text:span><text:span text:style-name="T30">ﯼ</text:span><text:span text:style-name="T18"> </text:span><text:span text:style-name="T30">ﯽ</text:span></text:p>
      <text:p text:style-name="P8"><text:span text:style-name="T30">ﯾﯿﰀﰁﰂﰃﰄ</text:span><text:span text:style-name="T18"> </text:span><text:span text:style-name="T30">ﰅ</text:span><text:span text:style-name="T18"> </text:span><text:span text:style-name="T30">ﰆ</text:span><text:span text:style-name="T18"> </text:span><text:span text:style-name="T30">ﰇ</text:span><text:span text:style-name="T18"> </text:span><text:span text:style-name="T30">ﰈ</text:span><text:span text:style-name="T18"> </text:span><text:span text:style-name="T30">ﰉ</text:span><text:span text:style-name="T18"> </text:span><text:span text:style-name="T30">ﰊ</text:span></text:p>
      <text:p text:style-name="P57"><text:span text:style-name="T28">ﰋﰌﰍﰎﰏﰐﰑﰒﰓﰔﰕﰖ</text:span><text:span text:style-name="T1"> </text:span><text:span text:style-name="T28">ﰗ</text:span></text:p>
      <text:p text:style-name="P73">ﮌﯽ</text:p>
      <text:p text:style-name="P99"><text:span text:style-name="T33">ﭔ</text:span><text:span text:style-name="T34">ﭕﭖ</text:span></text:p>
      <text:p text:style-name="P53"><text:span text:style-name="T32">ﭑ</text:span><text:span text:style-name="T1"> </text:span><text:span text:style-name="T32">ﭒ</text:span><text:span text:style-name="T1"> </text:span><text:span text:style-name="T32">ﭓ</text:span><text:span text:style-name="T1"> </text:span><text:span text:style-name="T32">ﭔ</text:span><text:span text:style-name="T1"> </text:span><text:span text:style-name="T32">ﭕ</text:span><text:span text:style-name="T1"> </text:span><text:span text:style-name="T32">ﭖ</text:span><text:span text:style-name="T1"> </text:span><text:span text:style-name="T32">ﭗ</text:span><text:span text:style-name="T1"> </text:span><text:span text:style-name="T32">ﭘ</text:span><text:span text:style-name="T1"> </text:span><text:span text:style-name="T32">ﭙ</text:span><text:span text:style-name="T1"> </text:span><text:span text:style-name="T32">ﭚ</text:span><text:span text:style-name="T1"> </text:span><text:span text:style-name="T32">ﭛ</text:span><text:span text:style-name="T1"> </text:span><text:span text:style-name="T32">ﭜ</text:span><text:span text:style-name="T1"> </text:span><text:span text:style-name="T32">ﭝ</text:span></text:p>
      <text:p text:style-name="P53"><text:span text:style-name="T32">ﭞ</text:span><text:span text:style-name="T1"> </text:span><text:span text:style-name="T32">ﭟ</text:span><text:span text:style-name="T1"> </text:span><text:span text:style-name="T32">ﭠ</text:span><text:span text:style-name="T1"> </text:span><text:span text:style-name="T32">ﭡ</text:span><text:span text:style-name="T1"> </text:span><text:span text:style-name="T32">ﭢ</text:span><text:span text:style-name="T1"> </text:span><text:span text:style-name="T32">ﭣ</text:span><text:span text:style-name="T1"> </text:span><text:span text:style-name="T32">ﭤ</text:span><text:span text:style-name="T1"> </text:span><text:span text:style-name="T32">ﭥ</text:span><text:span text:style-name="T1"> </text:span><text:span text:style-name="T32">ﭦ</text:span><text:span text:style-name="T1"> </text:span><text:span text:style-name="T32">ﭧ</text:span><text:span text:style-name="T1"> </text:span><text:span text:style-name="T32">ﭨ</text:span><text:span text:style-name="T1"> </text:span><text:span text:style-name="T32">ﭩ</text:span></text:p>
      <text:p text:style-name="P53"><text:span text:style-name="T32">ﭪ</text:span><text:span text:style-name="T1"> </text:span><text:span text:style-name="T32">ﭫ</text:span><text:span text:style-name="T1"> </text:span><text:span text:style-name="T32">ﭬ</text:span><text:span text:style-name="T1"> </text:span><text:span text:style-name="T32">ﭭ</text:span><text:span text:style-name="T1"> </text:span><text:span text:style-name="T32">ﭮ</text:span><text:span text:style-name="T1"> </text:span><text:span text:style-name="T32">ﭯ</text:span><text:span text:style-name="T1"> </text:span><text:span text:style-name="T32">ﭰ</text:span><text:span text:style-name="T1"> </text:span><text:span text:style-name="T32">ﭱ</text:span><text:span text:style-name="T1"> </text:span><text:span text:style-name="T32">ﭲ</text:span><text:span text:style-name="T1"> </text:span><text:span text:style-name="T32">ﭳ</text:span><text:span text:style-name="T1"> </text:span><text:span text:style-name="T32">ﭴ</text:span><text:span text:style-name="T1"> </text:span><text:span text:style-name="T32">ﭵ</text:span><text:span text:style-name="T1"> </text:span><text:span text:style-name="T32">ﭶ</text:span><text:span text:style-name="T1"> </text:span><text:span text:style-name="T32">ﭷ</text:span></text:p>
      <text:p text:style-name="P53"><text:span text:style-name="T32">ﭸ</text:span><text:span text:style-name="T1"> </text:span><text:span text:style-name="T32">ﭹ</text:span><text:span text:style-name="T1"> </text:span><text:span text:style-name="T32">ﭺ</text:span><text:span text:style-name="T1"> </text:span><text:span text:style-name="T32">ﭻ</text:span><text:span text:style-name="T1"> </text:span><text:span text:style-name="T32">ﭼ</text:span><text:span text:style-name="T1"> </text:span><text:span text:style-name="T32">ﭽ</text:span><text:span text:style-name="T1"> </text:span><text:span text:style-name="T32">ﭾ</text:span><text:span text:style-name="T1"> </text:span><text:span text:style-name="T32">ﭿ</text:span><text:span text:style-name="T1"> </text:span><text:span text:style-name="T32">ﮀ</text:span><text:span text:style-name="T1"> </text:span><text:span text:style-name="T32">ﮁ</text:span><text:span text:style-name="T1"> </text:span><text:span text:style-name="T32">ﮂ</text:span><text:span text:style-name="T1"> </text:span><text:span text:style-name="T32">ﮃ</text:span><text:span text:style-name="T1"> </text:span><text:span text:style-name="T32">ﮄ</text:span><text:span text:style-name="T1"> </text:span><text:span text:style-name="T32">ﮅ</text:span></text:p>
      <text:p text:style-name="P53"><text:span text:style-name="T32">ﮆﮇﮈﮉﮊﮋ</text:span><text:span text:style-name="T1"> </text:span><text:span text:style-name="T32">ﮌ</text:span><text:span text:style-name="T1"> </text:span><text:span text:style-name="T32">ﮍ</text:span><text:span text:style-name="T1"> </text:span><text:span text:style-name="T32">ﮎ</text:span><text:span text:style-name="T1"> </text:span><text:span text:style-name="T32">ﮏ</text:span><text:span text:style-name="T1"> </text:span><text:span text:style-name="T32">ﮐ</text:span><text:span text:style-name="T1"> </text:span><text:span text:style-name="T32">ﮑ</text:span></text:p>
      <text:p text:style-name="P53"><text:span text:style-name="T32">ﮒﮓﮔﮕﮖﮗﮘﮙﮚﮛﮜﮝﮞ</text:span><text:span text:style-name="T1"> </text:span><text:span text:style-name="T32">ﮟ</text:span></text:p>
      <text:p text:style-name="P53"><text:span text:style-name="T32">ﮠ</text:span><text:span text:style-name="T1"> </text:span><text:span text:style-name="T32">ﮡ</text:span><text:span text:style-name="T1"> </text:span><text:span text:style-name="T32">ﮢ</text:span><text:span text:style-name="T1"> </text:span><text:span text:style-name="T32">ﮣ</text:span><text:span text:style-name="T1"> </text:span><text:span text:style-name="T32">ﮤ</text:span><text:span text:style-name="T1"> </text:span><text:span text:style-name="T32">ﮥ</text:span><text:span text:style-name="T1"> </text:span><text:span text:style-name="T32">ﮦ</text:span><text:span text:style-name="T1"> </text:span><text:span text:style-name="T32">ﮧ</text:span><text:span text:style-name="T1"> </text:span><text:span text:style-name="T32">ﮨ</text:span><text:span text:style-name="T1"> </text:span><text:span text:style-name="T32">ﮩ</text:span><text:span text:style-name="T1"> </text:span><text:span text:style-name="T32">ﮪ</text:span><text:span text:style-name="T1"> </text:span><text:span text:style-name="T32">ﮫ</text:span><text:span text:style-name="T1"> </text:span><text:span text:style-name="T32">ﮬ</text:span><text:span text:style-name="T1"> </text:span><text:span text:style-name="T32">ﮭ</text:span></text:p>
      <text:p text:style-name="P53"><text:span text:style-name="T32">ﮮ</text:span><text:span text:style-name="T1"> </text:span><text:span text:style-name="T32">ﮯ</text:span><text:span text:style-name="T1"> </text:span><text:span text:style-name="T32">ﮰ</text:span><text:span text:style-name="T1"> </text:span><text:span text:style-name="T32">ﮱ</text:span><text:span text:style-name="T1"> </text:span><text:span text:style-name="T32">ﯓ</text:span><text:span text:style-name="T1"> </text:span><text:span text:style-name="T32">ﯔ</text:span><text:span text:style-name="T1"> </text:span><text:span text:style-name="T32">ﯕ</text:span><text:span text:style-name="T1"> </text:span><text:span text:style-name="T32">ﯖ</text:span><text:span text:style-name="T1"> </text:span><text:span text:style-name="T32">ﯗ</text:span><text:span text:style-name="T1"> </text:span><text:span text:style-name="T32">ﯘ</text:span><text:span text:style-name="T1"> </text:span><text:span text:style-name="T32">ﯙ</text:span><text:span text:style-name="T1"> </text:span><text:span text:style-name="T32">ﯚ</text:span><text:span text:style-name="T1"> </text:span><text:span text:style-name="T32">ﯛ</text:span></text:p>
      <text:p text:style-name="P53"><text:span text:style-name="T32">ﯜ</text:span><text:span text:style-name="T1"> </text:span><text:span text:style-name="T32">ﯝ</text:span><text:span text:style-name="T1"> </text:span><text:span text:style-name="T32">ﯞ</text:span><text:span text:style-name="T1"> </text:span><text:span text:style-name="T32">ﯟ</text:span><text:span text:style-name="T1"> </text:span><text:span text:style-name="T32">ﯠ</text:span><text:span text:style-name="T1"> </text:span><text:span text:style-name="T32">ﯡ</text:span><text:span text:style-name="T1"> </text:span><text:span text:style-name="T32">ﯢ</text:span><text:span text:style-name="T1"> </text:span><text:span text:style-name="T32">ﯣ</text:span><text:span text:style-name="T1"> </text:span><text:span text:style-name="T32">ﯤ</text:span><text:span text:style-name="T1"> </text:span><text:span text:style-name="T32">ﯥ</text:span><text:span text:style-name="T1"> </text:span><text:span text:style-name="T32">ﯦ</text:span><text:span text:style-name="T1"> </text:span><text:span text:style-name="T32">ﯧ</text:span><text:span text:style-name="T1"> </text:span><text:span text:style-name="T32">ﯨ</text:span></text:p>
      <text:p text:style-name="P16"><text:span text:style-name="T32">ﯩ</text:span><text:span text:style-name="T1"> </text:span><text:span text:style-name="T32">ﯪ</text:span><text:span text:style-name="T1"> </text:span><text:span text:style-name="T32">ﯫ</text:span><text:span text:style-name="T1"> </text:span><text:span text:style-name="T32">ﯬ</text:span><text:span text:style-name="T1"> </text:span><text:span text:style-name="T32">ﯭ</text:span><text:span text:style-name="T1"> </text:span><text:span text:style-name="T32">ﯮ</text:span><text:span text:style-name="T1"> </text:span><text:span text:style-name="T32">ﯯ</text:span><text:span text:style-name="T1"> </text:span><text:span text:style-name="T32">ﯰ</text:span><text:span text:style-name="T1"> </text:span><text:span text:style-name="T32">ﯱ</text:span><text:span text:style-name="T1"> </text:span><text:span text:style-name="T32">ﯲ</text:span><text:span text:style-name="T1"> </text:span><text:span text:style-name="T32">ﯳ</text:span></text:p>
      <text:p text:style-name="P53"><text:span text:style-name="T32">ﯴ</text:span><text:span text:style-name="T1"> </text:span><text:span text:style-name="T32">ﯵ</text:span><text:span text:style-name="T1"> </text:span><text:span text:style-name="T32">ﯶ</text:span><text:span text:style-name="T1"> </text:span><text:span text:style-name="T32">ﯷ</text:span><text:span text:style-name="T1"> </text:span><text:span text:style-name="T32">ﯸ</text:span><text:span text:style-name="T1"> </text:span><text:span text:style-name="T32">ﯹ</text:span><text:span text:style-name="T1"> </text:span><text:span text:style-name="T32">ﯺ</text:span><text:span text:style-name="T1"> </text:span><text:span text:style-name="T32">ﯻ</text:span><text:span text:style-name="T1"> </text:span><text:span text:style-name="T32">ﯼ</text:span><text:span text:style-name="T1"> </text:span><text:span text:style-name="T32">ﯽ</text:span><text:span text:style-name="T1"> </text:span><text:span text:style-name="T32">ﯾ</text:span><text:span text:style-name="T1"> </text:span><text:span text:style-name="T32">ﯿ</text:span></text:p>
      <text:p text:style-name="P53"><text:span text:style-name="T35">ﰀ</text:span><text:span text:style-name="T20"> </text:span><text:span text:style-name="T35">ﰁ</text:span><text:span text:style-name="T20"> </text:span><text:span text:style-name="T35">ﰂ</text:span><text:span text:style-name="T20"> </text:span><text:span text:style-name="T35">ﰃ</text:span><text:span text:style-name="T20"> </text:span><text:span text:style-name="T35">ﰄ</text:span><text:span text:style-name="T20"> </text:span><text:span text:style-name="T35">ﰅ</text:span><text:span text:style-name="T20"> </text:span><text:span text:style-name="T35">ﰆ</text:span><text:span text:style-name="T20"> </text:span><text:span text:style-name="T35">ﰇ</text:span><text:span text:style-name="T20"> </text:span><text:span text:style-name="T35">ﰈ</text:span><text:span text:style-name="T20"> </text:span><text:span text:style-name="T35">ﰉ</text:span><text:span text:style-name="T20"> </text:span><text:span text:style-name="T35">ﰊ</text:span></text:p>
      <text:p text:style-name="P53"><text:span text:style-name="T36">ﰋﰌ</text:span><text:span text:style-name="T21"> </text:span><text:span text:style-name="T36">ﰍ</text:span><text:span text:style-name="T21"> </text:span><text:span text:style-name="T36">ﰎ</text:span><text:span text:style-name="T21"> </text:span><text:span text:style-name="T36">ﰏ</text:span><text:span text:style-name="T21"> </text:span><text:span text:style-name="T36">ﰐ</text:span><text:span text:style-name="T21"> </text:span><text:span text:style-name="T36">ﰑ</text:span><text:span text:style-name="T21"> </text:span><text:span text:style-name="T36">ﰒ</text:span><text:span text:style-name="T21"> </text:span><text:span text:style-name="T36">ﰓ</text:span><text:span text:style-name="T21"> </text:span><text:span text:style-name="T36">ﰔ</text:span></text:p>
      <text:p text:style-name="P53"><text:span text:style-name="T36">ﰕ</text:span><text:span text:style-name="T21"> </text:span><text:span text:style-name="T36">ﰖ</text:span><text:span text:style-name="T21"> </text:span><text:span text:style-name="T36">ﰗ</text:span><text:span text:style-name="T21"> </text:span><text:span text:style-name="T36">ﰘ</text:span><text:span text:style-name="T21"> </text:span><text:span text:style-name="T36">ﰙ</text:span><text:span text:style-name="T21"> </text:span><text:span text:style-name="T36">ﰚ</text:span><text:span text:style-name="T21"> </text:span><text:span text:style-name="T36">ﰛ</text:span><text:span text:style-name="T22"> </text:span><text:span text:style-name="T37">ﰜ</text:span><text:span text:style-name="T22"> </text:span><text:span text:style-name="T36">ﰝ</text:span><text:span text:style-name="T21"> </text:span><text:span text:style-name="T37">ﰞ</text:span><text:span text:style-name="T22"> </text:span><text:span text:style-name="T37">ﰟ</text:span><text:span text:style-name="T22"> </text:span><text:span text:style-name="T37">ﰠ</text:span><text:span text:style-name="T1"> </text:span></text:p>
      <text:p text:style-name="P100"><text:span text:style-name="T39">ﮌ</text:span><text:span text:style-name="T79">ﯾ</text:span></text:p>
      <text:p text:style-name="P14">ﭔﭕﭖ</text:p>
      <text:p text:style-name="P9"><text:span text:style-name="T38">ﭑ</text:span><text:span text:style-name="T1"> </text:span><text:span text:style-name="T38">ﭒ</text:span><text:span text:style-name="T1"> </text:span><text:span text:style-name="T38">ﭓ</text:span><text:span text:style-name="T1"> </text:span><text:span text:style-name="T38">ﭔ</text:span><text:span text:style-name="T1"> </text:span><text:span text:style-name="T38">ﭕ</text:span><text:span text:style-name="T1"> </text:span><text:span text:style-name="T38">ﭖ</text:span><text:span text:style-name="T1"> </text:span><text:span text:style-name="T38">ﭗ</text:span><text:span text:style-name="T1"> </text:span><text:span text:style-name="T38">ﭘ</text:span><text:span text:style-name="T1"> </text:span><text:span text:style-name="T38">ﭙ</text:span><text:span text:style-name="T1"> </text:span><text:span text:style-name="T38">ﭚ</text:span></text:p>
      <text:p text:style-name="P9"><text:span text:style-name="T38">ﭛ</text:span><text:span text:style-name="T1"> </text:span><text:span text:style-name="T38">ﭜ</text:span><text:span text:style-name="T1"> </text:span><text:span text:style-name="T38">ﭝ</text:span><text:span text:style-name="T1"> </text:span><text:span text:style-name="T38">ﭞ</text:span><text:span text:style-name="T1"> </text:span><text:span text:style-name="T38">ﭟ</text:span><text:span text:style-name="T1"> </text:span><text:span text:style-name="T38">ﭠ</text:span><text:span text:style-name="T1"> </text:span><text:span text:style-name="T38">ﭡ</text:span><text:span text:style-name="T1"> </text:span><text:span text:style-name="T38">ﭢ</text:span><text:span text:style-name="T1"> </text:span><text:span text:style-name="T38">ﭣ</text:span></text:p>
      <text:p text:style-name="P9"><text:span text:style-name="T38">ﭤ</text:span><text:span text:style-name="T1"> </text:span><text:span text:style-name="T38">ﭥ</text:span><text:span text:style-name="T1"> </text:span><text:span text:style-name="T38">ﭦ</text:span><text:span text:style-name="T1"> </text:span><text:span text:style-name="T38">ﭧ</text:span><text:span text:style-name="T1"> </text:span><text:span text:style-name="T38">ﭨ</text:span><text:span text:style-name="T1"> </text:span><text:span text:style-name="T38">ﭩ</text:span><text:span text:style-name="T1"> </text:span><text:span text:style-name="T38">ﭪ</text:span><text:span text:style-name="T1"> </text:span><text:span text:style-name="T38">ﭫ</text:span><text:span text:style-name="T1"> </text:span><text:span text:style-name="T38">ﭬ</text:span><text:span text:style-name="T1"> </text:span><text:span text:style-name="T38">ﭭ</text:span></text:p>
      <text:p text:style-name="P9"><text:span text:style-name="T38">ﭮ</text:span><text:span text:style-name="T1"> </text:span><text:span text:style-name="T38">ﭯ</text:span><text:span text:style-name="T1"> </text:span><text:span text:style-name="T38">ﭰ</text:span><text:span text:style-name="T1"> </text:span><text:span text:style-name="T38">ﭱ</text:span><text:span text:style-name="T1"> </text:span><text:span text:style-name="T38">ﭲ</text:span><text:span text:style-name="T1"> </text:span><text:span text:style-name="T38">ﭳ</text:span><text:span text:style-name="T1"> </text:span><text:span text:style-name="T38">ﭴ</text:span><text:span text:style-name="T1"> </text:span><text:span text:style-name="T38">ﭵ</text:span><text:span text:style-name="T1"> </text:span><text:span text:style-name="T38">ﭶ</text:span><text:span text:style-name="T1"> </text:span><text:span text:style-name="T38">ﭷ</text:span></text:p>
      <text:p text:style-name="P9"><text:span text:style-name="T38">ﭸ</text:span><text:span text:style-name="T1"> </text:span><text:span text:style-name="T38">ﭹ</text:span><text:span text:style-name="T1"> </text:span><text:span text:style-name="T38">ﭺ</text:span><text:span text:style-name="T1"> </text:span><text:span text:style-name="T38">ﭻ</text:span><text:span text:style-name="T1"> </text:span><text:span text:style-name="T38">ﭼ</text:span><text:span text:style-name="T1"> </text:span><text:span text:style-name="T38">ﭽ</text:span><text:span text:style-name="T1"> </text:span><text:span text:style-name="T38">ﭾ</text:span><text:span text:style-name="T1"> </text:span><text:span text:style-name="T38">ﭿ</text:span><text:span text:style-name="T1"> </text:span><text:span text:style-name="T38">ﮀ</text:span><text:span text:style-name="T1"> </text:span><text:span text:style-name="T38">ﮁ</text:span><text:span text:style-name="T1"> </text:span><text:span text:style-name="T38">ﮂ</text:span></text:p>
      <text:p text:style-name="P9"><text:span text:style-name="T38">ﮃ</text:span><text:span text:style-name="T1"> </text:span><text:span text:style-name="T38">ﮄ</text:span><text:span text:style-name="T1"> </text:span><text:span text:style-name="T38">ﮅ</text:span><text:span text:style-name="T1"> </text:span><text:span text:style-name="T38">ﮆ</text:span><text:span text:style-name="T1"> </text:span><text:span text:style-name="T38">ﮇ</text:span><text:span text:style-name="T1"> </text:span><text:span text:style-name="T38">ﮈ</text:span><text:span text:style-name="T1"> </text:span><text:span text:style-name="T38">ﮉ</text:span><text:span text:style-name="T1"> </text:span><text:span text:style-name="T38">ﮊ</text:span><text:span text:style-name="T1"> </text:span><text:span text:style-name="T38">ﮋ</text:span><text:span text:style-name="T1"> </text:span><text:span text:style-name="T38">ﮌ</text:span><text:span text:style-name="T1"> </text:span><text:span text:style-name="T38">ﮍ</text:span></text:p>
      <text:p text:style-name="P9"><text:span text:style-name="T38">ﮎ</text:span><text:span text:style-name="T1"> </text:span><text:span text:style-name="T38">ﮏ</text:span><text:span text:style-name="T1"> </text:span><text:span text:style-name="T38">ﮐ</text:span><text:span text:style-name="T1"> </text:span><text:span text:style-name="T38">ﮑ</text:span><text:span text:style-name="T1"> </text:span><text:span text:style-name="T38">ﮒ</text:span><text:span text:style-name="T1"> </text:span><text:span text:style-name="T38">ﮓ</text:span><text:span text:style-name="T1"> </text:span><text:span text:style-name="T38">ﮔ</text:span><text:span text:style-name="T1"> </text:span><text:span text:style-name="T38">ﮕ</text:span><text:span text:style-name="T1"> </text:span><text:span text:style-name="T38">ﮖ</text:span><text:span text:style-name="T1"> </text:span><text:span text:style-name="T38">ﮗ</text:span><text:span text:style-name="T1"> </text:span><text:span text:style-name="T38">ﮘ</text:span></text:p>
      <text:p text:style-name="P9"><text:span text:style-name="T38">ﮙ</text:span><text:span text:style-name="T1"> </text:span><text:span text:style-name="T38">ﮚ</text:span><text:span text:style-name="T1"> </text:span><text:span text:style-name="T38">ﮛ</text:span><text:span text:style-name="T1"> </text:span><text:span text:style-name="T38">ﮜ</text:span><text:span text:style-name="T1"> </text:span><text:span text:style-name="T38">ﮝ</text:span><text:span text:style-name="T1"> </text:span><text:span text:style-name="T38">ﮞ</text:span><text:span text:style-name="T1"> </text:span><text:span text:style-name="T38">ﮟ</text:span><text:span text:style-name="T1"> </text:span><text:span text:style-name="T38">ﮠ</text:span><text:span text:style-name="T1"> </text:span><text:span text:style-name="T38">ﮡ</text:span><text:span text:style-name="T1"> </text:span><text:span text:style-name="T38">ﮢ</text:span><text:span text:style-name="T1"> </text:span><text:span text:style-name="T38">ﮣ</text:span><text:span text:style-name="T1"> </text:span><text:span text:style-name="T38">ﮤ</text:span><text:span text:style-name="T1"> </text:span><text:span text:style-name="T38">ﮥ</text:span></text:p>
      <text:p text:style-name="P9"><text:span text:style-name="T38">ﮦ</text:span><text:span text:style-name="T1"> </text:span><text:span text:style-name="T38">ﮧ</text:span><text:span text:style-name="T1"> </text:span><text:span text:style-name="T38">ﮨ</text:span><text:span text:style-name="T1"> </text:span><text:span text:style-name="T38">ﮩ</text:span><text:span text:style-name="T1"> </text:span><text:span text:style-name="T38">ﮪ</text:span><text:span text:style-name="T1"> </text:span><text:span text:style-name="T38">ﮫ</text:span><text:span text:style-name="T1"> </text:span><text:span text:style-name="T38">ﮬ</text:span><text:span text:style-name="T1"> </text:span><text:span text:style-name="T38">ﮭ</text:span><text:span text:style-name="T1"> </text:span><text:span text:style-name="T38">ﮮ</text:span><text:span text:style-name="T1"> </text:span><text:span text:style-name="T38">ﮯ</text:span><text:span text:style-name="T1"> </text:span><text:span text:style-name="T38">ﮰ</text:span></text:p>
      <text:p text:style-name="P9"><text:span text:style-name="T40">ﮱ</text:span><text:span text:style-name="T17"> </text:span><text:span text:style-name="T40">ﯓ</text:span><text:span text:style-name="T17"> </text:span><text:span text:style-name="T40">ﯔ</text:span><text:span text:style-name="T17"> </text:span><text:span text:style-name="T40">ﯕ</text:span><text:span text:style-name="T17"> </text:span><text:span text:style-name="T40">ﯖ</text:span><text:span text:style-name="T17"> </text:span><text:span text:style-name="T40">ﯗ</text:span><text:span text:style-name="T17"> </text:span><text:span text:style-name="T40">ﯘ</text:span><text:span text:style-name="T17"> </text:span><text:span text:style-name="T40">ﯙ</text:span><text:span text:style-name="T17"> </text:span><text:span text:style-name="T40">ﯚ</text:span><text:span text:style-name="T17"> </text:span><text:span text:style-name="T40">ﯛ</text:span><text:span text:style-name="T17"> </text:span><text:span text:style-name="T40">ﯜ</text:span><text:span text:style-name="T17"> </text:span><text:span text:style-name="T40">ﯝ</text:span><text:span text:style-name="T17"> </text:span><text:span text:style-name="T40">ﯞ</text:span></text:p>
      <text:p text:style-name="P9"><text:span text:style-name="T38">ﯟ</text:span><text:span text:style-name="T1"> </text:span><text:span text:style-name="T38">ﯠ</text:span><text:span text:style-name="T1"> </text:span><text:span text:style-name="T38">ﯡ</text:span><text:span text:style-name="T1"> </text:span><text:span text:style-name="T38">ﯢ</text:span><text:span text:style-name="T1"> </text:span><text:span text:style-name="T38">ﯣ</text:span><text:span text:style-name="T1"> </text:span><text:span text:style-name="T38">ﯤ</text:span><text:span text:style-name="T1"> </text:span><text:span text:style-name="T38">ﯥ</text:span><text:span text:style-name="T1"> </text:span><text:span text:style-name="T38">ﯦ</text:span><text:span text:style-name="T1"> </text:span><text:span text:style-name="T38">ﯧ</text:span><text:span text:style-name="T1"> </text:span><text:span text:style-name="T38">ﯨ</text:span><text:span text:style-name="T1"> </text:span><text:span text:style-name="T38">ﯩ</text:span><text:span text:style-name="T1"> </text:span><text:span text:style-name="T38">ﯪ</text:span><text:span text:style-name="T1"> </text:span><text:span text:style-name="T38">ﯫ</text:span></text:p>
      <text:p text:style-name="P9"><text:span text:style-name="T38">ﯬ</text:span><text:span text:style-name="T1"> </text:span><text:span text:style-name="T38">ﯭ</text:span><text:span text:style-name="T1"> </text:span><text:span text:style-name="T38">ﯮ</text:span><text:span text:style-name="T1"> </text:span><text:span text:style-name="T38">ﯯ</text:span><text:span text:style-name="T1"> </text:span><text:span text:style-name="T38">ﯰ</text:span><text:span text:style-name="T1"> </text:span><text:span text:style-name="T38">ﯱ</text:span><text:span text:style-name="T1"> </text:span><text:span text:style-name="T38">ﯲ</text:span><text:span text:style-name="T1"> </text:span><text:span text:style-name="T38">ﯳ</text:span><text:span text:style-name="T1"> </text:span><text:span text:style-name="T38">ﯴ</text:span><text:span text:style-name="T1"> </text:span><text:span text:style-name="T38">ﯵ</text:span><text:span text:style-name="T1"> </text:span><text:span text:style-name="T38">ﯶ</text:span></text:p>
      <text:p text:style-name="P10"><text:span text:style-name="T39">ﮌ</text:span><text:span text:style-name="T80">ﯿ</text:span></text:p>
      <text:p text:style-name="P101">ﭔﭕﭖ</text:p>
      <text:p text:style-name="P11"><text:span text:style-name="T41">ﭑ</text:span><text:span text:style-name="T1"> </text:span><text:span text:style-name="T41">ﭒ</text:span><text:span text:style-name="T1"> </text:span><text:span text:style-name="T41">ﭓ</text:span><text:span text:style-name="T1"> </text:span><text:span text:style-name="T41">ﭔ</text:span><text:span text:style-name="T1"> </text:span><text:span text:style-name="T41">ﭕ</text:span><text:span text:style-name="T1"> </text:span><text:span text:style-name="T41">ﭖ</text:span><text:span text:style-name="T1"> </text:span><text:span text:style-name="T41">ﭗ</text:span><text:span text:style-name="T1"> </text:span><text:span text:style-name="T41">ﭘ</text:span><text:span text:style-name="T1"> </text:span><text:span text:style-name="T41">ﭙ</text:span><text:span text:style-name="T1"> </text:span><text:span text:style-name="T41">ﭚ</text:span></text:p>
      <text:p text:style-name="P11"><text:span text:style-name="T41">ﭛ</text:span><text:span text:style-name="T1"> </text:span><text:span text:style-name="T41">ﭜ</text:span><text:span text:style-name="T1"> </text:span><text:span text:style-name="T41">ﭝ</text:span><text:span text:style-name="T1"> </text:span><text:span text:style-name="T41">ﭞ</text:span><text:span text:style-name="T1"> </text:span><text:span text:style-name="T41">ﭟ</text:span><text:span text:style-name="T1"> </text:span><text:span text:style-name="T41">ﭠ</text:span><text:span text:style-name="T1"> </text:span><text:span text:style-name="T41">ﭡ</text:span><text:span text:style-name="T1"> </text:span><text:span text:style-name="T41">ﭢ</text:span><text:span text:style-name="T1"> </text:span><text:span text:style-name="T41">ﭣ</text:span><text:span text:style-name="T1"> </text:span><text:span text:style-name="T41">ﭤ</text:span></text:p>
      <text:p text:style-name="P11"><text:span text:style-name="T41">ﭥ</text:span><text:span text:style-name="T1"> </text:span><text:span text:style-name="T41">ﭦ</text:span><text:span text:style-name="T1"> </text:span><text:span text:style-name="T41">ﭧ</text:span><text:span text:style-name="T1"> </text:span><text:span text:style-name="T41">ﭨ</text:span><text:span text:style-name="T1"> </text:span><text:span text:style-name="T41">ﭩ</text:span><text:span text:style-name="T1"> </text:span><text:span text:style-name="T41">ﭪ</text:span><text:span text:style-name="T1"> </text:span><text:span text:style-name="T41">ﭫ</text:span><text:span text:style-name="T1"> </text:span><text:span text:style-name="T41">ﭬ</text:span><text:span text:style-name="T1"> </text:span><text:span text:style-name="T41">ﭭ</text:span><text:span text:style-name="T1"> </text:span><text:span text:style-name="T41">ﭮ</text:span></text:p>
      <text:p text:style-name="P11"><text:span text:style-name="T41">ﭯ</text:span><text:span text:style-name="T1"> </text:span><text:span text:style-name="T41">ﭰ</text:span><text:span text:style-name="T1"> </text:span><text:span text:style-name="T41">ﭱ</text:span><text:span text:style-name="T1"> </text:span><text:span text:style-name="T41">ﭲ</text:span><text:span text:style-name="T1"> </text:span><text:span text:style-name="T41">ﭳ</text:span><text:span text:style-name="T1"> </text:span><text:span text:style-name="T41">ﭴ</text:span><text:span text:style-name="T1"> </text:span><text:span text:style-name="T41">ﭵ</text:span><text:span text:style-name="T1"> </text:span><text:span text:style-name="T41">ﭶ</text:span><text:span text:style-name="T1"> </text:span><text:span text:style-name="T41">ﭷ</text:span><text:span text:style-name="T1"> </text:span><text:span text:style-name="T41">ﭸ</text:span><text:span text:style-name="T1"> </text:span><text:span text:style-name="T41">ﭹ</text:span></text:p>
      <text:p text:style-name="P11"><text:span text:style-name="T41">ﭺ</text:span><text:span text:style-name="T1"> </text:span><text:span text:style-name="T41">ﭻ</text:span><text:span text:style-name="T1"> </text:span><text:span text:style-name="T41">ﭼ</text:span><text:span text:style-name="T1"> </text:span><text:span text:style-name="T41">ﭽ</text:span><text:span text:style-name="T1"> </text:span><text:span text:style-name="T41">ﭾ</text:span><text:span text:style-name="T1"> </text:span><text:span text:style-name="T41">ﭿ</text:span><text:span text:style-name="T1"> </text:span><text:span text:style-name="T41">ﮀ</text:span><text:span text:style-name="T1"> </text:span><text:span text:style-name="T41">ﮁ</text:span><text:span text:style-name="T1"> </text:span><text:span text:style-name="T41">ﮂ</text:span><text:span text:style-name="T1"> </text:span><text:span text:style-name="T41">ﮃ</text:span></text:p>
      <text:p text:style-name="P11"><text:span text:style-name="T41">ﮄ</text:span><text:span text:style-name="T1"> </text:span><text:span text:style-name="T41">ﮅ</text:span><text:span text:style-name="T1"> </text:span><text:span text:style-name="T41">ﮆ</text:span><text:span text:style-name="T1"> </text:span><text:span text:style-name="T41">ﮇ</text:span><text:span text:style-name="T1"> </text:span><text:span text:style-name="T41">ﮈ</text:span><text:span text:style-name="T1"> </text:span><text:span text:style-name="T41">ﮉ</text:span><text:span text:style-name="T1"> </text:span><text:span text:style-name="T41">ﮊ</text:span><text:span text:style-name="T1"> </text:span><text:span text:style-name="T41">ﮋ</text:span><text:span text:style-name="T1"> </text:span><text:span text:style-name="T41">ﮌ</text:span><text:span text:style-name="T1"> </text:span><text:span text:style-name="T41">ﮍ</text:span><text:span text:style-name="T1"> </text:span><text:span text:style-name="T41">ﮎ</text:span><text:span text:style-name="T1"> </text:span><text:span text:style-name="T41">ﮏ</text:span></text:p>
      <text:p text:style-name="P11"><text:span text:style-name="T41">ﮐ</text:span><text:span text:style-name="T1"> </text:span><text:span text:style-name="T41">ﮑ</text:span><text:span text:style-name="T1"> </text:span><text:span text:style-name="T41">ﮒ</text:span><text:span text:style-name="T1"> </text:span><text:span text:style-name="T41">ﮓ</text:span><text:span text:style-name="T17"> </text:span><text:span text:style-name="T42">ﮔ</text:span><text:span text:style-name="T17"> </text:span><text:span text:style-name="T42">ﮕ</text:span><text:span text:style-name="T17"> </text:span><text:span text:style-name="T42">ﮖ</text:span><text:span text:style-name="T17"> </text:span><text:span text:style-name="T42">ﮗ</text:span><text:span text:style-name="T17"> </text:span><text:span text:style-name="T42">ﮘ</text:span><text:span text:style-name="T17"> </text:span><text:span text:style-name="T42">ﮙ</text:span><text:span text:style-name="T17"> </text:span><text:span text:style-name="T42">ﮚ</text:span><text:span text:style-name="T17"> </text:span><text:span text:style-name="T42">ﮛ</text:span></text:p>
      <text:p text:style-name="P11"><text:span text:style-name="T41">ﮜ</text:span><text:span text:style-name="T1"> </text:span><text:span text:style-name="T41">ﮝ</text:span><text:span text:style-name="T1"> </text:span><text:span text:style-name="T41">ﮞ</text:span><text:span text:style-name="T1"> </text:span><text:span text:style-name="T41">ﮟ</text:span><text:span text:style-name="T1"> </text:span><text:span text:style-name="T41">ﮠ</text:span><text:span text:style-name="T1"> </text:span><text:span text:style-name="T41">ﮡ</text:span><text:span text:style-name="T1"> </text:span><text:span text:style-name="T41">ﮢ</text:span><text:span text:style-name="T1"> </text:span><text:span text:style-name="T41">ﮣ</text:span><text:span text:style-name="T1"> </text:span><text:span text:style-name="T41">ﮤ</text:span><text:span text:style-name="T1"> </text:span><text:span text:style-name="T41">ﮥ</text:span><text:span text:style-name="T1"> </text:span><text:span text:style-name="T41">ﮦ</text:span><text:span text:style-name="T1"> </text:span><text:span text:style-name="T41">ﮧ</text:span><text:span text:style-name="T1"> </text:span><text:span text:style-name="T41">ﮨ</text:span></text:p>
      <text:p text:style-name="P11"><text:span text:style-name="T41">ﮩ</text:span><text:span text:style-name="T1"> </text:span><text:span text:style-name="T41">ﮪ</text:span><text:span text:style-name="T1"> </text:span><text:span text:style-name="T41">ﮫ</text:span><text:span text:style-name="T1"> </text:span><text:span text:style-name="T41">ﮬ</text:span><text:span text:style-name="T1"> </text:span><text:span text:style-name="T41">ﮭ</text:span><text:span text:style-name="T1"> </text:span><text:span text:style-name="T41">ﮮ</text:span><text:span text:style-name="T1"> </text:span><text:span text:style-name="T41">ﮯﮰ</text:span><text:span text:style-name="T1"> </text:span><text:span text:style-name="T41">ﮱ</text:span><text:span text:style-name="T1"> </text:span><text:span text:style-name="T41">ﯓ</text:span><text:span text:style-name="T1"> </text:span><text:span text:style-name="T41">ﯔ</text:span><text:span text:style-name="T1"> </text:span><text:span text:style-name="T41">ﯕ</text:span></text:p>
      <text:p text:style-name="P13"><text:span text:style-name="T23">ﮌ</text:span><text:span text:style-name="T80">ﰀ</text:span></text:p>
      <text:p text:style-name="P15">ﭔﭕﭖ</text:p>
      <text:p text:style-name="P12"><text:span text:style-name="T41">ﯖ</text:span><text:span text:style-name="T1"> </text:span><text:span text:style-name="T41">ﯗ</text:span><text:span text:style-name="T1"> </text:span><text:span text:style-name="T41">ﯘ</text:span><text:span text:style-name="T1"> </text:span><text:span text:style-name="T41">ﯙ</text:span><text:span text:style-name="T1"> </text:span><text:span text:style-name="T41">ﯚ</text:span><text:span text:style-name="T1"> </text:span><text:span text:style-name="T41">ﯛ</text:span><text:span text:style-name="T1"> </text:span><text:span text:style-name="T41">ﯜ</text:span><text:span text:style-name="T1"> </text:span><text:span text:style-name="T41">ﯝ</text:span><text:span text:style-name="T1"> </text:span><text:span text:style-name="T41">ﯞ</text:span><text:span text:style-name="T1"> </text:span><text:span text:style-name="T41">ﯟ</text:span></text:p>
      <text:p text:style-name="P12"><text:span text:style-name="T41">ﯠ</text:span><text:span text:style-name="T1"> </text:span><text:span text:style-name="T41">ﯡ</text:span><text:span text:style-name="T1"> </text:span><text:span text:style-name="T41">ﯢ</text:span><text:span text:style-name="T1"> </text:span><text:span text:style-name="T41">ﯣ</text:span><text:span text:style-name="T1"> </text:span><text:span text:style-name="T41">ﯤ</text:span><text:span text:style-name="T1"> </text:span><text:span text:style-name="T41">ﯥ</text:span><text:span text:style-name="T1"> </text:span><text:span text:style-name="T41">ﯦ</text:span><text:span text:style-name="T1"> </text:span><text:span text:style-name="T41">ﯧ</text:span><text:span text:style-name="T1"> </text:span><text:span text:style-name="T41">ﯨ</text:span><text:span text:style-name="T1"> </text:span><text:span text:style-name="T41">ﯩ</text:span></text:p>
      <text:p text:style-name="P12"><text:span text:style-name="T41">ﯪ</text:span><text:span text:style-name="T1"> </text:span><text:span text:style-name="T41">ﯫ</text:span><text:span text:style-name="T1"> </text:span><text:span text:style-name="T41">ﯬ</text:span><text:span text:style-name="T1"> </text:span><text:span text:style-name="T41">ﯭ</text:span><text:span text:style-name="T1"> </text:span><text:span text:style-name="T41">ﯮ</text:span><text:span text:style-name="T1"> </text:span><text:span text:style-name="T41">ﯯ</text:span><text:span text:style-name="T1"> </text:span><text:span text:style-name="T41">ﯰ</text:span><text:span text:style-name="T1"> </text:span><text:span text:style-name="T41">ﯱ</text:span><text:span text:style-name="T1"> </text:span><text:span text:style-name="T41">ﯲ</text:span><text:span text:style-name="T1"> </text:span><text:span text:style-name="T41">ﯳ</text:span><text:span text:style-name="T1"> </text:span><text:span text:style-name="T41">ﯴ</text:span></text:p>
      <text:p text:style-name="P102"><text:span text:style-name="T43">ﭑ</text:span><text:span text:style-name="T1"> </text:span><text:span text:style-name="T43">ﭒ</text:span><text:span text:style-name="T1"> </text:span><text:span text:style-name="T43">ﭓ</text:span><text:span text:style-name="T1"> </text:span><text:span text:style-name="T43">ﭔ</text:span><text:span text:style-name="T1"> </text:span><text:span text:style-name="T43">ﭕ</text:span><text:span text:style-name="T1"> </text:span><text:span text:style-name="T43">ﭖ</text:span><text:span text:style-name="T1"> </text:span><text:span text:style-name="T43">ﭗ</text:span><text:span text:style-name="T1"> </text:span><text:span text:style-name="T43">ﭘ</text:span><text:span text:style-name="T1"> </text:span><text:span text:style-name="T43">ﭙ</text:span><text:span text:style-name="T1"> </text:span><text:span text:style-name="T43">ﭚ</text:span><text:span text:style-name="T1"> </text:span><text:span text:style-name="T43">ﭛ</text:span><text:span text:style-name="T1"> </text:span><text:span text:style-name="T43">ﭜ</text:span><text:span text:style-name="T1"> </text:span><text:span text:style-name="T43">ﭝ</text:span></text:p>
      <text:p text:style-name="P60"><text:span text:style-name="T43">ﭞ</text:span><text:span text:style-name="T1"> </text:span><text:span text:style-name="T43">ﭟ</text:span><text:span text:style-name="T1"> </text:span><text:span text:style-name="T43">ﭠ</text:span><text:span text:style-name="T1"> </text:span><text:span text:style-name="T43">ﭡ</text:span><text:span text:style-name="T1"> </text:span><text:span text:style-name="T43">ﭢ</text:span><text:span text:style-name="T1"> </text:span><text:span text:style-name="T43">ﭣ</text:span><text:span text:style-name="T1"> </text:span><text:span text:style-name="T43">ﭤ</text:span><text:span text:style-name="T1"> </text:span><text:span text:style-name="T43">ﭥ</text:span><text:span text:style-name="T1"> </text:span><text:span text:style-name="T43">ﭦ</text:span><text:span text:style-name="T1"> </text:span><text:span text:style-name="T43">ﭧ</text:span><text:span text:style-name="T1"> </text:span><text:span text:style-name="T43">ﭨ</text:span></text:p>
      <text:p text:style-name="P60"><text:span text:style-name="T43">ﭩ</text:span><text:span text:style-name="T1"> </text:span><text:span text:style-name="T43">ﭪ</text:span><text:span text:style-name="T1"> </text:span><text:span text:style-name="T43">ﭫ</text:span><text:span text:style-name="T1"> </text:span><text:span text:style-name="T43">ﭬ</text:span><text:span text:style-name="T1"> </text:span><text:span text:style-name="T43">ﭭ</text:span><text:span text:style-name="T1"> </text:span><text:span text:style-name="T43">ﭮ</text:span><text:span text:style-name="T1"> </text:span><text:span text:style-name="T43">ﭯ</text:span><text:span text:style-name="T1"> </text:span><text:span text:style-name="T43">ﭰ</text:span><text:span text:style-name="T19"> </text:span><text:span text:style-name="T44">ﭱ</text:span><text:span text:style-name="T19"> </text:span><text:span text:style-name="T44">ﭲ</text:span><text:span text:style-name="T19"> </text:span><text:span text:style-name="T44">ﭳ</text:span><text:span text:style-name="T19"> </text:span><text:span text:style-name="T44">ﭴ</text:span><text:span text:style-name="T19"> </text:span><text:span text:style-name="T44">ﭵ</text:span><text:span text:style-name="T19"> </text:span><text:span text:style-name="T44">ﭶ</text:span></text:p>
      <text:p text:style-name="P60"><text:span text:style-name="T43">ﭷ</text:span><text:span text:style-name="T1"> </text:span><text:span text:style-name="T43">ﭸ</text:span><text:span text:style-name="T1"> </text:span><text:span text:style-name="T43">ﭹﭺ</text:span><text:span text:style-name="T1"> </text:span><text:span text:style-name="T43">ﭻﭼ</text:span><text:span text:style-name="T1"> </text:span><text:span text:style-name="T43">ﭽ</text:span><text:span text:style-name="T1"> </text:span><text:span text:style-name="T43">ﭾ</text:span><text:span text:style-name="T1"> </text:span><text:span text:style-name="T43">ﭿ</text:span><text:span text:style-name="T1"> </text:span><text:span text:style-name="T43">ﮀ</text:span><text:span text:style-name="T1"> </text:span><text:span text:style-name="T43">ﮁ</text:span><text:span text:style-name="T1"> </text:span><text:span text:style-name="T43">ﮂ</text:span><text:span text:style-name="T1"> </text:span><text:span text:style-name="T43">ﮃ</text:span><text:span text:style-name="T1"> </text:span><text:span text:style-name="T43">ﮄ</text:span><text:span text:style-name="T1"> </text:span><text:span text:style-name="T43">ﮅ</text:span><text:span text:style-name="T18"> </text:span><text:span text:style-name="T45">ﮆ</text:span><text:span text:style-name="T18"> </text:span><text:span text:style-name="T45">ﮇ</text:span><text:span text:style-name="T18"> </text:span><text:span text:style-name="T45">ﮈ</text:span><text:span text:style-name="T18"> </text:span><text:span text:style-name="T45">ﮉ</text:span><text:span text:style-name="T18"> </text:span><text:span text:style-name="T45">ﮊ</text:span><text:span text:style-name="T18"> </text:span><text:span text:style-name="T45">ﮋ</text:span><text:span text:style-name="T18"> </text:span><text:span text:style-name="T45">ﮌ</text:span><text:span text:style-name="T18"> </text:span><text:span text:style-name="T45">ﮍ</text:span><text:span text:style-name="T18"> </text:span><text:span text:style-name="T45">ﮎﮏﮐ</text:span><text:span text:style-name="T18"> </text:span><text:span text:style-name="T45">ﮑ</text:span></text:p>
      <text:p text:style-name="P60"><text:span text:style-name="T43">ﮒ</text:span><text:span text:style-name="T1"> </text:span><text:span text:style-name="T43">ﮓ</text:span><text:span text:style-name="T1"> </text:span><text:span text:style-name="T43">ﮔ</text:span><text:span text:style-name="T1"> </text:span><text:span text:style-name="T43">ﮕ</text:span><text:span text:style-name="T1"> </text:span><text:span text:style-name="T43">ﮖ</text:span><text:span text:style-name="T1"> </text:span><text:span text:style-name="T43">ﮗ</text:span><text:span text:style-name="T1"> </text:span><text:span text:style-name="T43">ﮘ</text:span><text:span text:style-name="T1"> </text:span><text:span text:style-name="T43">ﮙ</text:span><text:span text:style-name="T1"> </text:span><text:span text:style-name="T43">ﮚ</text:span><text:span text:style-name="T1"> </text:span><text:span text:style-name="T43">ﮛ</text:span><text:span text:style-name="T1"> </text:span><text:span text:style-name="T43">ﮜ</text:span><text:span text:style-name="T1"> </text:span><text:span text:style-name="T43">ﮝ</text:span></text:p>
      <text:p text:style-name="P60"><text:span text:style-name="T43">ﮞ</text:span><text:span text:style-name="T1"> </text:span><text:span text:style-name="T43">ﮟ</text:span><text:span text:style-name="T1"> </text:span><text:span text:style-name="T43">ﮠ</text:span><text:span text:style-name="T1"> </text:span><text:span text:style-name="T43">ﮡ</text:span><text:span text:style-name="T1"> </text:span><text:span text:style-name="T43">ﮢ</text:span><text:span text:style-name="T1"> </text:span><text:span text:style-name="T43">ﮣ</text:span><text:span text:style-name="T1"> </text:span><text:span text:style-name="T43">ﮤ</text:span><text:span text:style-name="T1"> </text:span><text:span text:style-name="T43">ﮥ</text:span><text:span text:style-name="T1"> </text:span><text:span text:style-name="T43">ﮦ</text:span><text:span text:style-name="T1"> </text:span><text:span text:style-name="T43">ﮧ</text:span><text:span text:style-name="T1"> </text:span><text:span text:style-name="T43">ﮨ</text:span></text:p>
      <text:p text:style-name="P60"><text:span text:style-name="T43">ﮩ</text:span><text:span text:style-name="T1"> </text:span><text:span text:style-name="T43">ﮪ</text:span><text:span text:style-name="T1"> </text:span><text:span text:style-name="T43">ﮫ</text:span><text:span text:style-name="T1"> </text:span><text:span text:style-name="T43">ﮬ</text:span><text:span text:style-name="T1"> </text:span><text:span text:style-name="T43">ﮭ</text:span><text:span text:style-name="T1"> </text:span><text:span text:style-name="T43">ﮮ</text:span><text:span text:style-name="T1"> </text:span><text:span text:style-name="T43">ﮯ</text:span><text:span text:style-name="T1"> </text:span><text:span text:style-name="T43">ﮰ</text:span><text:span text:style-name="T1"> </text:span><text:span text:style-name="T43">ﮱ</text:span><text:span text:style-name="T1"> </text:span><text:span text:style-name="T43">ﯓ</text:span><text:span text:style-name="T1"> </text:span><text:span text:style-name="T43">ﯔ</text:span></text:p>
      <text:p text:style-name="P60"><text:span text:style-name="T43">ﯕ</text:span><text:span text:style-name="T1"> </text:span><text:span text:style-name="T43">ﯖ</text:span><text:span text:style-name="T1"> </text:span><text:span text:style-name="T43">ﯗ</text:span><text:span text:style-name="T1"> </text:span><text:span text:style-name="T43">ﯘ</text:span><text:span text:style-name="T1"> </text:span><text:span text:style-name="T43">ﯙ</text:span><text:span text:style-name="T1"> </text:span><text:span text:style-name="T43">ﯚ</text:span><text:span text:style-name="T1"> </text:span><text:span text:style-name="T43">ﯛ</text:span><text:span text:style-name="T1"> </text:span><text:span text:style-name="T43">ﯜ</text:span><text:span text:style-name="T1"> </text:span><text:span text:style-name="T43">ﯝ</text:span><text:span text:style-name="T1"> </text:span><text:span text:style-name="T43">ﯞ</text:span></text:p>
      <text:p text:style-name="P60"><text:span text:style-name="T43">ﯟ</text:span><text:span text:style-name="T1"> </text:span><text:span text:style-name="T43">ﯠﯡ</text:span><text:span text:style-name="T1"> </text:span><text:span text:style-name="T43">ﯢ</text:span><text:span text:style-name="T1"> </text:span><text:span text:style-name="T43">ﯣ</text:span><text:span text:style-name="T1"> </text:span><text:span text:style-name="T43">ﯤ</text:span><text:span text:style-name="T1"> </text:span><text:span text:style-name="T43">ﯥ</text:span><text:span text:style-name="T1"> </text:span><text:span text:style-name="T43">ﯦ</text:span><text:span text:style-name="T1"> </text:span><text:span text:style-name="T43">ﯧ</text:span></text:p>
      <text:p text:style-name="P60"><text:span text:style-name="T43">ﯨ</text:span><text:span text:style-name="T1"> </text:span><text:span text:style-name="T43">ﯩ</text:span><text:span text:style-name="T1"> </text:span><text:span text:style-name="T43">ﯪ</text:span><text:span text:style-name="T1"> </text:span><text:span text:style-name="T43">ﯫ</text:span><text:span text:style-name="T1"> </text:span><text:span text:style-name="T43">ﯬ</text:span><text:span text:style-name="T1"> </text:span><text:span text:style-name="T43">ﯭ</text:span><text:span text:style-name="T1"> </text:span><text:span text:style-name="T43">ﯮ</text:span><text:span text:style-name="T1"> </text:span><text:span text:style-name="T43">ﯯ</text:span><text:span text:style-name="T1"> </text:span><text:span text:style-name="T43">ﯰ</text:span><text:span text:style-name="T1"> </text:span><text:span text:style-name="T43">ﯱ</text:span></text:p>
      <text:p text:style-name="P60"><text:span text:style-name="T43">ﯲ</text:span><text:span text:style-name="T1"> </text:span><text:span text:style-name="T43">ﯳ</text:span><text:span text:style-name="T1"> </text:span><text:span text:style-name="T43">ﯴ</text:span><text:span text:style-name="T1"> </text:span><text:span text:style-name="T43">ﯵ</text:span><text:span text:style-name="T1"> </text:span><text:span text:style-name="T43">ﯶ</text:span><text:span text:style-name="T1"> </text:span><text:span text:style-name="T43">ﯷ</text:span><text:span text:style-name="T1"> </text:span><text:span text:style-name="T43">ﯸ</text:span><text:span text:style-name="T1"> </text:span><text:span text:style-name="T43">ﯹ</text:span><text:span text:style-name="T1"> </text:span><text:span text:style-name="T43">ﯺ</text:span><text:span text:style-name="T1"> </text:span><text:span text:style-name="T43">ﯻ</text:span></text:p>
      <text:p text:style-name="P60"><text:span text:style-name="T43">ﯼ</text:span><text:span text:style-name="T1"> </text:span><text:span text:style-name="T43">ﯽ</text:span><text:span text:style-name="T1"> </text:span><text:span text:style-name="T43">ﯾ</text:span><text:span text:style-name="T1"> </text:span><text:span text:style-name="T43">ﯿ</text:span><text:span text:style-name="T1"> </text:span><text:span text:style-name="T43">ﰀ</text:span><text:span text:style-name="T1"> </text:span><text:span text:style-name="T43">ﰁ</text:span><text:span text:style-name="T1"> </text:span><text:span text:style-name="T43">ﰂ</text:span><text:span text:style-name="T1"> </text:span><text:span text:style-name="T43">ﰃ</text:span><text:span text:style-name="T1"> </text:span><text:span text:style-name="T43">ﰄ</text:span></text:p>
      <text:p text:style-name="P60"><text:span text:style-name="T43">ﰅ</text:span><text:span text:style-name="T1"> </text:span><text:span text:style-name="T43">ﰆ</text:span><text:span text:style-name="T1"> </text:span><text:span text:style-name="T43">ﰇ</text:span><text:span text:style-name="T1"> </text:span><text:span text:style-name="T43">ﰈ</text:span><text:span text:style-name="T1"> </text:span><text:span text:style-name="T43">ﰉ</text:span><text:span text:style-name="T1"> </text:span><text:span text:style-name="T43">ﰊ</text:span><text:span text:style-name="T1"> </text:span><text:span text:style-name="T43">ﰋ</text:span><text:span text:style-name="T1"> </text:span><text:span text:style-name="T43">ﰌ</text:span><text:span text:style-name="T1"> </text:span><text:span text:style-name="T43">ﰍ</text:span><text:span text:style-name="T1"> </text:span><text:span text:style-name="T43">ﰎ</text:span></text:p>
      <text:p text:style-name="P54"><text:span text:style-name="T43">ﰏ</text:span><text:span text:style-name="T1"> </text:span><text:span text:style-name="T43">ﰐ</text:span><text:span text:style-name="T1"> </text:span><text:span text:style-name="T43">ﰑﰒ</text:span><text:span text:style-name="T1"> </text:span><text:span text:style-name="T43">ﰓﰔﰕﰖ</text:span><text:span text:style-name="T1"> </text:span><text:span text:style-name="T43">ﰗ</text:span></text:p>
      <text:p text:style-name="P103"><text:span text:style-name="T46">ﭑ</text:span><text:span text:style-name="T1"> </text:span><text:span text:style-name="T46">ﭒ</text:span><text:span text:style-name="T1"> </text:span><text:span text:style-name="T46">ﭓ</text:span><text:span text:style-name="T1"> </text:span><text:span text:style-name="T46">ﭔ</text:span><text:span text:style-name="T1"> </text:span><text:span text:style-name="T46">ﭕ</text:span><text:span text:style-name="T1"> </text:span><text:span text:style-name="T46">ﭖ</text:span><text:span text:style-name="T1"> </text:span><text:span text:style-name="T46">ﭗ</text:span><text:span text:style-name="T1"> </text:span><text:span text:style-name="T46">ﭘ</text:span><text:span text:style-name="T1"> </text:span><text:span text:style-name="T46">ﭙ</text:span><text:span text:style-name="T1"> </text:span><text:span text:style-name="T46">ﭚ</text:span><text:span text:style-name="T1"> </text:span><text:span text:style-name="T46">ﭛ</text:span><text:span text:style-name="T1"> </text:span></text:p>
      <text:p text:style-name="P74">ﮌﰁ</text:p>
      <text:p text:style-name="P74">ﭔﭕﭖ</text:p>
      <text:p text:style-name="P61"><text:span text:style-name="T47">ﭜ</text:span><text:span text:style-name="T24"> </text:span><text:span text:style-name="T47">ﭝ</text:span><text:span text:style-name="T24"> </text:span><text:span text:style-name="T47">ﭞ</text:span><text:span text:style-name="T24"> </text:span><text:span text:style-name="T47">ﭟ</text:span><text:span text:style-name="T24"> </text:span><text:span text:style-name="T47">ﭠ</text:span><text:span text:style-name="T24"> </text:span><text:span text:style-name="T47">ﭡ</text:span><text:span text:style-name="T24"> </text:span><text:span text:style-name="T47">ﭢ</text:span><text:span text:style-name="T24"> </text:span><text:span text:style-name="T47">ﭣ</text:span><text:span text:style-name="T24"> </text:span><text:span text:style-name="T47">ﭤ</text:span><text:span text:style-name="T24"> </text:span><text:span text:style-name="T47">ﭥ</text:span><text:span text:style-name="T24"> </text:span><text:span text:style-name="T47">ﭦ</text:span></text:p>
      <text:p text:style-name="P61"><text:span text:style-name="T47">ﭧ</text:span><text:span text:style-name="T24"> </text:span><text:span text:style-name="T47">ﭨ</text:span><text:span text:style-name="T24"> </text:span><text:span text:style-name="T47">ﭩ</text:span><text:span text:style-name="T24"> </text:span><text:span text:style-name="T47">ﭪ</text:span><text:span text:style-name="T24"> </text:span><text:span text:style-name="T47">ﭫ</text:span><text:span text:style-name="T24"> </text:span><text:span text:style-name="T47">ﭬ</text:span><text:span text:style-name="T24"> </text:span><text:span text:style-name="T47">ﭭ</text:span><text:span text:style-name="T24"> </text:span><text:span text:style-name="T47">ﭮ</text:span><text:span text:style-name="T24"> </text:span><text:span text:style-name="T47">ﭯ</text:span><text:span text:style-name="T24"> </text:span><text:span text:style-name="T47">ﭰ</text:span><text:span text:style-name="T24"> </text:span><text:span text:style-name="T47">ﭱ</text:span></text:p>
      <text:p text:style-name="P61"><text:span text:style-name="T47">ﭲ</text:span><text:span text:style-name="T24"> </text:span><text:span text:style-name="T47">ﭳ</text:span><text:span text:style-name="T24"> </text:span><text:span text:style-name="T47">ﭴ</text:span><text:span text:style-name="T24"> </text:span><text:span text:style-name="T47">ﭵ</text:span><text:span text:style-name="T24"> </text:span><text:span text:style-name="T47">ﭶ</text:span><text:span text:style-name="T24"> </text:span><text:span text:style-name="T47">ﭷ</text:span><text:span text:style-name="T24"> </text:span><text:span text:style-name="T47">ﭸ</text:span><text:span text:style-name="T24"> </text:span><text:span text:style-name="T47">ﭹ</text:span><text:span text:style-name="T24"> </text:span><text:span text:style-name="T47">ﭺ</text:span><text:span text:style-name="T24"> </text:span><text:span text:style-name="T47">ﭻ</text:span><text:span text:style-name="T24"> </text:span><text:span text:style-name="T47">ﭼ</text:span></text:p>
      <text:p text:style-name="P61"><text:span text:style-name="T47">ﭽ</text:span><text:span text:style-name="T24"> </text:span><text:span text:style-name="T47">ﭾ</text:span><text:span text:style-name="T24"> </text:span><text:span text:style-name="T47">ﭿ</text:span><text:span text:style-name="T24"> </text:span><text:span text:style-name="T47">ﮀ</text:span><text:span text:style-name="T24"> </text:span><text:span text:style-name="T47">ﮁ</text:span><text:span text:style-name="T24"> </text:span><text:span text:style-name="T47">ﮂ</text:span><text:span text:style-name="T24"> </text:span><text:span text:style-name="T47">ﮃ</text:span><text:span text:style-name="T24"> </text:span><text:span text:style-name="T47">ﮄ</text:span><text:span text:style-name="T24"> </text:span><text:span text:style-name="T47">ﮅ</text:span></text:p>
      <text:p text:style-name="P61"><text:span text:style-name="T47">ﮆ</text:span><text:span text:style-name="T24"> </text:span><text:span text:style-name="T47">ﮇ</text:span><text:span text:style-name="T24"> </text:span><text:span text:style-name="T47">ﮈ</text:span><text:span text:style-name="T24"> </text:span><text:span text:style-name="T47">ﮉ</text:span><text:span text:style-name="T24"> </text:span><text:span text:style-name="T47">ﮊ</text:span><text:span text:style-name="T24"> </text:span><text:span text:style-name="T47">ﮋ</text:span><text:span text:style-name="T24"> </text:span><text:span text:style-name="T47">ﮌ</text:span><text:span text:style-name="T24"> </text:span><text:span text:style-name="T47">ﮍ</text:span><text:span text:style-name="T24"> </text:span><text:span text:style-name="T47">ﮎ</text:span><text:span text:style-name="T24"> </text:span><text:span text:style-name="T47">ﮏ</text:span><text:span text:style-name="T24"> </text:span><text:span text:style-name="T47">ﮐ</text:span><text:span text:style-name="T24"> </text:span><text:span text:style-name="T47">ﮑ</text:span></text:p>
      <text:p text:style-name="P61"><text:span text:style-name="T47">ﮒ</text:span><text:span text:style-name="T24"> </text:span><text:span text:style-name="T47">ﮓ</text:span><text:span text:style-name="T24"> </text:span><text:span text:style-name="T47">ﮔ</text:span><text:span text:style-name="T24"> </text:span><text:span text:style-name="T47">ﮕ</text:span><text:span text:style-name="T24"> </text:span><text:span text:style-name="T47">ﮖ</text:span><text:span text:style-name="T24"> </text:span><text:span text:style-name="T47">ﮗ</text:span><text:span text:style-name="T24"> </text:span><text:span text:style-name="T47">ﮘ</text:span><text:span text:style-name="T24"> </text:span><text:span text:style-name="T47">ﮙ</text:span><text:span text:style-name="T24"> </text:span><text:span text:style-name="T47">ﮚ</text:span><text:span text:style-name="T24"> </text:span><text:span text:style-name="T47">ﮛ</text:span><text:span text:style-name="T24"> </text:span><text:span text:style-name="T47">ﮜ</text:span><text:span text:style-name="T24"> </text:span><text:span text:style-name="T47">ﮝ</text:span></text:p>
      <text:p text:style-name="P61"><text:span text:style-name="T47">ﮞ</text:span><text:span text:style-name="T24"> </text:span><text:span text:style-name="T47">ﮟ</text:span><text:span text:style-name="T24"> </text:span><text:span text:style-name="T47">ﮠ</text:span><text:span text:style-name="T24"> </text:span><text:span text:style-name="T47">ﮡ</text:span><text:span text:style-name="T24"> </text:span><text:span text:style-name="T47">ﮢ</text:span><text:span text:style-name="T24"> </text:span><text:span text:style-name="T47">ﮣ</text:span><text:span text:style-name="T24"> </text:span><text:span text:style-name="T47">ﮤ</text:span><text:span text:style-name="T24"> </text:span><text:span text:style-name="T47">ﮥ</text:span><text:span text:style-name="T24"> </text:span><text:span text:style-name="T47">ﮦ</text:span><text:span text:style-name="T24"> </text:span><text:span text:style-name="T47">ﮧ</text:span><text:span text:style-name="T24"> </text:span><text:span text:style-name="T47">ﮨ</text:span><text:span text:style-name="T24"> </text:span><text:span text:style-name="T47">ﮩ</text:span><text:span text:style-name="T24"> </text:span><text:span text:style-name="T47">ﮪ</text:span><text:span text:style-name="T24"> </text:span><text:span text:style-name="T47">ﮫ</text:span><text:span text:style-name="T24"> </text:span><text:span text:style-name="T47">ﮬ</text:span></text:p>
      <text:p text:style-name="P61"><text:span text:style-name="T47">ﮭ</text:span><text:span text:style-name="T24"> </text:span><text:span text:style-name="T47">ﮮ</text:span><text:span text:style-name="T24"> </text:span><text:span text:style-name="T47">ﮯ</text:span><text:span text:style-name="T24"> </text:span><text:span text:style-name="T47">ﮰ</text:span><text:span text:style-name="T24"> </text:span><text:span text:style-name="T47">ﮱ</text:span><text:span text:style-name="T24"> </text:span><text:span text:style-name="T47">ﯓ</text:span><text:span text:style-name="T24"> </text:span><text:span text:style-name="T47">ﯔ</text:span><text:span text:style-name="T24"> </text:span><text:span text:style-name="T47">ﯕ</text:span><text:span text:style-name="T24"> </text:span><text:span text:style-name="T47">ﯖ</text:span><text:span text:style-name="T24"> </text:span><text:span text:style-name="T47">ﯗ</text:span></text:p>
      <text:p text:style-name="P61"><text:span text:style-name="T47">ﯘ</text:span><text:span text:style-name="T24"> </text:span><text:span text:style-name="T47">ﯙ</text:span><text:span text:style-name="T24"> </text:span><text:span text:style-name="T47">ﯚ</text:span><text:span text:style-name="T24"> </text:span><text:span text:style-name="T47">ﯛ</text:span><text:span text:style-name="T24"> </text:span><text:span text:style-name="T47">ﯜ</text:span><text:span text:style-name="T24"> </text:span><text:span text:style-name="T47">ﯝ</text:span><text:span text:style-name="T24"> </text:span><text:span text:style-name="T47">ﯞ</text:span><text:span text:style-name="T24"> </text:span><text:span text:style-name="T47">ﯟ</text:span><text:span text:style-name="T24"> </text:span><text:span text:style-name="T47">ﯠ</text:span><text:span text:style-name="T24"> </text:span><text:span text:style-name="T47">ﯡ</text:span><text:span text:style-name="T24"> </text:span><text:span text:style-name="T47">ﯢ</text:span><text:span text:style-name="T24"> </text:span><text:span text:style-name="T47">ﯣ</text:span></text:p>
      <text:p text:style-name="P61"><text:span text:style-name="T47">ﯤ</text:span><text:span text:style-name="T24"> </text:span><text:span text:style-name="T47">ﯥ</text:span><text:span text:style-name="T24"> </text:span><text:span text:style-name="T47">ﯦ</text:span><text:span text:style-name="T24"> </text:span><text:span text:style-name="T47">ﯧ</text:span><text:span text:style-name="T24"> </text:span><text:span text:style-name="T47">ﯨ</text:span><text:span text:style-name="T24"> </text:span><text:span text:style-name="T47">ﯩ</text:span><text:span text:style-name="T24"> </text:span><text:span text:style-name="T47">ﯪ</text:span><text:span text:style-name="T24"> </text:span><text:span text:style-name="T47">ﯫ</text:span><text:span text:style-name="T24"> </text:span><text:span text:style-name="T47">ﯬ</text:span><text:span text:style-name="T24"> </text:span><text:span text:style-name="T47">ﯭ</text:span></text:p>
      <text:p text:style-name="P61"><text:span text:style-name="T47">ﯮ</text:span><text:span text:style-name="T24"> </text:span><text:span text:style-name="T47">ﯯ</text:span><text:span text:style-name="T24"> </text:span><text:span text:style-name="T47">ﯰ</text:span><text:span text:style-name="T24"> </text:span><text:span text:style-name="T47">ﯱ</text:span><text:span text:style-name="T24"> </text:span><text:span text:style-name="T47">ﯲ</text:span><text:span text:style-name="T24"> </text:span><text:span text:style-name="T47">ﯳ</text:span><text:span text:style-name="T24"> </text:span><text:span text:style-name="T47">ﯴ</text:span><text:span text:style-name="T24"> </text:span><text:span text:style-name="T47">ﯵ</text:span><text:span text:style-name="T24"> </text:span><text:span text:style-name="T47">ﯶ</text:span><text:span text:style-name="T24"> </text:span><text:span text:style-name="T47">ﯷ</text:span></text:p>
      <text:p text:style-name="P61"><text:span text:style-name="T47">ﯸ</text:span><text:span text:style-name="T24"> </text:span><text:span text:style-name="T47">ﯹ</text:span><text:span text:style-name="T24"> </text:span><text:span text:style-name="T47">ﯺ</text:span><text:span text:style-name="T24"> </text:span><text:span text:style-name="T47">ﯻ</text:span><text:span text:style-name="T24"> </text:span><text:span text:style-name="T47">ﯼ</text:span><text:span text:style-name="T24"> </text:span><text:span text:style-name="T47">ﯽ</text:span><text:span text:style-name="T24"> </text:span><text:span text:style-name="T47">ﯾ</text:span><text:span text:style-name="T24"> </text:span><text:span text:style-name="T47">ﯿ</text:span><text:span text:style-name="T24"> </text:span><text:span text:style-name="T47">ﰀ</text:span><text:span text:style-name="T24"> </text:span><text:span text:style-name="T47">ﰁ</text:span></text:p>
      <text:p text:style-name="P104"><text:span text:style-name="T49">ﮌ</text:span><text:span text:style-name="T80">ﰂ</text:span></text:p>
      <text:p text:style-name="P79">ﭔﭕﭖ</text:p>
      <text:p text:style-name="P17"><text:span text:style-name="T48">ﭑ</text:span><text:span text:style-name="T1"> </text:span><text:span text:style-name="T48">ﭒ</text:span><text:span text:style-name="T1"> </text:span><text:span text:style-name="T48">ﭓ</text:span><text:span text:style-name="T1"> </text:span><text:span text:style-name="T48">ﭔ</text:span><text:span text:style-name="T1"> </text:span><text:span text:style-name="T48">ﭕ</text:span><text:span text:style-name="T1"> </text:span><text:span text:style-name="T48">ﭖ</text:span><text:span text:style-name="T1"> </text:span><text:span text:style-name="T48">ﭗ</text:span><text:span text:style-name="T1"> </text:span><text:span text:style-name="T48">ﭘ</text:span><text:span text:style-name="T1"> </text:span><text:span text:style-name="T48">ﭙ</text:span></text:p>
      <text:p text:style-name="P17"><text:span text:style-name="T48">ﭚ</text:span><text:span text:style-name="T1"> </text:span><text:span text:style-name="T48">ﭛ</text:span><text:span text:style-name="T1"> </text:span><text:span text:style-name="T48">ﭜ</text:span><text:span text:style-name="T1"> </text:span><text:span text:style-name="T48">ﭝ</text:span><text:span text:style-name="T1"> </text:span><text:span text:style-name="T48">ﭞ</text:span><text:span text:style-name="T1"> </text:span><text:span text:style-name="T48">ﭟ</text:span><text:span text:style-name="T1"> </text:span><text:span text:style-name="T48">ﭠ</text:span><text:span text:style-name="T1"> </text:span><text:span text:style-name="T48">ﭡ</text:span><text:span text:style-name="T1"> </text:span><text:span text:style-name="T48">ﭢ</text:span><text:span text:style-name="T1"> </text:span><text:span text:style-name="T48">ﭣ</text:span><text:span text:style-name="T1"> </text:span><text:span text:style-name="T48">ﭤ</text:span><text:span text:style-name="T1"> </text:span><text:span text:style-name="T48">ﭥ</text:span></text:p>
      <text:p text:style-name="P17"><text:span text:style-name="T48">ﭦ</text:span><text:span text:style-name="T1"> </text:span><text:span text:style-name="T48">ﭧ</text:span><text:span text:style-name="T1"> </text:span><text:span text:style-name="T48">ﭨ</text:span><text:span text:style-name="T1"> </text:span><text:span text:style-name="T48">ﭩ</text:span><text:span text:style-name="T1"> </text:span><text:span text:style-name="T48">ﭪ</text:span><text:span text:style-name="T1"> </text:span><text:span text:style-name="T48">ﭫ</text:span><text:span text:style-name="T1"> </text:span><text:span text:style-name="T48">ﭬ</text:span><text:span text:style-name="T1"> </text:span><text:span text:style-name="T48">ﭭ</text:span><text:span text:style-name="T1"> </text:span><text:span text:style-name="T48">ﭮ</text:span><text:span text:style-name="T1"> </text:span><text:span text:style-name="T48">ﭯ</text:span><text:span text:style-name="T1"> </text:span><text:span text:style-name="T48">ﭰ</text:span></text:p>
      <text:p text:style-name="P17"><text:span text:style-name="T48">ﭱ</text:span><text:span text:style-name="T1"> </text:span><text:span text:style-name="T48">ﭲ</text:span><text:span text:style-name="T1"> </text:span><text:span text:style-name="T48">ﭳ</text:span><text:span text:style-name="T1"> </text:span><text:span text:style-name="T48">ﭴ</text:span><text:span text:style-name="T1"> </text:span><text:span text:style-name="T48">ﭵ</text:span><text:span text:style-name="T1"> </text:span><text:span text:style-name="T48">ﭶ</text:span><text:span text:style-name="T1"> </text:span><text:span text:style-name="T48">ﭷ</text:span><text:span text:style-name="T1"> </text:span><text:span text:style-name="T48">ﭸ</text:span><text:span text:style-name="T1"> </text:span><text:span text:style-name="T48">ﭹ</text:span><text:span text:style-name="T1"> </text:span><text:span text:style-name="T48">ﭺ</text:span><text:span text:style-name="T1"> </text:span><text:span text:style-name="T48">ﭻ</text:span></text:p>
      <text:p text:style-name="P17"><text:span text:style-name="T48">ﭼ</text:span><text:span text:style-name="T1"> </text:span><text:span text:style-name="T48">ﭽﭾ</text:span><text:span text:style-name="T1"> </text:span><text:span text:style-name="T48">ﭿ</text:span><text:span text:style-name="T1"> </text:span><text:span text:style-name="T48">ﮀ</text:span><text:span text:style-name="T1"> </text:span><text:span text:style-name="T48">ﮁ</text:span><text:span text:style-name="T1"> </text:span><text:span text:style-name="T48">ﮂ</text:span><text:span text:style-name="T1"> </text:span><text:span text:style-name="T48">ﮃ</text:span><text:span text:style-name="T1"> </text:span><text:span text:style-name="T48">ﮄ</text:span><text:span text:style-name="T1"> </text:span><text:span text:style-name="T48">ﮅ</text:span><text:span text:style-name="T1"> </text:span><text:span text:style-name="T48">ﮆ</text:span></text:p>
      <text:p text:style-name="P17"><text:span text:style-name="T48">ﮇ</text:span><text:span text:style-name="T1"> </text:span><text:span text:style-name="T48">ﮈ</text:span><text:span text:style-name="T1"> </text:span><text:span text:style-name="T48">ﮉ</text:span><text:span text:style-name="T1"> </text:span><text:span text:style-name="T48">ﮊ</text:span><text:span text:style-name="T1"> </text:span><text:span text:style-name="T48">ﮋ</text:span><text:span text:style-name="T1"> </text:span><text:span text:style-name="T48">ﮌ</text:span><text:span text:style-name="T1"> </text:span><text:span text:style-name="T48">ﮍ</text:span><text:span text:style-name="T1"> </text:span><text:span text:style-name="T48">ﮎ</text:span><text:span text:style-name="T1"> </text:span><text:span text:style-name="T48">ﮏ</text:span><text:span text:style-name="T1"> </text:span><text:span text:style-name="T48">ﮐ</text:span></text:p>
      <text:p text:style-name="P17"><text:span text:style-name="T48">ﮑ</text:span><text:span text:style-name="T1"> </text:span><text:span text:style-name="T48">ﮒ</text:span><text:span text:style-name="T1"> </text:span><text:span text:style-name="T48">ﮓ</text:span><text:span text:style-name="T1"> </text:span><text:span text:style-name="T48">ﮔ</text:span><text:span text:style-name="T1"> </text:span><text:span text:style-name="T48">ﮕ</text:span><text:span text:style-name="T1"> </text:span><text:span text:style-name="T48">ﮖ</text:span><text:span text:style-name="T1"> </text:span><text:span text:style-name="T48">ﮗ</text:span><text:span text:style-name="T1"> </text:span><text:span text:style-name="T48">ﮘ</text:span><text:span text:style-name="T1"> </text:span><text:span text:style-name="T48">ﮙ</text:span></text:p>
      <text:p text:style-name="P17"><text:span text:style-name="T48">ﮚ</text:span><text:span text:style-name="T1"> </text:span><text:span text:style-name="T48">ﮛ</text:span><text:span text:style-name="T1"> </text:span><text:span text:style-name="T48">ﮜ</text:span><text:span text:style-name="T1"> </text:span><text:span text:style-name="T48">ﮝ</text:span><text:span text:style-name="T1"> </text:span><text:span text:style-name="T48">ﮞﮟ</text:span><text:span text:style-name="T1"> </text:span><text:span text:style-name="T48">ﮠ</text:span><text:span text:style-name="T1"> </text:span><text:span text:style-name="T48">ﮡ</text:span><text:span text:style-name="T1"> </text:span><text:span text:style-name="T48">ﮢ</text:span><text:span text:style-name="T1"> </text:span><text:span text:style-name="T48">ﮣ</text:span><text:span text:style-name="T1"> </text:span><text:span text:style-name="T48">ﮤ</text:span><text:span text:style-name="T1"> </text:span><text:span text:style-name="T48">ﮥ</text:span></text:p>
      <text:p text:style-name="P17"><text:span text:style-name="T48">ﮦ</text:span><text:span text:style-name="T1"> </text:span><text:span text:style-name="T48">ﮧ</text:span><text:span text:style-name="T1"> </text:span><text:span text:style-name="T48">ﮨﮩﮪﮫﮬ</text:span><text:span text:style-name="T1"> </text:span><text:span text:style-name="T48">ﮭ</text:span><text:span text:style-name="T1"> </text:span><text:span text:style-name="T48">ﮮ</text:span><text:span text:style-name="T1"> </text:span><text:span text:style-name="T48">ﮯ</text:span><text:span text:style-name="T1"> </text:span><text:span text:style-name="T48">ﮰ</text:span><text:span text:style-name="T1"> </text:span><text:span text:style-name="T48">ﮱ</text:span></text:p>
      <text:p text:style-name="P17"><text:span text:style-name="T48">ﯓ</text:span><text:span text:style-name="T1"> </text:span><text:span text:style-name="T48">ﯔ</text:span><text:span text:style-name="T1"> </text:span><text:span text:style-name="T48">ﯕ</text:span><text:span text:style-name="T1"> </text:span><text:span text:style-name="T48">ﯖ</text:span><text:span text:style-name="T1"> </text:span><text:span text:style-name="T48">ﯗ</text:span><text:span text:style-name="T1"> </text:span><text:span text:style-name="T48">ﯘ</text:span><text:span text:style-name="T1"> </text:span><text:span text:style-name="T48">ﯙ</text:span><text:span text:style-name="T1"> </text:span><text:span text:style-name="T48">ﯚ</text:span><text:span text:style-name="T1"> </text:span><text:span text:style-name="T48">ﯛ</text:span><text:span text:style-name="T1"> </text:span><text:span text:style-name="T48">ﯜ</text:span><text:span text:style-name="T1"> </text:span><text:span text:style-name="T48">ﯝ</text:span><text:span text:style-name="T1"> </text:span><text:span text:style-name="T48">ﯞ</text:span></text:p>
      <text:p text:style-name="P17"><text:span text:style-name="T48">ﯟ</text:span><text:span text:style-name="T1"> </text:span><text:span text:style-name="T48">ﯠ</text:span><text:span text:style-name="T1"> </text:span><text:span text:style-name="T48">ﯡ</text:span><text:span text:style-name="T1"> </text:span><text:span text:style-name="T48">ﯢ</text:span><text:span text:style-name="T1"> </text:span><text:span text:style-name="T48">ﯣ</text:span><text:span text:style-name="T1"> </text:span><text:span text:style-name="T48">ﯤ</text:span><text:span text:style-name="T1"> </text:span><text:span text:style-name="T48">ﯥ</text:span><text:span text:style-name="T1"> </text:span><text:span text:style-name="T48">ﯦ</text:span><text:span text:style-name="T1"> </text:span><text:span text:style-name="T48">ﯧ</text:span><text:span text:style-name="T1"> </text:span><text:span text:style-name="T48">ﯨ</text:span><text:span text:style-name="T1"> </text:span><text:span text:style-name="T48">ﯩ</text:span><text:span text:style-name="T1"> </text:span><text:span text:style-name="T48">ﯪ</text:span></text:p>
      <text:p text:style-name="P17"><text:span text:style-name="T48">ﯫ</text:span><text:span text:style-name="T1"> </text:span><text:span text:style-name="T48">ﯬ</text:span><text:span text:style-name="T1"> </text:span><text:span text:style-name="T48">ﯭ</text:span><text:span text:style-name="T1"> </text:span><text:span text:style-name="T48">ﯮ</text:span><text:span text:style-name="T1"> </text:span><text:span text:style-name="T48">ﯯ</text:span><text:span text:style-name="T1"> </text:span><text:span text:style-name="T48">ﯰ</text:span><text:span text:style-name="T1"> </text:span><text:span text:style-name="T48">ﯱ</text:span><text:span text:style-name="T1"> </text:span><text:span text:style-name="T48">ﯲ</text:span><text:span text:style-name="T1"> </text:span><text:span text:style-name="T48">ﯳ</text:span><text:span text:style-name="T1"> </text:span><text:span text:style-name="T48">ﯴ</text:span><text:span text:style-name="T1"> </text:span><text:span text:style-name="T48">ﯵ</text:span><text:span text:style-name="T1"> </text:span><text:span text:style-name="T48">ﯶ</text:span></text:p>
      <text:p text:style-name="P18"><text:span text:style-name="T49">ﮌ</text:span><text:span text:style-name="T80">ﰃ</text:span></text:p>
      <text:p text:style-name="P105">ﭔﭕﭖ</text:p>
      <text:p text:style-name="P58"><text:span text:style-name="T50">ﭑ</text:span><text:span text:style-name="T1"> </text:span><text:span text:style-name="T50">ﭒ</text:span><text:span text:style-name="T1"> </text:span><text:span text:style-name="T50">ﭓ</text:span><text:span text:style-name="T1"> </text:span><text:span text:style-name="T50">ﭔ</text:span><text:span text:style-name="T1"> </text:span><text:span text:style-name="T50">ﭕ</text:span><text:span text:style-name="T1"> </text:span><text:span text:style-name="T50">ﭖ</text:span><text:span text:style-name="T1"> </text:span><text:span text:style-name="T50">ﭗ</text:span><text:span text:style-name="T1"> </text:span><text:span text:style-name="T50">ﭘ</text:span><text:span text:style-name="T1"> </text:span><text:span text:style-name="T50">ﭙ</text:span><text:span text:style-name="T1"> </text:span><text:span text:style-name="T50">ﭚ</text:span><text:span text:style-name="T1"> </text:span><text:span text:style-name="T50">ﭛ</text:span><text:span text:style-name="T1"> </text:span><text:span text:style-name="T50">ﭜ</text:span><text:span text:style-name="T1"> </text:span><text:span text:style-name="T50">ﭝ</text:span></text:p>
      <text:p text:style-name="P58"><text:span text:style-name="T1"><text:s/></text:span><text:span text:style-name="T50">ﭞ</text:span><text:span text:style-name="T1"> </text:span><text:span text:style-name="T50">ﭟ</text:span><text:span text:style-name="T1"> </text:span><text:span text:style-name="T50">ﭠ</text:span><text:span text:style-name="T1"> </text:span><text:span text:style-name="T50">ﭡ</text:span><text:span text:style-name="T1"> </text:span><text:span text:style-name="T50">ﭢ</text:span><text:span text:style-name="T1"> </text:span><text:span text:style-name="T50">ﭣ</text:span><text:span text:style-name="T1"> </text:span><text:span text:style-name="T50">ﭤ</text:span><text:span text:style-name="T1"> </text:span><text:span text:style-name="T50">ﭥ</text:span><text:span text:style-name="T1"> </text:span><text:span text:style-name="T50">ﭦ</text:span><text:span text:style-name="T1"> </text:span><text:span text:style-name="T50">ﭧ</text:span><text:span text:style-name="T1"> </text:span><text:span text:style-name="T50">ﭨ</text:span><text:span text:style-name="T1"> </text:span><text:span text:style-name="T50">ﭩ</text:span><text:span text:style-name="T1"> </text:span><text:span text:style-name="T50">ﭪ</text:span></text:p>
      <text:p text:style-name="P58"><text:span text:style-name="T1"><text:s/></text:span><text:span text:style-name="T50">ﭫ</text:span><text:span text:style-name="T1"> </text:span><text:span text:style-name="T50">ﭬ</text:span><text:span text:style-name="T1"> </text:span><text:span text:style-name="T50">ﭭ</text:span><text:span text:style-name="T1"> </text:span><text:span text:style-name="T50">ﭮ</text:span><text:span text:style-name="T1"> </text:span><text:span text:style-name="T50">ﭯ</text:span><text:span text:style-name="T1"> </text:span><text:span text:style-name="T50">ﭰ</text:span><text:span text:style-name="T1"> </text:span><text:span text:style-name="T50">ﭱ</text:span><text:span text:style-name="T1"> </text:span><text:span text:style-name="T50">ﭲ</text:span><text:span text:style-name="T1"> </text:span><text:span text:style-name="T50">ﭳ</text:span><text:span text:style-name="T1"> </text:span><text:span text:style-name="T50">ﭴ</text:span><text:span text:style-name="T1"> </text:span><text:span text:style-name="T50">ﭵ</text:span><text:span text:style-name="T1"> </text:span><text:span text:style-name="T50">ﭶ</text:span><text:span text:style-name="T1"> </text:span><text:span text:style-name="T50">ﭷ</text:span></text:p>
      <text:p text:style-name="P58"><text:span text:style-name="T50">ﭸ</text:span><text:span text:style-name="T1"> </text:span><text:span text:style-name="T50">ﭹﭺﭻﭼﭽﭾﭿﮀﮁﮂﮃﮄﮅﮆ</text:span></text:p>
      <text:p text:style-name="P58"><text:span text:style-name="T51">ﮇﮈﮉﮊ</text:span><text:span text:style-name="T25"> </text:span><text:span text:style-name="T51">ﮋ</text:span><text:span text:style-name="T25"> </text:span><text:span text:style-name="T51">ﮌ</text:span><text:span text:style-name="T25"> </text:span><text:span text:style-name="T51">ﮍ</text:span><text:span text:style-name="T25"> </text:span><text:span text:style-name="T51">ﮎ</text:span><text:span text:style-name="T25"> </text:span><text:span text:style-name="T51">ﮏ</text:span><text:span text:style-name="T25"> </text:span><text:span text:style-name="T51">ﮐ</text:span><text:span text:style-name="T25"> </text:span><text:span text:style-name="T51">ﮑ</text:span><text:span text:style-name="T25"> </text:span><text:span text:style-name="T51">ﮒ</text:span><text:span text:style-name="T25"> </text:span><text:span text:style-name="T51">ﮓ</text:span></text:p>
      <text:p text:style-name="P67"><text:span text:style-name="T50">ﮔ</text:span><text:span text:style-name="T1"> </text:span><text:span text:style-name="T50">ﮕ</text:span><text:span text:style-name="T1"> </text:span><text:span text:style-name="T50">ﮖ</text:span><text:span text:style-name="T1"> </text:span><text:span text:style-name="T50">ﮗ</text:span><text:span text:style-name="T1"> </text:span><text:span text:style-name="T50">ﮘ</text:span><text:span text:style-name="T1"> </text:span><text:span text:style-name="T50">ﮙ</text:span><text:span text:style-name="T1"> </text:span><text:span text:style-name="T50">ﮚ</text:span><text:span text:style-name="T1"> </text:span><text:span text:style-name="T50">ﮛ</text:span><text:span text:style-name="T1"> </text:span><text:span text:style-name="T50">ﮜ</text:span><text:span text:style-name="T1"> </text:span><text:span text:style-name="T50">ﮝ</text:span><text:span text:style-name="T1"> </text:span><text:span text:style-name="T50">ﮞ</text:span></text:p>
      <text:p text:style-name="P84">ﮌﰄ</text:p>
      <text:p text:style-name="P84">ﭔﭕﭖ</text:p>
      <text:p text:style-name="P59"><text:span text:style-name="T50">ﮟ</text:span><text:span text:style-name="T1"> </text:span><text:span text:style-name="T50">ﮠ</text:span><text:span text:style-name="T1"> </text:span><text:span text:style-name="T50">ﮡ</text:span><text:span text:style-name="T1"> </text:span><text:span text:style-name="T50">ﮢ</text:span><text:span text:style-name="T1"> </text:span><text:span text:style-name="T50">ﮣ</text:span><text:span text:style-name="T1"> </text:span><text:span text:style-name="T50">ﮤ</text:span><text:span text:style-name="T1"> </text:span><text:span text:style-name="T50">ﮥ</text:span><text:span text:style-name="T1"> </text:span><text:span text:style-name="T50">ﮦ</text:span><text:span text:style-name="T1"> </text:span><text:span text:style-name="T50">ﮧ</text:span><text:span text:style-name="T1"> </text:span><text:span text:style-name="T50">ﮨ</text:span><text:span text:style-name="T1"> </text:span><text:span text:style-name="T50">ﮩ</text:span><text:span text:style-name="T1"> </text:span><text:span text:style-name="T50">ﮪ</text:span></text:p>
      <text:p text:style-name="P59"><text:span text:style-name="T50">ﮫ</text:span><text:span text:style-name="T1"> </text:span><text:span text:style-name="T50">ﮬ</text:span><text:span text:style-name="T1"> </text:span><text:span text:style-name="T50">ﮭ</text:span><text:span text:style-name="T1"> </text:span><text:span text:style-name="T50">ﮮ</text:span><text:span text:style-name="T1"> </text:span><text:span text:style-name="T50">ﮯ</text:span><text:span text:style-name="T1"> </text:span><text:span text:style-name="T50">ﮰ</text:span><text:span text:style-name="T1"> </text:span><text:span text:style-name="T50">ﮱ</text:span><text:span text:style-name="T1"> </text:span><text:span text:style-name="T50">ﯓ</text:span><text:span text:style-name="T1"> </text:span><text:span text:style-name="T50">ﯔ</text:span><text:span text:style-name="T1"> </text:span><text:span text:style-name="T50">ﯕ</text:span></text:p>
      <text:p text:style-name="P68"><text:span text:style-name="T50">ﯖ</text:span><text:span text:style-name="T1"> </text:span><text:span text:style-name="T50">ﯗ</text:span><text:span text:style-name="T1"> </text:span><text:span text:style-name="T50">ﯘ</text:span><text:span text:style-name="T1"> </text:span><text:span text:style-name="T50">ﯙ</text:span><text:span text:style-name="T1"> </text:span><text:span text:style-name="T50">ﯚ</text:span><text:span text:style-name="T1"> </text:span><text:span text:style-name="T50">ﯛ</text:span><text:span text:style-name="T1"> </text:span><text:span text:style-name="T50">ﯜﯝ</text:span><text:span text:style-name="T1"> </text:span><text:span text:style-name="T50">ﯞ</text:span><text:span text:style-name="T1"> </text:span><text:span text:style-name="T50">ﯟ</text:span><text:span text:style-name="T1"> </text:span><text:span text:style-name="T50">ﯠ</text:span><text:span text:style-name="T1"> </text:span><text:span text:style-name="T50">ﯡ</text:span><text:span text:style-name="T1"> </text:span><text:span text:style-name="T50">ﯢ</text:span><text:span text:style-name="T1"> </text:span><text:span text:style-name="T50">ﯣ</text:span><text:span text:style-name="T1"> </text:span><text:span text:style-name="T50">ﯤ</text:span></text:p>
      <text:p text:style-name="P59"><text:span text:style-name="T50">ﯥ</text:span><text:span text:style-name="T1"> </text:span><text:span text:style-name="T50">ﯦ</text:span><text:span text:style-name="T1"> </text:span><text:span text:style-name="T50">ﯧ</text:span><text:span text:style-name="T1"> </text:span><text:span text:style-name="T50">ﯨ</text:span><text:span text:style-name="T1"> </text:span><text:span text:style-name="T50">ﯩ</text:span><text:span text:style-name="T1"> </text:span><text:span text:style-name="T50">ﯪ</text:span><text:span text:style-name="T1"> </text:span><text:span text:style-name="T50">ﯫ</text:span><text:span text:style-name="T1"> </text:span><text:span text:style-name="T50">ﯬ</text:span><text:span text:style-name="T1"> </text:span><text:span text:style-name="T50">ﯭ</text:span><text:span text:style-name="T1"> </text:span><text:span text:style-name="T50">ﯮ</text:span><text:span text:style-name="T1"> </text:span><text:span text:style-name="T50">ﯯ</text:span></text:p>
      <text:p text:style-name="P59"><text:span text:style-name="T50">ﯰ</text:span><text:span text:style-name="T1"> </text:span><text:span text:style-name="T50">ﯱ</text:span><text:span text:style-name="T1"> </text:span><text:span text:style-name="T50">ﯲ</text:span><text:span text:style-name="T1"> </text:span><text:span text:style-name="T50">ﯳ</text:span><text:span text:style-name="T1"> </text:span><text:span text:style-name="T50">ﯴ</text:span><text:span text:style-name="T1"> </text:span><text:span text:style-name="T50">ﯵ</text:span><text:span text:style-name="T1"> </text:span><text:span text:style-name="T50">ﯶ</text:span><text:span text:style-name="T1"> </text:span><text:span text:style-name="T50">ﯷ</text:span><text:span text:style-name="T1"> </text:span><text:span text:style-name="T50">ﯸ</text:span><text:span text:style-name="T1"> </text:span><text:span text:style-name="T50">ﯹ</text:span><text:span text:style-name="T1"> </text:span><text:span text:style-name="T50">ﯺ</text:span></text:p>
      <text:p text:style-name="P59"><text:span text:style-name="T50">ﯻ</text:span><text:span text:style-name="T1"> </text:span><text:span text:style-name="T50">ﯼ</text:span><text:span text:style-name="T1"> </text:span><text:span text:style-name="T50">ﯽ</text:span><text:span text:style-name="T1"> </text:span><text:span text:style-name="T50">ﯾ</text:span><text:span text:style-name="T1"> </text:span><text:span text:style-name="T50">ﯿ</text:span><text:span text:style-name="T1"> </text:span><text:span text:style-name="T50">ﰀ</text:span><text:span text:style-name="T1"> </text:span><text:span text:style-name="T50">ﰁ</text:span><text:span text:style-name="T1"> </text:span><text:span text:style-name="T50">ﰂ</text:span><text:span text:style-name="T1"> </text:span><text:span text:style-name="T50">ﰃ</text:span><text:span text:style-name="T1"> </text:span><text:span text:style-name="T50">ﰄ</text:span><text:span text:style-name="T1"> </text:span><text:span text:style-name="T50">ﰅ</text:span><text:span text:style-name="T1"> </text:span><text:span text:style-name="T50">ﰆ</text:span><text:span text:style-name="T1"> </text:span><text:span text:style-name="T50">ﰇ</text:span><text:span text:style-name="T1"> </text:span><text:span text:style-name="T50">ﰈ</text:span></text:p>
      <text:p text:style-name="P106"><text:span text:style-name="T52">ﭑ</text:span><text:span text:style-name="T1"> </text:span><text:span text:style-name="T52">ﭒ</text:span><text:span text:style-name="T1"> </text:span><text:span text:style-name="T52">ﭓ</text:span><text:span text:style-name="T1"> </text:span><text:span text:style-name="T52">ﭔ</text:span><text:span text:style-name="T1"> </text:span><text:span text:style-name="T52">ﭕ</text:span><text:span text:style-name="T1"> </text:span><text:span text:style-name="T52">ﭖ</text:span><text:span text:style-name="T1"> </text:span><text:span text:style-name="T52">ﭗ</text:span><text:span text:style-name="T1"> </text:span><text:span text:style-name="T52">ﭘ</text:span><text:span text:style-name="T1"> </text:span><text:span text:style-name="T52">ﭙ</text:span><text:span text:style-name="T1"> </text:span><text:span text:style-name="T52">ﭚ</text:span></text:p>
      <text:p text:style-name="P20"><text:span text:style-name="T1"><text:s/></text:span><text:span text:style-name="T52">ﭛ</text:span><text:span text:style-name="T1"> </text:span><text:span text:style-name="T52">ﭜ</text:span><text:span text:style-name="T1"> </text:span><text:span text:style-name="T52">ﭝ</text:span><text:span text:style-name="T1"> </text:span><text:span text:style-name="T52">ﭞ</text:span><text:span text:style-name="T1"> </text:span><text:span text:style-name="T52">ﭟ</text:span><text:span text:style-name="T1"> </text:span><text:span text:style-name="T52">ﭠ</text:span><text:span text:style-name="T1"> </text:span><text:span text:style-name="T52">ﭡ</text:span><text:span text:style-name="T1"> </text:span><text:span text:style-name="T52">ﭢ</text:span><text:span text:style-name="T1"> </text:span><text:span text:style-name="T52">ﭣ</text:span><text:span text:style-name="T1"> </text:span></text:p>
      <text:p text:style-name="P85">ﮌﰅ</text:p>
      <text:p text:style-name="P85">ﭔﭕﭖ</text:p>
      <text:p text:style-name="P19"><text:span text:style-name="T52">ﭤ</text:span><text:span text:style-name="T1"> </text:span><text:span text:style-name="T52">ﭥ</text:span><text:span text:style-name="T1"> </text:span><text:span text:style-name="T52">ﭦ</text:span><text:span text:style-name="T1"> </text:span><text:span text:style-name="T52">ﭧ</text:span><text:span text:style-name="T1"> </text:span><text:span text:style-name="T52">ﭨ</text:span><text:span text:style-name="T1"> </text:span><text:span text:style-name="T52">ﭩ</text:span><text:span text:style-name="T1"> </text:span><text:span text:style-name="T52">ﭪ</text:span><text:span text:style-name="T1"> </text:span><text:span text:style-name="T52">ﭫ</text:span><text:span text:style-name="T1"> </text:span><text:span text:style-name="T52">ﭬ</text:span></text:p>
      <text:p text:style-name="P62"><text:span text:style-name="T52">ﭭ</text:span><text:span text:style-name="T1"> </text:span><text:span text:style-name="T52">ﭮ</text:span><text:span text:style-name="T1"> </text:span><text:span text:style-name="T52">ﭯ</text:span><text:span text:style-name="T1"> </text:span><text:span text:style-name="T52">ﭰ</text:span><text:span text:style-name="T1"> </text:span><text:span text:style-name="T52">ﭱ</text:span><text:span text:style-name="T1"> </text:span><text:span text:style-name="T52">ﭲ</text:span><text:span text:style-name="T1"> </text:span><text:span text:style-name="T52">ﭳ</text:span><text:span text:style-name="T1"> </text:span><text:span text:style-name="T52">ﭴ</text:span><text:span text:style-name="T1"> </text:span><text:span text:style-name="T52">ﭵ</text:span><text:span text:style-name="T1"> </text:span><text:span text:style-name="T52">ﭶ</text:span><text:span text:style-name="T1"> </text:span><text:span text:style-name="T52">ﭷ</text:span><text:span text:style-name="T1"> </text:span><text:span text:style-name="T52">ﭸ</text:span></text:p>
      <text:p text:style-name="P62"><text:span text:style-name="T52">ﭹ</text:span><text:span text:style-name="T1"> </text:span><text:span text:style-name="T52">ﭺ</text:span><text:span text:style-name="T1"> </text:span><text:span text:style-name="T52">ﭻ</text:span><text:span text:style-name="T1"> </text:span><text:span text:style-name="T52">ﭼ</text:span><text:span text:style-name="T1"> </text:span><text:span text:style-name="T52">ﭽ</text:span><text:span text:style-name="T1"> </text:span><text:span text:style-name="T52">ﭾ</text:span><text:span text:style-name="T1"> </text:span><text:span text:style-name="T52">ﭿ</text:span><text:span text:style-name="T1"> </text:span><text:span text:style-name="T52">ﮀ</text:span><text:span text:style-name="T1"> </text:span><text:span text:style-name="T52">ﮁ</text:span><text:span text:style-name="T1"> </text:span><text:span text:style-name="T52">ﮂ</text:span><text:span text:style-name="T1"> </text:span><text:span text:style-name="T52">ﮃ</text:span><text:span text:style-name="T1"> </text:span><text:span text:style-name="T52">ﮄ</text:span><text:span text:style-name="T1"> </text:span><text:span text:style-name="T52">ﮅ</text:span><text:span text:style-name="T1"> </text:span><text:span text:style-name="T52">ﮆ</text:span></text:p>
      <text:p text:style-name="P62"><text:span text:style-name="T52">ﮇ</text:span><text:span text:style-name="T1"> </text:span><text:span text:style-name="T52">ﮈ</text:span><text:span text:style-name="T1"> </text:span><text:span text:style-name="T52">ﮉ</text:span><text:span text:style-name="T1"> </text:span><text:span text:style-name="T52">ﮊ</text:span><text:span text:style-name="T1"> </text:span><text:span text:style-name="T52">ﮋ</text:span><text:span text:style-name="T1"> </text:span><text:span text:style-name="T52">ﮌ</text:span><text:span text:style-name="T1"> </text:span><text:span text:style-name="T52">ﮍ</text:span><text:span text:style-name="T1"> </text:span><text:span text:style-name="T52">ﮎ</text:span><text:span text:style-name="T1"> </text:span><text:span text:style-name="T52">ﮏ</text:span><text:span text:style-name="T1"> </text:span><text:span text:style-name="T52">ﮐ</text:span><text:span text:style-name="T1"> </text:span><text:span text:style-name="T52">ﮑ</text:span></text:p>
      <text:p text:style-name="P62"><text:span text:style-name="T52">ﮒ</text:span><text:span text:style-name="T1"> </text:span><text:span text:style-name="T52">ﮓ</text:span><text:span text:style-name="T1"> </text:span><text:span text:style-name="T52">ﮔ</text:span><text:span text:style-name="T1"> </text:span><text:span text:style-name="T52">ﮕ</text:span><text:span text:style-name="T1"> </text:span><text:span text:style-name="T52">ﮖ</text:span><text:span text:style-name="T1"> </text:span><text:span text:style-name="T52">ﮗ</text:span><text:span text:style-name="T1"> </text:span><text:span text:style-name="T52">ﮘ</text:span><text:span text:style-name="T1"> </text:span><text:span text:style-name="T52">ﮙ</text:span><text:span text:style-name="T1"> </text:span><text:span text:style-name="T52">ﮚ</text:span><text:span text:style-name="T1"> </text:span><text:span text:style-name="T52">ﮛ</text:span><text:span text:style-name="T1"> </text:span><text:span text:style-name="T52">ﮜ</text:span><text:span text:style-name="T1"> </text:span><text:span text:style-name="T52">ﮝ</text:span><text:span text:style-name="T1"> </text:span><text:span text:style-name="T52">ﮞ</text:span></text:p>
      <text:p text:style-name="P62"><text:span text:style-name="T52">ﮟ</text:span><text:span text:style-name="T1"> </text:span><text:span text:style-name="T52">ﮠ</text:span><text:span text:style-name="T1"> </text:span><text:span text:style-name="T52">ﮡ</text:span><text:span text:style-name="T1"> </text:span><text:span text:style-name="T52">ﮢ</text:span><text:span text:style-name="T1"> </text:span><text:span text:style-name="T52">ﮣ</text:span><text:span text:style-name="T1"> </text:span><text:span text:style-name="T52">ﮤ</text:span><text:span text:style-name="T1"> </text:span><text:span text:style-name="T52">ﮥ</text:span><text:span text:style-name="T1"> </text:span><text:span text:style-name="T52">ﮦ</text:span><text:span text:style-name="T1"> </text:span><text:span text:style-name="T52">ﮧ</text:span></text:p>
      <text:p text:style-name="P62"><text:span text:style-name="T52">ﮨ</text:span><text:span text:style-name="T1"> </text:span><text:span text:style-name="T52">ﮩ</text:span><text:span text:style-name="T1"> </text:span><text:span text:style-name="T52">ﮪ</text:span><text:span text:style-name="T1"> </text:span><text:span text:style-name="T52">ﮫ</text:span><text:span text:style-name="T1"> </text:span><text:span text:style-name="T52">ﮬ</text:span><text:span text:style-name="T1"> </text:span><text:span text:style-name="T52">ﮭ</text:span><text:span text:style-name="T1"> </text:span><text:span text:style-name="T52">ﮮ</text:span><text:span text:style-name="T1"> </text:span><text:span text:style-name="T52">ﮯ</text:span><text:span text:style-name="T1"> </text:span><text:span text:style-name="T52">ﮰ</text:span><text:span text:style-name="T1"> </text:span><text:span text:style-name="T52">ﮱ</text:span></text:p>
      <text:p text:style-name="P62"><text:span text:style-name="T52">ﯓ</text:span><text:span text:style-name="T1"> </text:span><text:span text:style-name="T52">ﯔ</text:span><text:span text:style-name="T1"> </text:span><text:span text:style-name="T52">ﯕ</text:span><text:span text:style-name="T1"> </text:span><text:span text:style-name="T52">ﯖ</text:span><text:span text:style-name="T1"> </text:span><text:span text:style-name="T52">ﯗ</text:span><text:span text:style-name="T1"> </text:span><text:span text:style-name="T52">ﯘ</text:span><text:span text:style-name="T1"> </text:span><text:span text:style-name="T52">ﯙ</text:span><text:span text:style-name="T1"> </text:span><text:span text:style-name="T52">ﯚ</text:span><text:span text:style-name="T1"> </text:span><text:span text:style-name="T52">ﯛ</text:span><text:span text:style-name="T1"> </text:span><text:span text:style-name="T52">ﯜ</text:span></text:p>
      <text:p text:style-name="P62"><text:span text:style-name="T52">ﯝ</text:span><text:span text:style-name="T1"> </text:span><text:span text:style-name="T52">ﯞ</text:span><text:span text:style-name="T1"> </text:span><text:span text:style-name="T52">ﯟ</text:span><text:span text:style-name="T1"> </text:span><text:span text:style-name="T52">ﯠ</text:span><text:span text:style-name="T1"> </text:span><text:span text:style-name="T52">ﯡ</text:span><text:span text:style-name="T1"> </text:span><text:span text:style-name="T52">ﯢ</text:span><text:span text:style-name="T1"> </text:span><text:span text:style-name="T52">ﯣ</text:span><text:span text:style-name="T1"> </text:span><text:span text:style-name="T52">ﯤ</text:span><text:span text:style-name="T1"> </text:span><text:span text:style-name="T52">ﯥ</text:span></text:p>
      <text:p text:style-name="P62"><text:span text:style-name="T52">ﯦ</text:span><text:span text:style-name="T1"> </text:span><text:span text:style-name="T52">ﯧ</text:span><text:span text:style-name="T1"> </text:span><text:span text:style-name="T52">ﯨ</text:span><text:span text:style-name="T1"> </text:span><text:span text:style-name="T52">ﯩ</text:span><text:span text:style-name="T1"> </text:span><text:span text:style-name="T52">ﯪ</text:span><text:span text:style-name="T1"> </text:span><text:span text:style-name="T52">ﯫ</text:span><text:span text:style-name="T1"> </text:span><text:span text:style-name="T52">ﯬ</text:span><text:span text:style-name="T1"> </text:span><text:span text:style-name="T52">ﯭ</text:span><text:span text:style-name="T1"> </text:span><text:span text:style-name="T52">ﯮ</text:span><text:span text:style-name="T1"> </text:span><text:span text:style-name="T52">ﯯ</text:span></text:p>
      <text:p text:style-name="P62"><text:span text:style-name="T52">ﯰ</text:span><text:span text:style-name="T1"> </text:span><text:span text:style-name="T52">ﯱ</text:span><text:span text:style-name="T1"> </text:span><text:span text:style-name="T52">ﯲ</text:span><text:span text:style-name="T1"> </text:span><text:span text:style-name="T52">ﯳ</text:span><text:span text:style-name="T1"> </text:span><text:span text:style-name="T52">ﯴ</text:span><text:span text:style-name="T1"> </text:span><text:span text:style-name="T52">ﯵ</text:span><text:span text:style-name="T1"> </text:span><text:span text:style-name="T52">ﯶ</text:span><text:span text:style-name="T1"> </text:span><text:span text:style-name="T52">ﯷ</text:span><text:span text:style-name="T1"> </text:span><text:span text:style-name="T52">ﯸ</text:span><text:span text:style-name="T1"> </text:span><text:span text:style-name="T52">ﯹ</text:span><text:span text:style-name="T1"> </text:span><text:span text:style-name="T52">ﯺ</text:span></text:p>
      <text:p text:style-name="P107"><text:span text:style-name="T54">ﮌ</text:span><text:span text:style-name="T80">ﰆ</text:span></text:p>
      <text:p text:style-name="P80">ﭔﭕﭖ</text:p>
      <text:p text:style-name="P21"><text:span text:style-name="T53">ﭑ</text:span><text:span text:style-name="T1"> </text:span><text:span text:style-name="T53">ﭒ</text:span><text:span text:style-name="T1"> </text:span><text:span text:style-name="T53">ﭓ</text:span><text:span text:style-name="T1"> </text:span><text:span text:style-name="T53">ﭔ</text:span><text:span text:style-name="T1"> </text:span><text:span text:style-name="T53">ﭕ</text:span><text:span text:style-name="T1"> </text:span><text:span text:style-name="T53">ﭖ</text:span><text:span text:style-name="T1"> </text:span><text:span text:style-name="T53">ﭗ</text:span><text:span text:style-name="T1"> </text:span><text:span text:style-name="T53">ﭘ</text:span><text:span text:style-name="T1"> </text:span><text:span text:style-name="T53">ﭙ</text:span><text:span text:style-name="T1"> </text:span><text:span text:style-name="T53">ﭚ</text:span><text:span text:style-name="T1"> </text:span><text:span text:style-name="T53">ﭛ</text:span></text:p>
      <text:p text:style-name="P21"><text:span text:style-name="T53">ﭜ</text:span><text:span text:style-name="T1"> </text:span><text:span text:style-name="T53">ﭝ</text:span><text:span text:style-name="T1"> </text:span><text:span text:style-name="T53">ﭞ</text:span><text:span text:style-name="T1"> </text:span><text:span text:style-name="T53">ﭟ</text:span><text:span text:style-name="T1"> </text:span><text:span text:style-name="T53">ﭠ</text:span><text:span text:style-name="T1"> </text:span><text:span text:style-name="T53">ﭡ</text:span><text:span text:style-name="T1"> </text:span><text:span text:style-name="T53">ﭢ</text:span><text:span text:style-name="T1"> </text:span><text:span text:style-name="T53">ﭣ</text:span><text:span text:style-name="T1"> </text:span><text:span text:style-name="T53">ﭤ</text:span><text:span text:style-name="T1"> </text:span><text:span text:style-name="T53">ﭥ</text:span><text:span text:style-name="T1"> </text:span><text:span text:style-name="T53">ﭦ</text:span><text:span text:style-name="T1"> </text:span><text:span text:style-name="T53">ﭧ</text:span><text:span text:style-name="T1"> </text:span><text:span text:style-name="T53">ﭨ</text:span><text:span text:style-name="T1"> </text:span><text:span text:style-name="T53">ﭩ</text:span></text:p>
      <text:p text:style-name="P21"><text:span text:style-name="T53">ﭪ</text:span><text:span text:style-name="T1"> </text:span><text:span text:style-name="T53">ﭫ</text:span><text:span text:style-name="T1"> </text:span><text:span text:style-name="T53">ﭬ</text:span><text:span text:style-name="T1"> </text:span><text:span text:style-name="T53">ﭭ</text:span><text:span text:style-name="T1"> </text:span><text:span text:style-name="T53">ﭮ</text:span><text:span text:style-name="T1"> </text:span><text:span text:style-name="T53">ﭯ</text:span><text:span text:style-name="T1"> </text:span><text:span text:style-name="T53">ﭰ</text:span><text:span text:style-name="T1"> </text:span><text:span text:style-name="T53">ﭱ</text:span><text:span text:style-name="T1"> </text:span><text:span text:style-name="T53">ﭲ</text:span><text:span text:style-name="T1"> </text:span><text:span text:style-name="T53">ﭳ</text:span><text:span text:style-name="T1"> </text:span><text:span text:style-name="T53">ﭴ</text:span><text:span text:style-name="T1"> </text:span><text:span text:style-name="T53">ﭵ</text:span></text:p>
      <text:p text:style-name="P21"><text:span text:style-name="T53">ﭶ</text:span><text:span text:style-name="T1"> </text:span><text:span text:style-name="T53">ﭷ</text:span><text:span text:style-name="T1"> </text:span><text:span text:style-name="T53">ﭸ</text:span><text:span text:style-name="T1"> </text:span><text:span text:style-name="T53">ﭹ</text:span><text:span text:style-name="T1"> </text:span><text:span text:style-name="T53">ﭺ</text:span><text:span text:style-name="T1"> </text:span><text:span text:style-name="T53">ﭻ</text:span><text:span text:style-name="T1"> </text:span><text:span text:style-name="T53">ﭼ</text:span><text:span text:style-name="T1"> </text:span><text:span text:style-name="T53">ﭽ</text:span><text:span text:style-name="T1"> </text:span><text:span text:style-name="T53">ﭾ</text:span><text:span text:style-name="T1"> </text:span><text:span text:style-name="T53">ﭿ</text:span></text:p>
      <text:p text:style-name="P21"><text:span text:style-name="T53">ﮀ</text:span><text:span text:style-name="T1"> </text:span><text:span text:style-name="T53">ﮁ</text:span><text:span text:style-name="T1"> </text:span><text:span text:style-name="T53">ﮂ</text:span><text:span text:style-name="T1"> </text:span><text:span text:style-name="T53">ﮃ</text:span><text:span text:style-name="T1"> </text:span><text:span text:style-name="T53">ﮄ</text:span><text:span text:style-name="T1"> </text:span><text:span text:style-name="T53">ﮅ</text:span><text:span text:style-name="T1"> </text:span><text:span text:style-name="T53">ﮆ</text:span><text:span text:style-name="T1"> </text:span><text:span text:style-name="T53">ﮇ</text:span><text:span text:style-name="T1"> </text:span><text:span text:style-name="T53">ﮈ</text:span><text:span text:style-name="T1"> </text:span><text:span text:style-name="T53">ﮉ</text:span></text:p>
      <text:p text:style-name="P21"><text:span text:style-name="T53">ﮊ</text:span><text:span text:style-name="T1"> </text:span><text:span text:style-name="T53">ﮋ</text:span><text:span text:style-name="T1"> </text:span><text:span text:style-name="T53">ﮌ</text:span><text:span text:style-name="T1"> </text:span><text:span text:style-name="T53">ﮍ</text:span><text:span text:style-name="T1"> </text:span><text:span text:style-name="T53">ﮎ</text:span><text:span text:style-name="T1"> </text:span><text:span text:style-name="T53">ﮏ</text:span><text:span text:style-name="T1"> </text:span><text:span text:style-name="T53">ﮐ</text:span><text:span text:style-name="T1"> </text:span><text:span text:style-name="T53">ﮑ</text:span><text:span text:style-name="T1"> </text:span><text:span text:style-name="T53">ﮒ</text:span><text:span text:style-name="T1"> </text:span><text:span text:style-name="T53">ﮓ</text:span></text:p>
      <text:p text:style-name="P21"><text:span text:style-name="T53">ﮔ</text:span><text:span text:style-name="T1"> </text:span><text:span text:style-name="T53">ﮕ</text:span><text:span text:style-name="T1"> </text:span><text:span text:style-name="T53">ﮖ</text:span><text:span text:style-name="T1"> </text:span><text:span text:style-name="T53">ﮗ</text:span><text:span text:style-name="T1"> </text:span><text:span text:style-name="T53">ﮘ</text:span><text:span text:style-name="T1"> </text:span><text:span text:style-name="T53">ﮙ</text:span><text:span text:style-name="T1"> </text:span><text:span text:style-name="T53">ﮚ</text:span><text:span text:style-name="T1"> </text:span><text:span text:style-name="T53">ﮛ</text:span><text:span text:style-name="T1"> </text:span><text:span text:style-name="T53">ﮜ</text:span><text:span text:style-name="T1"> </text:span><text:span text:style-name="T53">ﮝ</text:span></text:p>
      <text:p text:style-name="P21"><text:span text:style-name="T53">ﮞ</text:span><text:span text:style-name="T1"> </text:span><text:span text:style-name="T53">ﮟ</text:span><text:span text:style-name="T1"> </text:span><text:span text:style-name="T53">ﮠ</text:span><text:span text:style-name="T1"> </text:span><text:span text:style-name="T53">ﮡ</text:span><text:span text:style-name="T1"> </text:span><text:span text:style-name="T53">ﮢ</text:span><text:span text:style-name="T1"> </text:span><text:span text:style-name="T53">ﮣ</text:span><text:span text:style-name="T1"> </text:span><text:span text:style-name="T53">ﮤ</text:span><text:span text:style-name="T1"> </text:span><text:span text:style-name="T53">ﮥ</text:span><text:span text:style-name="T1"> </text:span><text:span text:style-name="T53">ﮦ</text:span><text:span text:style-name="T1"> </text:span><text:span text:style-name="T53">ﮧ</text:span><text:span text:style-name="T1"> </text:span><text:span text:style-name="T53">ﮨ</text:span><text:span text:style-name="T1"> </text:span><text:span text:style-name="T53">ﮩ</text:span></text:p>
      <text:p text:style-name="P21"><text:span text:style-name="T53">ﮪﮫ</text:span><text:span text:style-name="T1"> </text:span><text:span text:style-name="T53">ﮬ</text:span><text:span text:style-name="T1"> </text:span><text:span text:style-name="T53">ﮭ</text:span><text:span text:style-name="T1"> </text:span><text:span text:style-name="T53">ﮮ</text:span><text:span text:style-name="T1"> </text:span><text:span text:style-name="T53">ﮯ</text:span><text:span text:style-name="T1"> </text:span><text:span text:style-name="T53">ﮰ</text:span><text:span text:style-name="T1"> </text:span><text:span text:style-name="T53">ﮱ</text:span><text:span text:style-name="T1"> </text:span><text:span text:style-name="T53">ﯓ</text:span><text:span text:style-name="T1"> </text:span><text:span text:style-name="T53">ﯔ</text:span><text:span text:style-name="T1"> </text:span><text:span text:style-name="T53">ﯕ</text:span></text:p>
      <text:p text:style-name="P21"><text:span text:style-name="T53">ﯖ</text:span><text:span text:style-name="T1"> </text:span><text:span text:style-name="T53">ﯗ</text:span><text:span text:style-name="T1"> </text:span><text:span text:style-name="T53">ﯘ</text:span><text:span text:style-name="T1"> </text:span><text:span text:style-name="T53">ﯙ</text:span><text:span text:style-name="T1"> </text:span><text:span text:style-name="T53">ﯚ</text:span><text:span text:style-name="T1"> </text:span><text:span text:style-name="T53">ﯛ</text:span><text:span text:style-name="T1"> </text:span><text:span text:style-name="T53">ﯜ</text:span></text:p>
      <text:p text:style-name="P21"><text:span text:style-name="T53">ﯝ</text:span><text:span text:style-name="T1"> </text:span><text:span text:style-name="T53">ﯞ</text:span><text:span text:style-name="T1"> </text:span><text:span text:style-name="T53">ﯟ</text:span><text:span text:style-name="T1"> </text:span><text:span text:style-name="T53">ﯠ</text:span><text:span text:style-name="T1"> </text:span><text:span text:style-name="T53">ﯡ</text:span><text:span text:style-name="T1"> </text:span><text:span text:style-name="T53">ﯢ</text:span><text:span text:style-name="T1"> </text:span><text:span text:style-name="T53">ﯣ</text:span><text:span text:style-name="T1"> </text:span><text:span text:style-name="T53">ﯤ</text:span><text:span text:style-name="T1"> </text:span><text:span text:style-name="T53">ﯥ</text:span><text:span text:style-name="T1"> </text:span><text:span text:style-name="T53">ﯦ</text:span><text:span text:style-name="T1"> </text:span><text:span text:style-name="T53">ﯧ</text:span></text:p>
      <text:p text:style-name="P21"><text:span text:style-name="T53">ﯨ</text:span><text:span text:style-name="T1"> </text:span><text:span text:style-name="T53">ﯩ</text:span><text:span text:style-name="T1"> </text:span><text:span text:style-name="T53">ﯪ</text:span><text:span text:style-name="T1"> </text:span><text:span text:style-name="T53">ﯫ</text:span><text:span text:style-name="T1"> </text:span><text:span text:style-name="T53">ﯬ</text:span><text:span text:style-name="T1"> </text:span><text:span text:style-name="T53">ﯭ</text:span><text:span text:style-name="T1"> </text:span><text:span text:style-name="T53">ﯮ</text:span><text:span text:style-name="T1"> </text:span><text:span text:style-name="T53">ﯯ</text:span><text:span text:style-name="T1"> </text:span><text:span text:style-name="T53">ﯰ</text:span></text:p>
      <text:p text:style-name="P21"><text:span text:style-name="T53">ﯱﯲ</text:span><text:span text:style-name="T1"> </text:span><text:span text:style-name="T53">ﯳ</text:span><text:span text:style-name="T1"> </text:span><text:span text:style-name="T53">ﯴ</text:span><text:span text:style-name="T1"> </text:span><text:span text:style-name="T53">ﯵ</text:span><text:span text:style-name="T1"> </text:span><text:span text:style-name="T53">ﯶ</text:span><text:span text:style-name="T1"> </text:span><text:span text:style-name="T53">ﯷ</text:span><text:span text:style-name="T1"> </text:span><text:span text:style-name="T53">ﯸ</text:span><text:span text:style-name="T1"> </text:span><text:span text:style-name="T53">ﯹ</text:span></text:p>
      <text:p text:style-name="P108">ﭑﭒﭓﭔﭕﭖﭗﭘﭙﭚﭛ</text:p>
      <text:p text:style-name="P55"><text:span text:style-name="T55">ﭜ</text:span><text:span text:style-name="T1"> </text:span><text:span text:style-name="T55">ﭝ</text:span><text:span text:style-name="T1"> </text:span><text:span text:style-name="T55">ﭞ</text:span><text:span text:style-name="T1"> </text:span><text:span text:style-name="T55">ﭟ</text:span><text:span text:style-name="T1"> </text:span><text:span text:style-name="T55">ﭠ</text:span><text:span text:style-name="T1"> </text:span><text:span text:style-name="T55">ﭡ</text:span><text:span text:style-name="T1"> </text:span><text:span text:style-name="T55">ﭢ</text:span><text:span text:style-name="T1"> </text:span><text:span text:style-name="T55">ﭣ</text:span><text:span text:style-name="T1"> </text:span><text:span text:style-name="T55">ﭤ</text:span><text:span text:style-name="T1"> </text:span><text:span text:style-name="T55">ﭥ</text:span></text:p>
      <text:p text:style-name="P55"><text:span text:style-name="T56">ﭦﭧﭨﭩﭪﭫ</text:span><text:span text:style-name="T25"> </text:span><text:span text:style-name="T56">ﭬ</text:span><text:span text:style-name="T25"> </text:span><text:span text:style-name="T56">ﭭ</text:span><text:span text:style-name="T25"> </text:span><text:span text:style-name="T56">ﭮ</text:span><text:span text:style-name="T25"> </text:span><text:span text:style-name="T56">ﭯ</text:span><text:span text:style-name="T25"> </text:span><text:span text:style-name="T56">ﭰ</text:span><text:span text:style-name="T25"> </text:span><text:span text:style-name="T56">ﭱ</text:span></text:p>
      <text:p text:style-name="P86">ﮌﰇ</text:p>
      <text:p text:style-name="P86">ﭔﭕﭖ</text:p>
      <text:p text:style-name="P63"><text:span text:style-name="T55">ﭲ</text:span><text:span text:style-name="T1"> </text:span><text:span text:style-name="T55">ﭳ</text:span><text:span text:style-name="T1"> </text:span><text:span text:style-name="T55">ﭴ</text:span><text:span text:style-name="T1"> </text:span><text:span text:style-name="T55">ﭵ</text:span><text:span text:style-name="T1"> </text:span><text:span text:style-name="T55">ﭶ</text:span><text:span text:style-name="T1"> </text:span><text:span text:style-name="T55">ﭷ</text:span><text:span text:style-name="T1"> </text:span><text:span text:style-name="T55">ﭸ</text:span><text:span text:style-name="T1"> </text:span><text:span text:style-name="T55">ﭹ</text:span><text:span text:style-name="T1"> </text:span><text:span text:style-name="T55">ﭺ</text:span><text:span text:style-name="T1"> </text:span><text:span text:style-name="T55">ﭻ</text:span><text:span text:style-name="T1"> </text:span><text:span text:style-name="T55">ﭼ</text:span><text:span text:style-name="T1"> </text:span><text:span text:style-name="T55">ﭽ</text:span><text:span text:style-name="T1"> </text:span><text:span text:style-name="T55">ﭾ</text:span></text:p>
      <text:p text:style-name="P63"><text:span text:style-name="T55">ﭿ</text:span><text:span text:style-name="T1"> </text:span><text:span text:style-name="T55">ﮀ</text:span><text:span text:style-name="T1"> </text:span><text:span text:style-name="T55">ﮁ</text:span><text:span text:style-name="T1"> </text:span><text:span text:style-name="T55">ﮂ</text:span><text:span text:style-name="T1"> </text:span><text:span text:style-name="T55">ﮃ</text:span><text:span text:style-name="T1"> </text:span><text:span text:style-name="T55">ﮄ</text:span><text:span text:style-name="T1"> </text:span><text:span text:style-name="T55">ﮅ</text:span><text:span text:style-name="T1"> </text:span><text:span text:style-name="T55">ﮆ</text:span><text:span text:style-name="T1"> </text:span><text:span text:style-name="T55">ﮇ</text:span><text:span text:style-name="T1"> </text:span><text:span text:style-name="T55">ﮈ</text:span><text:span text:style-name="T1"> </text:span><text:span text:style-name="T55">ﮉ</text:span><text:span text:style-name="T1"> </text:span><text:span text:style-name="T55">ﮊ</text:span></text:p>
      <text:p text:style-name="P63"><text:span text:style-name="T55">ﮋ</text:span><text:span text:style-name="T1"> </text:span><text:span text:style-name="T55">ﮌ</text:span><text:span text:style-name="T1"> </text:span><text:span text:style-name="T55">ﮍ</text:span><text:span text:style-name="T1"> </text:span><text:span text:style-name="T55">ﮎ</text:span><text:span text:style-name="T1"> </text:span><text:span text:style-name="T55">ﮏ</text:span><text:span text:style-name="T1"> </text:span><text:span text:style-name="T55">ﮐ</text:span><text:span text:style-name="T1"> </text:span><text:span text:style-name="T55">ﮑ</text:span><text:span text:style-name="T1"> </text:span><text:span text:style-name="T55">ﮒ</text:span><text:span text:style-name="T1"> </text:span><text:span text:style-name="T55">ﮓ</text:span><text:span text:style-name="T1"> </text:span><text:span text:style-name="T55">ﮔ</text:span><text:span text:style-name="T1"> </text:span><text:span text:style-name="T55">ﮕ</text:span><text:span text:style-name="T1"> </text:span><text:span text:style-name="T55">ﮖ</text:span></text:p>
      <text:p text:style-name="P63"><text:span text:style-name="T55">ﮗ</text:span><text:span text:style-name="T1"> </text:span><text:span text:style-name="T55">ﮘ</text:span><text:span text:style-name="T1"> </text:span><text:span text:style-name="T55">ﮙ</text:span><text:span text:style-name="T1"> </text:span><text:span text:style-name="T55">ﮚ</text:span><text:span text:style-name="T1"> </text:span><text:span text:style-name="T55">ﮛ</text:span><text:span text:style-name="T1"> </text:span><text:span text:style-name="T55">ﮜ</text:span><text:span text:style-name="T1"> </text:span><text:span text:style-name="T55">ﮝ</text:span><text:span text:style-name="T1"> </text:span><text:span text:style-name="T55">ﮞ</text:span><text:span text:style-name="T1"> </text:span><text:span text:style-name="T55">ﮟ</text:span><text:span text:style-name="T1"> </text:span><text:span text:style-name="T55">ﮠ</text:span></text:p>
      <text:p text:style-name="P63"><text:span text:style-name="T55">ﮡ</text:span><text:span text:style-name="T1"> </text:span><text:span text:style-name="T55">ﮢ</text:span><text:span text:style-name="T1"> </text:span><text:span text:style-name="T55">ﮣ</text:span><text:span text:style-name="T1"> </text:span><text:span text:style-name="T55">ﮤ</text:span><text:span text:style-name="T1"> </text:span><text:span text:style-name="T55">ﮥ</text:span><text:span text:style-name="T1"> </text:span><text:span text:style-name="T55">ﮦ</text:span><text:span text:style-name="T1"> </text:span><text:span text:style-name="T55">ﮧ</text:span><text:span text:style-name="T1"> </text:span><text:span text:style-name="T55">ﮨ</text:span><text:span text:style-name="T1"> </text:span><text:span text:style-name="T55">ﮩ</text:span><text:span text:style-name="T1"> </text:span><text:span text:style-name="T55">ﮪ</text:span><text:span text:style-name="T1"> </text:span><text:span text:style-name="T55">ﮫ</text:span></text:p>
      <text:p text:style-name="P63"><text:span text:style-name="T55">ﮬ</text:span><text:span text:style-name="T1"> </text:span><text:span text:style-name="T55">ﮭ</text:span><text:span text:style-name="T1"> </text:span><text:span text:style-name="T55">ﮮ</text:span><text:span text:style-name="T1"> </text:span><text:span text:style-name="T55">ﮯ</text:span><text:span text:style-name="T1"> </text:span><text:span text:style-name="T55">ﮰ</text:span><text:span text:style-name="T1"> </text:span><text:span text:style-name="T55">ﮱ</text:span><text:span text:style-name="T1"> </text:span><text:span text:style-name="T55">ﯓ</text:span><text:span text:style-name="T1"> </text:span><text:span text:style-name="T55">ﯔ</text:span><text:span text:style-name="T1"> </text:span><text:span text:style-name="T55">ﯕ</text:span><text:span text:style-name="T1"> </text:span><text:span text:style-name="T55">ﯖ</text:span><text:span text:style-name="T1"> </text:span><text:span text:style-name="T55">ﯗ</text:span><text:span text:style-name="T1"> </text:span><text:span text:style-name="T55">ﯘ</text:span><text:span text:style-name="T1"> </text:span><text:span text:style-name="T55">ﯙ</text:span></text:p>
      <text:p text:style-name="P63"><text:span text:style-name="T55">ﯚ</text:span><text:span text:style-name="T1"> </text:span><text:span text:style-name="T55">ﯛ</text:span><text:span text:style-name="T1"> </text:span><text:span text:style-name="T55">ﯜ</text:span><text:span text:style-name="T1"> </text:span><text:span text:style-name="T55">ﯝ</text:span><text:span text:style-name="T1"> </text:span><text:span text:style-name="T55">ﯞ</text:span><text:span text:style-name="T1"> </text:span><text:span text:style-name="T55">ﯟ</text:span><text:span text:style-name="T1"> </text:span><text:span text:style-name="T55">ﯠ</text:span><text:span text:style-name="T1"> </text:span><text:span text:style-name="T55">ﯡ</text:span><text:span text:style-name="T1"> </text:span><text:span text:style-name="T55">ﯢ</text:span><text:span text:style-name="T1"> </text:span><text:span text:style-name="T55">ﯣ</text:span><text:span text:style-name="T1"> </text:span><text:span text:style-name="T55">ﯤ</text:span><text:span text:style-name="T1"> </text:span><text:span text:style-name="T55">ﯥ</text:span></text:p>
      <text:p text:style-name="P69"><text:span text:style-name="T55">ﯦ</text:span><text:span text:style-name="T1"> </text:span><text:span text:style-name="T55">ﯧ</text:span><text:span text:style-name="T1"> </text:span><text:span text:style-name="T55">ﯨ</text:span><text:span text:style-name="T1"> </text:span><text:span text:style-name="T55">ﯩ</text:span><text:span text:style-name="T1"> </text:span><text:span text:style-name="T55">ﯪ</text:span><text:span text:style-name="T1"> </text:span><text:span text:style-name="T55">ﯫ</text:span><text:span text:style-name="T1"> </text:span><text:span text:style-name="T55">ﯬ</text:span><text:span text:style-name="T1"> </text:span><text:span text:style-name="T55">ﯭ</text:span><text:span text:style-name="T1"> </text:span><text:span text:style-name="T55">ﯮ</text:span></text:p>
      <text:p text:style-name="P63"><text:span text:style-name="T55">ﯯ</text:span><text:span text:style-name="T1"> </text:span><text:span text:style-name="T55">ﯰ</text:span><text:span text:style-name="T1"> </text:span><text:span text:style-name="T55">ﯱ</text:span><text:span text:style-name="T1"> </text:span><text:span text:style-name="T55">ﯲ</text:span><text:span text:style-name="T1"> </text:span><text:span text:style-name="T55">ﯳ</text:span><text:span text:style-name="T1"> </text:span><text:span text:style-name="T55">ﯴ</text:span><text:span text:style-name="T1"> </text:span><text:span text:style-name="T55">ﯵ</text:span><text:span text:style-name="T1"> </text:span><text:span text:style-name="T55">ﯶ</text:span><text:span text:style-name="T1"> </text:span><text:span text:style-name="T55">ﯷ</text:span><text:span text:style-name="T1"> </text:span><text:span text:style-name="T55">ﯸ</text:span></text:p>
      <text:p text:style-name="P64"><text:span text:style-name="T57">ﮌ</text:span><text:span text:style-name="T80">ﰈ</text:span></text:p>
      <text:p text:style-name="P109"><text:span text:style-name="T59">ﭔ</text:span><text:span text:style-name="T80">ﭕﭖ</text:span></text:p>
      <text:p text:style-name="P65"><text:span text:style-name="T60">ﭑ</text:span><text:span text:style-name="T18"> </text:span><text:span text:style-name="T60">ﭒ</text:span><text:span text:style-name="T18"> </text:span><text:span text:style-name="T60">ﭓ</text:span><text:span text:style-name="T18"> </text:span><text:span text:style-name="T60">ﭔ</text:span><text:span text:style-name="T18"> </text:span><text:span text:style-name="T60">ﭕ</text:span><text:span text:style-name="T18"> </text:span><text:span text:style-name="T60">ﭖ</text:span><text:span text:style-name="T18"> </text:span><text:span text:style-name="T60">ﭗ</text:span><text:span text:style-name="T18"> </text:span><text:span text:style-name="T60">ﭘ</text:span><text:span text:style-name="T18"> </text:span><text:span text:style-name="T60">ﭙ</text:span><text:span text:style-name="T18"> </text:span><text:span text:style-name="T60">ﭚ</text:span><text:span text:style-name="T18"> </text:span><text:span text:style-name="T60">ﭛ</text:span></text:p>
      <text:p text:style-name="P65"><text:span text:style-name="T60">ﭜﭝﭞﭟﭠﭡﭢﭣﭤ</text:span><text:span text:style-name="T18"> </text:span><text:span text:style-name="T60">ﭥ</text:span><text:span text:style-name="T18"> </text:span><text:span text:style-name="T60">ﭦ</text:span></text:p>
      <text:p text:style-name="P65"><text:span text:style-name="T58">ﭧ</text:span><text:span text:style-name="T1"> </text:span><text:span text:style-name="T58">ﭨ</text:span><text:span text:style-name="T1"> </text:span><text:span text:style-name="T58">ﭩ</text:span><text:span text:style-name="T1"> </text:span><text:span text:style-name="T58">ﭪ</text:span><text:span text:style-name="T1"> </text:span><text:span text:style-name="T58">ﭫ</text:span><text:span text:style-name="T1"> </text:span><text:span text:style-name="T58">ﭬ</text:span><text:span text:style-name="T1"> </text:span><text:span text:style-name="T58">ﭭ</text:span><text:span text:style-name="T1"> </text:span><text:span text:style-name="T58">ﭮ</text:span><text:span text:style-name="T1"> </text:span><text:span text:style-name="T58">ﭯ</text:span><text:span text:style-name="T1"> </text:span><text:span text:style-name="T58">ﭰ</text:span></text:p>
      <text:p text:style-name="P65"><text:span text:style-name="T58">ﭱ</text:span><text:span text:style-name="T1"> </text:span><text:span text:style-name="T58">ﭲ</text:span><text:span text:style-name="T1"> </text:span><text:span text:style-name="T58">ﭳ</text:span><text:span text:style-name="T1"> </text:span><text:span text:style-name="T58">ﭴ</text:span><text:span text:style-name="T1"> </text:span><text:span text:style-name="T58">ﭵ</text:span><text:span text:style-name="T1"> </text:span><text:span text:style-name="T58">ﭶ</text:span><text:span text:style-name="T1"> </text:span><text:span text:style-name="T58">ﭷ</text:span><text:span text:style-name="T1"> </text:span><text:span text:style-name="T58">ﭸ</text:span><text:span text:style-name="T1"> </text:span><text:span text:style-name="T58">ﭹ</text:span><text:span text:style-name="T1"> </text:span><text:span text:style-name="T58">ﭺ</text:span><text:span text:style-name="T1"> </text:span><text:span text:style-name="T58">ﭻ</text:span></text:p>
      <text:p text:style-name="P65"><text:span text:style-name="T58">ﭼ</text:span><text:span text:style-name="T1"> </text:span><text:span text:style-name="T58">ﭽ</text:span><text:span text:style-name="T1"> </text:span><text:span text:style-name="T58">ﭾ</text:span><text:span text:style-name="T1"> </text:span><text:span text:style-name="T58">ﭿ</text:span><text:span text:style-name="T1"> </text:span><text:span text:style-name="T58">ﮀ</text:span><text:span text:style-name="T1"> </text:span><text:span text:style-name="T58">ﮁ</text:span><text:span text:style-name="T1"> </text:span><text:span text:style-name="T58">ﮂ</text:span><text:span text:style-name="T1"> </text:span><text:span text:style-name="T58">ﮃ</text:span><text:span text:style-name="T1"> </text:span><text:span text:style-name="T58">ﮄ</text:span><text:span text:style-name="T1"> </text:span><text:span text:style-name="T58">ﮅ</text:span></text:p>
      <text:p text:style-name="P22"><text:span text:style-name="T58">ﮆ</text:span><text:span text:style-name="T1"> </text:span><text:span text:style-name="T58">ﮇ</text:span><text:span text:style-name="T1"> </text:span><text:span text:style-name="T58">ﮈ</text:span><text:span text:style-name="T1"> </text:span><text:span text:style-name="T58">ﮉ</text:span><text:span text:style-name="T1"> </text:span><text:span text:style-name="T58">ﮊ</text:span><text:span text:style-name="T1"> </text:span><text:span text:style-name="T58">ﮋ</text:span><text:span text:style-name="T1"> </text:span><text:span text:style-name="T58">ﮌ</text:span></text:p>
      <text:p text:style-name="P65"><text:span text:style-name="T58">ﮍ</text:span><text:span text:style-name="T1"> </text:span><text:span text:style-name="T58">ﮎ</text:span><text:span text:style-name="T1"> </text:span><text:span text:style-name="T58">ﮏ</text:span><text:span text:style-name="T1"> </text:span><text:span text:style-name="T58">ﮐ</text:span><text:span text:style-name="T1"> </text:span><text:span text:style-name="T58">ﮑ</text:span><text:span text:style-name="T1"> </text:span><text:span text:style-name="T58">ﮒ</text:span><text:span text:style-name="T1"> </text:span><text:span text:style-name="T58">ﮓ</text:span><text:span text:style-name="T1"> </text:span><text:span text:style-name="T58">ﮔ</text:span><text:span text:style-name="T1"> </text:span><text:span text:style-name="T58">ﮕ</text:span></text:p>
      <text:p text:style-name="P87">ﮌﰉ</text:p>
      <text:p text:style-name="P87">ﭔﭕﭖ</text:p>
      <text:p text:style-name="P66"><text:span text:style-name="T58">ﮖ</text:span><text:span text:style-name="T1"> </text:span><text:span text:style-name="T58">ﮗ</text:span><text:span text:style-name="T1"> </text:span><text:span text:style-name="T58">ﮘ</text:span><text:span text:style-name="T1"> </text:span><text:span text:style-name="T58">ﮙ</text:span><text:span text:style-name="T1"> </text:span><text:span text:style-name="T58">ﮚ</text:span><text:span text:style-name="T1"> </text:span><text:span text:style-name="T58">ﮛ</text:span><text:span text:style-name="T1"> </text:span><text:span text:style-name="T58">ﮜ</text:span><text:span text:style-name="T1"> </text:span><text:span text:style-name="T58">ﮝ</text:span><text:span text:style-name="T1"> </text:span><text:span text:style-name="T58">ﮞ</text:span><text:span text:style-name="T1"> </text:span><text:span text:style-name="T58">ﮟ</text:span><text:span text:style-name="T1"> </text:span><text:span text:style-name="T58">ﮠ</text:span><text:span text:style-name="T1"> </text:span><text:span text:style-name="T58">ﮡ</text:span><text:span text:style-name="T1"> </text:span><text:span text:style-name="T58">ﮢ</text:span></text:p>
      <text:p text:style-name="P66"><text:span text:style-name="T58">ﮣ</text:span><text:span text:style-name="T1"> </text:span><text:span text:style-name="T58">ﮤ</text:span><text:span text:style-name="T1"> </text:span><text:span text:style-name="T58">ﮥ</text:span><text:span text:style-name="T1"> </text:span><text:span text:style-name="T58">ﮦ</text:span><text:span text:style-name="T1"> </text:span><text:span text:style-name="T58">ﮧ</text:span><text:span text:style-name="T1"> </text:span><text:span text:style-name="T58">ﮨ</text:span><text:span text:style-name="T1"> </text:span><text:span text:style-name="T58">ﮩ</text:span><text:span text:style-name="T1"> </text:span><text:span text:style-name="T58">ﮪ</text:span><text:span text:style-name="T1"> </text:span><text:span text:style-name="T58">ﮫ</text:span><text:span text:style-name="T1"> </text:span><text:span text:style-name="T58">ﮬ</text:span><text:span text:style-name="T1"> </text:span><text:span text:style-name="T58">ﮭ</text:span><text:span text:style-name="T1"> </text:span><text:span text:style-name="T58">ﮮ</text:span></text:p>
      <text:p text:style-name="P66"><text:span text:style-name="T58">ﮯ</text:span><text:span text:style-name="T1"> </text:span><text:span text:style-name="T58">ﮰ</text:span><text:span text:style-name="T1"> </text:span><text:span text:style-name="T58">ﮱ</text:span><text:span text:style-name="T1"> </text:span><text:span text:style-name="T58">ﯓ</text:span><text:span text:style-name="T1"> </text:span><text:span text:style-name="T58">ﯔ</text:span><text:span text:style-name="T1"> </text:span><text:span text:style-name="T58">ﯕ</text:span><text:span text:style-name="T1"> </text:span><text:span text:style-name="T58">ﯖ</text:span><text:span text:style-name="T1"> </text:span><text:span text:style-name="T58">ﯗ</text:span><text:span text:style-name="T1"> </text:span><text:span text:style-name="T58">ﯘ</text:span><text:span text:style-name="T1"> </text:span><text:span text:style-name="T58">ﯙﯚ</text:span></text:p>
      <text:p text:style-name="P66"><text:span text:style-name="T58">ﯛ</text:span><text:span text:style-name="T1"> </text:span><text:span text:style-name="T58">ﯜ</text:span><text:span text:style-name="T1"> </text:span><text:span text:style-name="T58">ﯝ</text:span><text:span text:style-name="T1"> </text:span><text:span text:style-name="T58">ﯞ</text:span><text:span text:style-name="T1"> </text:span><text:span text:style-name="T58">ﯟ</text:span><text:span text:style-name="T1"> </text:span><text:span text:style-name="T58">ﯠ</text:span><text:span text:style-name="T1"> </text:span><text:span text:style-name="T58">ﯡ</text:span><text:span text:style-name="T1"> </text:span><text:span text:style-name="T58">ﯢ</text:span><text:span text:style-name="T1"> </text:span><text:span text:style-name="T58">ﯣ</text:span><text:span text:style-name="T1"> </text:span><text:span text:style-name="T58">ﯤ</text:span><text:span text:style-name="T1"> </text:span><text:span text:style-name="T58">ﯥ</text:span><text:span text:style-name="T1"> </text:span><text:span text:style-name="T58">ﯦ</text:span></text:p>
      <text:p text:style-name="P66"><text:span text:style-name="T58">ﯧ</text:span><text:span text:style-name="T1"> </text:span><text:span text:style-name="T58">ﯨ</text:span><text:span text:style-name="T1"> </text:span><text:span text:style-name="T58">ﯩ</text:span><text:span text:style-name="T1"> </text:span><text:span text:style-name="T58">ﯪ</text:span><text:span text:style-name="T1"> </text:span><text:span text:style-name="T58">ﯫ</text:span><text:span text:style-name="T1"> </text:span><text:span text:style-name="T58">ﯬ</text:span><text:span text:style-name="T1"> </text:span><text:span text:style-name="T58">ﯭ</text:span><text:span text:style-name="T1"> </text:span><text:span text:style-name="T58">ﯮ</text:span><text:span text:style-name="T1"> </text:span><text:span text:style-name="T58">ﯯ</text:span><text:span text:style-name="T1"> </text:span><text:span text:style-name="T58">ﯰ</text:span><text:span text:style-name="T1"> </text:span><text:span text:style-name="T58">ﯱ</text:span></text:p>
      <text:p text:style-name="P110"><text:span text:style-name="T61">ﭑ</text:span><text:span text:style-name="T1"> </text:span><text:span text:style-name="T61">ﭒ</text:span><text:span text:style-name="T1"> </text:span><text:span text:style-name="T61">ﭓ</text:span><text:span text:style-name="T1"> </text:span><text:span text:style-name="T61">ﭔ</text:span><text:span text:style-name="T1"> </text:span><text:span text:style-name="T61">ﭕ</text:span><text:span text:style-name="T1"> </text:span><text:span text:style-name="T61">ﭖ</text:span><text:span text:style-name="T1"> </text:span><text:span text:style-name="T61">ﭗ</text:span><text:span text:style-name="T1"> </text:span><text:span text:style-name="T61">ﭘ</text:span><text:span text:style-name="T1"> </text:span><text:span text:style-name="T61">ﭙ</text:span><text:span text:style-name="T1"> </text:span><text:span text:style-name="T61">ﭚ</text:span></text:p>
      <text:p text:style-name="P25"><text:span text:style-name="T61">ﭛ</text:span><text:span text:style-name="T1"> </text:span><text:span text:style-name="T61">ﭜ</text:span><text:span text:style-name="T1"> </text:span><text:span text:style-name="T61">ﭝ</text:span><text:span text:style-name="T1"> </text:span><text:span text:style-name="T61">ﭞ</text:span><text:span text:style-name="T1"> </text:span><text:span text:style-name="T61">ﭟ</text:span><text:span text:style-name="T1"> </text:span><text:span text:style-name="T61">ﭠ</text:span><text:span text:style-name="T1"> </text:span><text:span text:style-name="T61">ﭡ</text:span><text:span text:style-name="T1"> </text:span><text:span text:style-name="T61">ﭢ</text:span><text:span text:style-name="T1"> </text:span><text:span text:style-name="T61">ﭣ</text:span><text:span text:style-name="T1"> </text:span><text:span text:style-name="T61">ﭤ</text:span><text:span text:style-name="T1"> </text:span><text:span text:style-name="T61">ﭥ</text:span><text:span text:style-name="T1"> </text:span><text:span text:style-name="T61">ﭦ</text:span></text:p>
      <text:p text:style-name="P25"><text:span text:style-name="T61">ﭧ</text:span><text:span text:style-name="T1"> </text:span><text:span text:style-name="T61">ﭨ</text:span><text:span text:style-name="T1"> </text:span><text:span text:style-name="T61">ﭩ</text:span><text:span text:style-name="T1"> </text:span><text:span text:style-name="T61">ﭪ</text:span><text:span text:style-name="T1"> </text:span><text:span text:style-name="T61">ﭫ</text:span><text:span text:style-name="T1"> </text:span><text:span text:style-name="T61">ﭬ</text:span><text:span text:style-name="T1"> </text:span><text:span text:style-name="T61">ﭭ</text:span><text:span text:style-name="T1"> </text:span><text:span text:style-name="T61">ﭮ</text:span><text:span text:style-name="T1"> </text:span><text:span text:style-name="T61">ﭯ</text:span><text:span text:style-name="T1"> </text:span><text:span text:style-name="T61">ﭰ</text:span><text:span text:style-name="T1"> </text:span><text:span text:style-name="T61">ﭱ</text:span><text:span text:style-name="T1"> </text:span></text:p>
      <text:p text:style-name="P88">ﮌﰊ</text:p>
      <text:p text:style-name="P88">ﭔﭕﭖ</text:p>
      <text:p text:style-name="P23"><text:span text:style-name="T61">ﭲ</text:span><text:span text:style-name="T1"> </text:span><text:span text:style-name="T61">ﭳ</text:span><text:span text:style-name="T1"> </text:span><text:span text:style-name="T61">ﭴ</text:span><text:span text:style-name="T1"> </text:span><text:span text:style-name="T61">ﭵ</text:span><text:span text:style-name="T1"> </text:span><text:span text:style-name="T61">ﭶ</text:span><text:span text:style-name="T1"> </text:span><text:span text:style-name="T61">ﭷ</text:span><text:span text:style-name="T1"> </text:span><text:span text:style-name="T61">ﭸ</text:span><text:span text:style-name="T1"> </text:span><text:span text:style-name="T61">ﭹ</text:span><text:span text:style-name="T1"> </text:span><text:span text:style-name="T61">ﭺ</text:span><text:span text:style-name="T1"> </text:span><text:span text:style-name="T61">ﭻ</text:span><text:span text:style-name="T1"> </text:span><text:span text:style-name="T61">ﭼ</text:span><text:span text:style-name="T1"> </text:span><text:span text:style-name="T61">ﭽ</text:span></text:p>
      <text:p text:style-name="P23"><text:span text:style-name="T61">ﭾ</text:span><text:span text:style-name="T1"> </text:span><text:span text:style-name="T61">ﭿ</text:span><text:span text:style-name="T1"> </text:span><text:span text:style-name="T61">ﮀ</text:span><text:span text:style-name="T1"> </text:span><text:span text:style-name="T61">ﮁ</text:span><text:span text:style-name="T1"> </text:span><text:span text:style-name="T61">ﮂ</text:span><text:span text:style-name="T1"> </text:span><text:span text:style-name="T61">ﮃ</text:span><text:span text:style-name="T1"> </text:span><text:span text:style-name="T61">ﮄ</text:span><text:span text:style-name="T1"> </text:span><text:span text:style-name="T61">ﮅ</text:span><text:span text:style-name="T1"> </text:span><text:span text:style-name="T61">ﮆ</text:span></text:p>
      <text:p text:style-name="P23"><text:span text:style-name="T61">ﮇ</text:span><text:span text:style-name="T1"> </text:span><text:span text:style-name="T61">ﮈ</text:span><text:span text:style-name="T1"> </text:span><text:span text:style-name="T61">ﮉ</text:span><text:span text:style-name="T1"> </text:span><text:span text:style-name="T61">ﮊ</text:span><text:span text:style-name="T1"> </text:span><text:span text:style-name="T61">ﮋ</text:span><text:span text:style-name="T1"> </text:span><text:span text:style-name="T61">ﮌ</text:span><text:span text:style-name="T1"> </text:span><text:span text:style-name="T61">ﮍ</text:span><text:span text:style-name="T1"> </text:span><text:span text:style-name="T61">ﮎ</text:span><text:span text:style-name="T1"> </text:span><text:span text:style-name="T61">ﮏ</text:span><text:span text:style-name="T1"> </text:span><text:span text:style-name="T61">ﮐ</text:span></text:p>
      <text:p text:style-name="P23"><text:span text:style-name="T61">ﮑ</text:span><text:span text:style-name="T1"> </text:span><text:span text:style-name="T61">ﮒ</text:span><text:span text:style-name="T1"> </text:span><text:span text:style-name="T61">ﮓ</text:span><text:span text:style-name="T1"> </text:span><text:span text:style-name="T61">ﮔ</text:span><text:span text:style-name="T1"> </text:span><text:span text:style-name="T61">ﮕ</text:span><text:span text:style-name="T1"> </text:span><text:span text:style-name="T61">ﮖ</text:span><text:span text:style-name="T1"> </text:span><text:span text:style-name="T61">ﮗ</text:span><text:span text:style-name="T1"> </text:span><text:span text:style-name="T61">ﮘ</text:span><text:span text:style-name="T1"> </text:span><text:span text:style-name="T61">ﮙ</text:span><text:span text:style-name="T1"> </text:span><text:span text:style-name="T61">ﮚ</text:span></text:p>
      <text:p text:style-name="P23"><text:span text:style-name="T61">ﮛ</text:span><text:span text:style-name="T1"> </text:span><text:span text:style-name="T61">ﮜ</text:span><text:span text:style-name="T1"> </text:span><text:span text:style-name="T61">ﮝ</text:span><text:span text:style-name="T1"> </text:span><text:span text:style-name="T61">ﮞ</text:span><text:span text:style-name="T1"> </text:span><text:span text:style-name="T61">ﮟ</text:span><text:span text:style-name="T1"> </text:span><text:span text:style-name="T61">ﮠ</text:span><text:span text:style-name="T1"> </text:span><text:span text:style-name="T61">ﮡ</text:span><text:span text:style-name="T1"> </text:span><text:span text:style-name="T61">ﮢ</text:span><text:span text:style-name="T1"> </text:span><text:span text:style-name="T61">ﮣ</text:span><text:span text:style-name="T1"> </text:span><text:span text:style-name="T61">ﮤ</text:span></text:p>
      <text:p text:style-name="P91">ﮌﰋ</text:p>
      <text:p text:style-name="P89">ﭔﭕﭖ</text:p>
      <text:p text:style-name="P24"><text:span text:style-name="T62">ﮥ</text:span><text:span text:style-name="T18"> </text:span><text:span text:style-name="T62">ﮦ</text:span><text:span text:style-name="T18"> </text:span><text:span text:style-name="T62">ﮧ</text:span><text:span text:style-name="T18"> </text:span><text:span text:style-name="T62">ﮨ</text:span><text:span text:style-name="T18"> </text:span><text:span text:style-name="T62">ﮩ</text:span><text:span text:style-name="T18"> </text:span><text:span text:style-name="T62">ﮪ</text:span><text:span text:style-name="T18"> </text:span><text:span text:style-name="T62">ﮫ</text:span><text:span text:style-name="T18"> </text:span><text:span text:style-name="T62">ﮬ</text:span><text:span text:style-name="T18"> </text:span><text:span text:style-name="T62">ﮭ</text:span><text:span text:style-name="T1"> </text:span><text:span text:style-name="T61">ﮮ</text:span></text:p>
      <text:p text:style-name="P24"><text:span text:style-name="T61">ﮯ</text:span><text:span text:style-name="T1"> </text:span><text:span text:style-name="T61">ﮰ</text:span><text:span text:style-name="T1"> </text:span><text:span text:style-name="T61">ﮱ</text:span><text:span text:style-name="T1"> </text:span><text:span text:style-name="T61">ﯓ</text:span><text:span text:style-name="T1"> </text:span><text:span text:style-name="T61">ﯔ</text:span><text:span text:style-name="T1"> </text:span><text:span text:style-name="T61">ﯕ</text:span><text:span text:style-name="T1"> </text:span><text:span text:style-name="T61">ﯖ</text:span><text:span text:style-name="T1"> </text:span><text:span text:style-name="T61">ﯗ</text:span><text:span text:style-name="T1"> </text:span><text:span text:style-name="T61">ﯘ</text:span><text:span text:style-name="T1"> </text:span><text:span text:style-name="T61">ﯙ</text:span><text:span text:style-name="T1"> </text:span><text:span text:style-name="T61">ﯚ</text:span><text:span text:style-name="T1"> </text:span><text:span text:style-name="T61">ﯛ</text:span><text:span text:style-name="T1"> </text:span><text:span text:style-name="T61">ﯜ</text:span></text:p>
      <text:p text:style-name="P24"><text:span text:style-name="T61">ﯝ</text:span><text:span text:style-name="T1"> </text:span><text:span text:style-name="T61">ﯞ</text:span><text:span text:style-name="T1"> </text:span><text:span text:style-name="T61">ﯟ</text:span><text:span text:style-name="T1"> </text:span><text:span text:style-name="T61">ﯠ</text:span><text:span text:style-name="T1"> </text:span><text:span text:style-name="T61">ﯡ</text:span><text:span text:style-name="T1"> </text:span><text:span text:style-name="T61">ﯢ</text:span><text:span text:style-name="T1"> </text:span><text:span text:style-name="T61">ﯣ</text:span><text:span text:style-name="T1"> </text:span><text:span text:style-name="T61">ﯤ</text:span><text:span text:style-name="T1"> </text:span><text:span text:style-name="T61">ﯥ</text:span><text:span text:style-name="T1"> </text:span><text:span text:style-name="T61">ﯦ</text:span><text:span text:style-name="T1"> </text:span><text:span text:style-name="T61">ﯧ</text:span><text:span text:style-name="T1"> </text:span><text:span text:style-name="T61">ﯨ</text:span></text:p>
      <text:p text:style-name="P111"><text:span text:style-name="T80">ﮌ</text:span><text:span text:style-name="T81">ﰌ</text:span></text:p>
      <text:p text:style-name="P92">ﭔﭕﭖ</text:p>
      <text:p text:style-name="P26"><text:span text:style-name="T63">ﭑ</text:span><text:span text:style-name="T1"> </text:span><text:span text:style-name="T63">ﭒ</text:span><text:span text:style-name="T1"> </text:span><text:span text:style-name="T63">ﭓ</text:span><text:span text:style-name="T1"> </text:span><text:span text:style-name="T63">ﭔ</text:span><text:span text:style-name="T1"> </text:span><text:span text:style-name="T63">ﭕ</text:span><text:span text:style-name="T1"> </text:span><text:span text:style-name="T63">ﭖ</text:span><text:span text:style-name="T1"> </text:span><text:span text:style-name="T63">ﭗ</text:span><text:span text:style-name="T1"> </text:span><text:span text:style-name="T63">ﭘ</text:span><text:span text:style-name="T1"> </text:span><text:span text:style-name="T63">ﭙ</text:span><text:span text:style-name="T1"> </text:span><text:span text:style-name="T63">ﭚ</text:span></text:p>
      <text:p text:style-name="P26"><text:span text:style-name="T63">ﭛ</text:span><text:span text:style-name="T1"> </text:span><text:span text:style-name="T63">ﭜ</text:span><text:span text:style-name="T1"> </text:span><text:span text:style-name="T63">ﭝ</text:span><text:span text:style-name="T1"> </text:span><text:span text:style-name="T63">ﭞ</text:span><text:span text:style-name="T1"> </text:span><text:span text:style-name="T63">ﭟ</text:span><text:span text:style-name="T1"> </text:span><text:span text:style-name="T63">ﭠ</text:span><text:span text:style-name="T1"> </text:span><text:span text:style-name="T63">ﭡ</text:span><text:span text:style-name="T1"> </text:span><text:span text:style-name="T63">ﭢ</text:span><text:span text:style-name="T1"> </text:span><text:span text:style-name="T63">ﭣ</text:span><text:span text:style-name="T1"> </text:span><text:span text:style-name="T63">ﭤ</text:span><text:span text:style-name="T1"> </text:span><text:span text:style-name="T63">ﭥ</text:span></text:p>
      <text:p text:style-name="P26"><text:span text:style-name="T63">ﭦ</text:span><text:span text:style-name="T1"> </text:span><text:span text:style-name="T63">ﭧ</text:span><text:span text:style-name="T1"> </text:span><text:span text:style-name="T63">ﭨ</text:span><text:span text:style-name="T1"> </text:span><text:span text:style-name="T63">ﭩ</text:span><text:span text:style-name="T1"> </text:span><text:span text:style-name="T63">ﭪ</text:span><text:span text:style-name="T1"> </text:span><text:span text:style-name="T63">ﭫ</text:span><text:span text:style-name="T1"> </text:span><text:span text:style-name="T63">ﭬ</text:span><text:span text:style-name="T1"> </text:span><text:span text:style-name="T63">ﭭ</text:span><text:span text:style-name="T1"> </text:span><text:span text:style-name="T63">ﭮ</text:span><text:span text:style-name="T1"> </text:span><text:span text:style-name="T63">ﭯ</text:span><text:span text:style-name="T1"> </text:span><text:span text:style-name="T63">ﭰ</text:span></text:p>
      <text:p text:style-name="P26"><text:span text:style-name="T63">ﭱ</text:span><text:span text:style-name="T1"> </text:span><text:span text:style-name="T63">ﭲ</text:span><text:span text:style-name="T1"> </text:span><text:span text:style-name="T63">ﭳ</text:span><text:span text:style-name="T1"> </text:span><text:span text:style-name="T63">ﭴ</text:span><text:span text:style-name="T1"> </text:span><text:span text:style-name="T63">ﭵ</text:span><text:span text:style-name="T1"> </text:span><text:span text:style-name="T63">ﭶ</text:span><text:span text:style-name="T1"> </text:span><text:span text:style-name="T63">ﭷ</text:span><text:span text:style-name="T1"> </text:span><text:span text:style-name="T63">ﭸ</text:span><text:span text:style-name="T1"> </text:span><text:span text:style-name="T63">ﭹ</text:span><text:span text:style-name="T1"> </text:span><text:span text:style-name="T63">ﭺ</text:span></text:p>
      <text:p text:style-name="P81">ﮌﰍ</text:p>
      <text:p text:style-name="P90">ﭔﭕﭖ</text:p>
      <text:p text:style-name="P70"><text:span text:style-name="T63">ﭻ</text:span><text:span text:style-name="T1"> </text:span><text:span text:style-name="T63">ﭼ</text:span><text:span text:style-name="T1"> </text:span><text:span text:style-name="T63">ﭽ</text:span><text:span text:style-name="T1"> </text:span><text:span text:style-name="T63">ﭾ</text:span><text:span text:style-name="T1"> </text:span><text:span text:style-name="T63">ﭿ</text:span><text:span text:style-name="T1"> </text:span><text:span text:style-name="T63">ﮀ</text:span><text:span text:style-name="T1"> </text:span><text:span text:style-name="T63">ﮁ</text:span><text:span text:style-name="T1"> </text:span><text:span text:style-name="T63">ﮂ</text:span><text:span text:style-name="T1"> </text:span><text:span text:style-name="T63">ﮃ</text:span><text:span text:style-name="T1"> </text:span><text:span text:style-name="T63">ﮄ</text:span><text:span text:style-name="T1"> </text:span><text:span text:style-name="T63">ﮅ</text:span><text:span text:style-name="T1"> <text:s/></text:span><text:span text:style-name="T63">ﮆ</text:span><text:span text:style-name="T1"> </text:span><text:span text:style-name="T63">ﮇ</text:span></text:p>
      <text:p text:style-name="P70"><text:span text:style-name="T64">ﮈ</text:span><text:span text:style-name="T21"> </text:span><text:span text:style-name="T64">ﮉ</text:span><text:span text:style-name="T21"> </text:span><text:span text:style-name="T64">ﮊ</text:span><text:span text:style-name="T21"> </text:span><text:span text:style-name="T64">ﮋ</text:span><text:span text:style-name="T21"> </text:span><text:span text:style-name="T64">ﮌ</text:span><text:span text:style-name="T21"> </text:span><text:span text:style-name="T64">ﮍ</text:span><text:span text:style-name="T21"> </text:span><text:span text:style-name="T64">ﮎ</text:span><text:span text:style-name="T21"> </text:span><text:span text:style-name="T64">ﮏ</text:span><text:span text:style-name="T21"> </text:span><text:span text:style-name="T64">ﮐ</text:span><text:span text:style-name="T21"> </text:span><text:span text:style-name="T64">ﮑ</text:span><text:span text:style-name="T21"> </text:span><text:span text:style-name="T64">ﮒ</text:span><text:span text:style-name="T21"> </text:span><text:span text:style-name="T64">ﮓ</text:span><text:span text:style-name="T21"> </text:span><text:span text:style-name="T64">ﮔ</text:span><text:span text:style-name="T21"> </text:span><text:span text:style-name="T64">ﮕ</text:span></text:p>
      <text:p text:style-name="P70"><text:span text:style-name="T63">ﮖ</text:span><text:span text:style-name="T1"> </text:span><text:span text:style-name="T63">ﮗ</text:span><text:span text:style-name="T1"> </text:span><text:span text:style-name="T63">ﮘ</text:span><text:span text:style-name="T1"> </text:span><text:span text:style-name="T63">ﮙ</text:span><text:span text:style-name="T1"> </text:span><text:span text:style-name="T63">ﮚ</text:span><text:span text:style-name="T1"> </text:span><text:span text:style-name="T63">ﮛ</text:span><text:span text:style-name="T1"> </text:span><text:span text:style-name="T63">ﮜ</text:span><text:span text:style-name="T1"> </text:span><text:span text:style-name="T63">ﮝ</text:span><text:span text:style-name="T1"> </text:span><text:span text:style-name="T63">ﮞ</text:span><text:span text:style-name="T1"> </text:span><text:span text:style-name="T63">ﮟ</text:span><text:span text:style-name="T1"> </text:span><text:span text:style-name="T63">ﮠ</text:span><text:span text:style-name="T1"> </text:span><text:span text:style-name="T63">ﮡ</text:span><text:span text:style-name="T1"> </text:span><text:span text:style-name="T63">ﮢ</text:span></text:p>
      <text:p text:style-name="P70"><text:span text:style-name="T63">ﮣ</text:span><text:span text:style-name="T1"> </text:span><text:span text:style-name="T63">ﮤ</text:span><text:span text:style-name="T1"> </text:span><text:span text:style-name="T63">ﮥ</text:span><text:span text:style-name="T1"> </text:span><text:span text:style-name="T63">ﮦ</text:span><text:span text:style-name="T1"> </text:span><text:span text:style-name="T63">ﮧ</text:span><text:span text:style-name="T1"> </text:span><text:span text:style-name="T63">ﮨ</text:span><text:span text:style-name="T1"> <text:s/></text:span><text:span text:style-name="T63">ﮩ</text:span><text:span text:style-name="T1"> </text:span><text:span text:style-name="T63">ﮪ</text:span><text:span text:style-name="T1"> </text:span><text:span text:style-name="T63">ﮫ</text:span><text:span text:style-name="T1"> </text:span><text:span text:style-name="T63">ﮬ</text:span><text:span text:style-name="T1"> </text:span><text:span text:style-name="T63">ﮭ</text:span><text:span text:style-name="T1"> </text:span><text:span text:style-name="T63">ﮮ</text:span><text:span text:style-name="T1"> <text:s/></text:span><text:span text:style-name="T63">ﮯ</text:span><text:span text:style-name="T1"> </text:span><text:span text:style-name="T63">ﮰ</text:span><text:span text:style-name="T1"> </text:span><text:span text:style-name="T63">ﮱ</text:span></text:p>
      <text:p text:style-name="P70"><text:span text:style-name="T63">ﯓ</text:span><text:span text:style-name="T1"> </text:span><text:span text:style-name="T63">ﯔ</text:span><text:span text:style-name="T1"> </text:span><text:span text:style-name="T63">ﯕ</text:span><text:span text:style-name="T1"> </text:span><text:span text:style-name="T63">ﯖ</text:span><text:span text:style-name="T1"> </text:span><text:span text:style-name="T63">ﯗ</text:span><text:span text:style-name="T1"> </text:span><text:span text:style-name="T63">ﯘ</text:span><text:span text:style-name="T1"> </text:span><text:span text:style-name="T63">ﯙ</text:span><text:span text:style-name="T1"> </text:span><text:span text:style-name="T63">ﯚ</text:span><text:span text:style-name="T1"> </text:span><text:span text:style-name="T63">ﯛ</text:span><text:span text:style-name="T1"> </text:span><text:span text:style-name="T63">ﯜ</text:span><text:span text:style-name="T1"> </text:span><text:span text:style-name="T63">ﯝ</text:span><text:span text:style-name="T1"> </text:span><text:span text:style-name="T63">ﯞ</text:span><text:span text:style-name="T1"> </text:span><text:span text:style-name="T63">ﯟ</text:span><text:span text:style-name="T1"> </text:span><text:span text:style-name="T63">ﯠ</text:span><text:span text:style-name="T1"> </text:span><text:span text:style-name="T63">ﯡ</text:span></text:p>
      <text:p text:style-name="P70"><text:span text:style-name="T63">ﯢ</text:span><text:span text:style-name="T1"> </text:span><text:span text:style-name="T63">ﯣ</text:span><text:span text:style-name="T1"> </text:span><text:span text:style-name="T63">ﯤ</text:span><text:span text:style-name="T1"> </text:span><text:span text:style-name="T63">ﯥ</text:span><text:span text:style-name="T1"> </text:span><text:span text:style-name="T63">ﯦ</text:span><text:span text:style-name="T1"> </text:span><text:span text:style-name="T63">ﯧ</text:span><text:span text:style-name="T1"> </text:span><text:span text:style-name="T63">ﯨ</text:span><text:span text:style-name="T1"> </text:span><text:span text:style-name="T63">ﯩ</text:span><text:span text:style-name="T1"> </text:span><text:span text:style-name="T63">ﯪ</text:span><text:span text:style-name="T1"> </text:span><text:span text:style-name="T63">ﯫ</text:span><text:span text:style-name="T1"> </text:span><text:span text:style-name="T63">ﯬ</text:span></text:p>
      <text:p text:style-name="P70"><text:span text:style-name="T63">ﯭ</text:span><text:span text:style-name="T1"> </text:span><text:span text:style-name="T63">ﯮ</text:span><text:span text:style-name="T1"> </text:span><text:span text:style-name="T63">ﯯ</text:span><text:span text:style-name="T1"> </text:span><text:span text:style-name="T63">ﯰ</text:span><text:span text:style-name="T1"> <text:s/></text:span><text:span text:style-name="T63">ﯱ</text:span><text:span text:style-name="T1"> </text:span><text:span text:style-name="T63">ﯲ</text:span><text:span text:style-name="T1"> </text:span><text:span text:style-name="T63">ﯳ</text:span><text:span text:style-name="T1"> </text:span><text:span text:style-name="T63">ﯴ</text:span><text:span text:style-name="T1"> </text:span><text:span text:style-name="T63">ﯵ</text:span><text:span text:style-name="T1"> </text:span><text:span text:style-name="T63">ﯶ</text:span><text:span text:style-name="T1"> </text:span><text:span text:style-name="T63">ﯷ</text:span></text:p>
      <text:p text:style-name="P112"><text:span text:style-name="T66">ﮌ</text:span><text:span text:style-name="T80">ﰎ</text:span></text:p>
      <text:p text:style-name="P82">ﭔﭕﭖ</text:p>
      <text:p text:style-name="P28"><text:span text:style-name="T65">ﭑ</text:span><text:span text:style-name="T1"> </text:span><text:span text:style-name="T65">ﭒ</text:span><text:span text:style-name="T1"> </text:span><text:span text:style-name="T65">ﭓ</text:span><text:span text:style-name="T1"> </text:span><text:span text:style-name="T65">ﭔ</text:span><text:span text:style-name="T1"> </text:span><text:span text:style-name="T65">ﭕ</text:span><text:span text:style-name="T1"> </text:span><text:span text:style-name="T65">ﭖ</text:span><text:span text:style-name="T1"> </text:span><text:span text:style-name="T65">ﭗ</text:span><text:span text:style-name="T1"> </text:span><text:span text:style-name="T65">ﭘ</text:span><text:span text:style-name="T1"> </text:span><text:span text:style-name="T65">ﭙ</text:span><text:span text:style-name="T1"> </text:span><text:span text:style-name="T65">ﭚ</text:span><text:span text:style-name="T1"> </text:span><text:span text:style-name="T65">ﭛ</text:span><text:span text:style-name="T1"> </text:span><text:span text:style-name="T65">ﭜ</text:span></text:p>
      <text:p text:style-name="P28"><text:span text:style-name="T65">ﭝ</text:span><text:span text:style-name="T1"> </text:span><text:span text:style-name="T65">ﭞ</text:span><text:span text:style-name="T1"> </text:span><text:span text:style-name="T65">ﭟ</text:span><text:span text:style-name="T1"> </text:span><text:span text:style-name="T65">ﭠ</text:span><text:span text:style-name="T1"> </text:span><text:span text:style-name="T65">ﭡ</text:span><text:span text:style-name="T1"> </text:span><text:span text:style-name="T65">ﭢ</text:span><text:span text:style-name="T1"> </text:span><text:span text:style-name="T65">ﭣ</text:span><text:span text:style-name="T1"> </text:span><text:span text:style-name="T65">ﭤ</text:span><text:span text:style-name="T1"> </text:span><text:span text:style-name="T65">ﭥ</text:span><text:span text:style-name="T1"> </text:span><text:span text:style-name="T65">ﭦ</text:span><text:span text:style-name="T1"> </text:span><text:span text:style-name="T65">ﭧ</text:span></text:p>
      <text:p text:style-name="P28"><text:span text:style-name="T65">ﭨ</text:span><text:span text:style-name="T1"> </text:span><text:span text:style-name="T65">ﭩ</text:span><text:span text:style-name="T1"> </text:span><text:span text:style-name="T65">ﭪ</text:span><text:span text:style-name="T1"> </text:span><text:span text:style-name="T65">ﭫ</text:span><text:span text:style-name="T1"> </text:span><text:span text:style-name="T65">ﭬ</text:span><text:span text:style-name="T1"> </text:span><text:span text:style-name="T65">ﭭ</text:span><text:span text:style-name="T1"> </text:span><text:span text:style-name="T65">ﭮ</text:span><text:span text:style-name="T1"> </text:span><text:span text:style-name="T65">ﭯ</text:span><text:span text:style-name="T1"> </text:span><text:span text:style-name="T65">ﭰ</text:span><text:span text:style-name="T1"> </text:span><text:span text:style-name="T65">ﭱ</text:span><text:span text:style-name="T1"> </text:span><text:span text:style-name="T65">ﭲ</text:span><text:span text:style-name="T1"> </text:span><text:span text:style-name="T65">ﭳ</text:span><text:span text:style-name="T1"> </text:span></text:p>
      <text:p text:style-name="P93">ﮌﰏ</text:p>
      <text:p text:style-name="P83">ﭔﭕﭖ</text:p>
      <text:p text:style-name="P27"><text:span text:style-name="T65">ﭴ</text:span><text:span text:style-name="T1"> </text:span><text:span text:style-name="T65">ﭵ</text:span><text:span text:style-name="T1"> </text:span><text:span text:style-name="T65">ﭶ</text:span><text:span text:style-name="T1"> </text:span><text:span text:style-name="T65">ﭷ</text:span><text:span text:style-name="T1"> </text:span><text:span text:style-name="T65">ﭸ</text:span><text:span text:style-name="T1"> </text:span><text:span text:style-name="T65">ﭹ</text:span><text:span text:style-name="T1"> </text:span><text:span text:style-name="T65">ﭺ</text:span><text:span text:style-name="T1"> </text:span><text:span text:style-name="T65">ﭻ</text:span><text:span text:style-name="T1"> </text:span><text:span text:style-name="T65">ﭼ</text:span></text:p>
      <text:p text:style-name="P27"><text:span text:style-name="T65">ﭽ</text:span><text:span text:style-name="T1"> </text:span><text:span text:style-name="T65">ﭾ</text:span><text:span text:style-name="T1"> </text:span><text:span text:style-name="T65">ﭿ</text:span><text:span text:style-name="T1"> </text:span><text:span text:style-name="T65">ﮀ</text:span><text:span text:style-name="T1"> </text:span><text:span text:style-name="T65">ﮁ</text:span><text:span text:style-name="T1"> </text:span><text:span text:style-name="T65">ﮂ</text:span><text:span text:style-name="T1"> </text:span><text:span text:style-name="T65">ﮃ</text:span><text:span text:style-name="T1"> </text:span><text:span text:style-name="T65">ﮄ</text:span><text:span text:style-name="T1"> </text:span><text:span text:style-name="T65">ﮅ</text:span><text:span text:style-name="T1"> </text:span><text:span text:style-name="T65">ﮆ</text:span><text:span text:style-name="T1"> </text:span><text:span text:style-name="T65">ﮇ</text:span></text:p>
      <text:p text:style-name="P27"><text:span text:style-name="T65">ﮈ</text:span><text:span text:style-name="T1"> </text:span><text:span text:style-name="T65">ﮉ</text:span><text:span text:style-name="T1"> </text:span><text:span text:style-name="T65">ﮊ</text:span><text:span text:style-name="T1"> </text:span><text:span text:style-name="T65">ﮋ</text:span><text:span text:style-name="T1"> </text:span><text:span text:style-name="T65">ﮌ</text:span><text:span text:style-name="T1"> </text:span><text:span text:style-name="T65">ﮍ</text:span><text:span text:style-name="T1"> </text:span><text:span text:style-name="T65">ﮎ</text:span><text:span text:style-name="T1"> </text:span><text:span text:style-name="T65">ﮏ</text:span><text:span text:style-name="T1"> </text:span><text:span text:style-name="T65">ﮐ</text:span><text:span text:style-name="T1"> </text:span><text:span text:style-name="T65">ﮑ</text:span><text:span text:style-name="T1"> </text:span><text:span text:style-name="T65">ﮒﮓ</text:span><text:span text:style-name="T1"> </text:span><text:span text:style-name="T65">ﮔ</text:span></text:p>
      <text:p text:style-name="P27"><text:span text:style-name="T65">ﮕ</text:span><text:span text:style-name="T1"> </text:span><text:span text:style-name="T65">ﮖ</text:span><text:span text:style-name="T1"> </text:span><text:span text:style-name="T65">ﮗ</text:span><text:span text:style-name="T1"> </text:span><text:span text:style-name="T65">ﮘ</text:span><text:span text:style-name="T1"> </text:span><text:span text:style-name="T65">ﮙ</text:span><text:span text:style-name="T1"> </text:span><text:span text:style-name="T65">ﮚ</text:span><text:span text:style-name="T1"> </text:span><text:span text:style-name="T65">ﮛ</text:span><text:span text:style-name="T1"> </text:span><text:span text:style-name="T65">ﮜ</text:span><text:span text:style-name="T1"> </text:span><text:span text:style-name="T65">ﮝ</text:span></text:p>
      <text:p text:style-name="P27"><text:span text:style-name="T65">ﮞ</text:span><text:span text:style-name="T1"> </text:span><text:span text:style-name="T65">ﮟ</text:span><text:span text:style-name="T1"> </text:span><text:span text:style-name="T65">ﮠ</text:span><text:span text:style-name="T1"> </text:span><text:span text:style-name="T65">ﮡ</text:span><text:span text:style-name="T1"> </text:span><text:span text:style-name="T65">ﮢ</text:span><text:span text:style-name="T1"> </text:span><text:span text:style-name="T65">ﮣ</text:span><text:span text:style-name="T1"> </text:span><text:span text:style-name="T65">ﮤﮥ</text:span><text:span text:style-name="T1"> </text:span><text:span text:style-name="T65">ﮦ</text:span><text:span text:style-name="T1"> </text:span><text:span text:style-name="T65">ﮧ</text:span></text:p>
      <text:p text:style-name="P27"><text:span text:style-name="T65">ﮨ</text:span><text:span text:style-name="T1"> </text:span><text:span text:style-name="T65">ﮩ</text:span><text:span text:style-name="T1"> </text:span><text:span text:style-name="T65">ﮪ</text:span><text:span text:style-name="T1"> </text:span><text:span text:style-name="T65">ﮫ</text:span><text:span text:style-name="T1"> </text:span><text:span text:style-name="T65">ﮬ</text:span><text:span text:style-name="T1"> </text:span><text:span text:style-name="T65">ﮭ</text:span><text:span text:style-name="T1"> </text:span><text:span text:style-name="T65">ﮮ</text:span><text:span text:style-name="T1"> </text:span><text:span text:style-name="T65">ﮯ</text:span><text:span text:style-name="T1"> </text:span><text:span text:style-name="T65">ﮰ</text:span></text:p>
      <text:p text:style-name="P27"><text:span text:style-name="T65">ﮱ</text:span><text:span text:style-name="T1"> </text:span><text:span text:style-name="T65">ﯓ</text:span><text:span text:style-name="T1"> </text:span><text:span text:style-name="T65">ﯔ</text:span><text:span text:style-name="T1"> </text:span><text:span text:style-name="T65">ﯕ</text:span><text:span text:style-name="T1"> </text:span><text:span text:style-name="T65">ﯖﯗ</text:span><text:span text:style-name="T1"> </text:span><text:span text:style-name="T65">ﯘ</text:span><text:span text:style-name="T1"> </text:span><text:span text:style-name="T65">ﯙ</text:span><text:span text:style-name="T1"> </text:span><text:span text:style-name="T65">ﯚ</text:span><text:span text:style-name="T1"> </text:span><text:span text:style-name="T65">ﯛ</text:span><text:span text:style-name="T1"> </text:span><text:span text:style-name="T65">ﯜ</text:span><text:span text:style-name="T1"> </text:span><text:span text:style-name="T65">ﯝ</text:span></text:p>
      <text:p text:style-name="P56"><text:span text:style-name="T65">ﯞ</text:span><text:span text:style-name="T1"> </text:span><text:span text:style-name="T65">ﯟ</text:span><text:span text:style-name="T1"> </text:span><text:span text:style-name="T65">ﯠ</text:span><text:span text:style-name="T1"> </text:span><text:span text:style-name="T65">ﯡ</text:span><text:span text:style-name="T1"> </text:span><text:span text:style-name="T65">ﯢ</text:span><text:span text:style-name="T1"> </text:span><text:span text:style-name="T65">ﯣ</text:span><text:span text:style-name="T1"> </text:span><text:span text:style-name="T65">ﯤ</text:span><text:span text:style-name="T1"> </text:span><text:span text:style-name="T65">ﯥ</text:span><text:span text:style-name="T1"> </text:span><text:span text:style-name="T65">ﯦ</text:span></text:p>
      <text:p text:style-name="P113"><text:span text:style-name="T68">ﭑ</text:span><text:span text:style-name="T20"> </text:span><text:span text:style-name="T68">ﭒ</text:span><text:span text:style-name="T20"> </text:span><text:span text:style-name="T68">ﭓ</text:span><text:span text:style-name="T20"> </text:span><text:span text:style-name="T68">ﭔ</text:span><text:span text:style-name="T20"> </text:span><text:span text:style-name="T68">ﭕ</text:span><text:span text:style-name="T20"> </text:span><text:span text:style-name="T68">ﭖ</text:span><text:span text:style-name="T20"> </text:span><text:span text:style-name="T68">ﭗ</text:span><text:span text:style-name="T20"> </text:span><text:span text:style-name="T68">ﭘ</text:span><text:span text:style-name="T20"> </text:span><text:span text:style-name="T68">ﭙ</text:span><text:span text:style-name="T20"> </text:span><text:span text:style-name="T68">ﭚ</text:span></text:p>
      <text:p text:style-name="P33"><text:span text:style-name="T68">ﭛ</text:span><text:span text:style-name="T20"> </text:span><text:span text:style-name="T68">ﭜﭝ</text:span><text:span text:style-name="T20"> </text:span><text:span text:style-name="T68">ﭞ</text:span><text:span text:style-name="T20"> </text:span><text:span text:style-name="T68">ﭟ</text:span><text:span text:style-name="T20"> </text:span><text:span text:style-name="T68">ﭠ</text:span><text:span text:style-name="T20"> </text:span><text:span text:style-name="T68">ﭡ</text:span><text:span text:style-name="T20"> </text:span><text:span text:style-name="T68">ﭢﭣ</text:span><text:span text:style-name="T20"> </text:span><text:span text:style-name="T68">ﭤ</text:span><text:span text:style-name="T20"> </text:span><text:span text:style-name="T68">ﭥ</text:span><text:span text:style-name="T20"> </text:span><text:span text:style-name="T68">ﭦ</text:span><text:span text:style-name="T20"> </text:span><text:span text:style-name="T68">ﭧ</text:span><text:span text:style-name="T20"> </text:span><text:span text:style-name="T68">ﭨ</text:span></text:p>
      <text:p text:style-name="P94">ﮌﰐ</text:p>
      <text:p text:style-name="P94">ﭔﭕﭖ</text:p>
      <text:p text:style-name="P31"><text:span text:style-name="T67">ﭩ</text:span><text:span text:style-name="T1"> </text:span><text:span text:style-name="T67">ﭪ</text:span><text:span text:style-name="T1"> </text:span><text:span text:style-name="T67">ﭫ</text:span><text:span text:style-name="T1"> </text:span><text:span text:style-name="T67">ﭬ</text:span><text:span text:style-name="T1"> </text:span><text:span text:style-name="T67">ﭭ</text:span><text:span text:style-name="T1"> </text:span><text:span text:style-name="T67">ﭮ</text:span><text:span text:style-name="T1"> </text:span><text:span text:style-name="T67">ﭯ</text:span><text:span text:style-name="T1"> </text:span><text:span text:style-name="T67">ﭰ</text:span></text:p>
      <text:p text:style-name="P31"><text:span text:style-name="T67">ﭱ</text:span><text:span text:style-name="T1"> </text:span><text:span text:style-name="T67">ﭲ</text:span><text:span text:style-name="T1"> </text:span><text:span text:style-name="T67">ﭳ</text:span><text:span text:style-name="T1"> </text:span><text:span text:style-name="T67">ﭴ</text:span><text:span text:style-name="T1"> </text:span><text:span text:style-name="T67">ﭵ</text:span><text:span text:style-name="T1"> </text:span><text:span text:style-name="T67">ﭶ</text:span><text:span text:style-name="T1"> </text:span><text:span text:style-name="T67">ﭷ</text:span><text:span text:style-name="T1"> </text:span><text:span text:style-name="T67">ﭸ</text:span><text:span text:style-name="T1"> </text:span><text:span text:style-name="T67">ﭹ</text:span><text:span text:style-name="T1"> </text:span><text:span text:style-name="T67">ﭺ</text:span></text:p>
      <text:p text:style-name="P31"><text:span text:style-name="T67">ﭻ</text:span><text:span text:style-name="T1"> </text:span><text:span text:style-name="T67">ﭼ</text:span><text:span text:style-name="T1"> </text:span><text:span text:style-name="T67">ﭽ</text:span><text:span text:style-name="T1"> </text:span><text:span text:style-name="T67">ﭾ</text:span><text:span text:style-name="T1"> </text:span><text:span text:style-name="T67">ﭿ</text:span><text:span text:style-name="T1"> </text:span><text:span text:style-name="T67">ﮀ</text:span><text:span text:style-name="T1"> </text:span><text:span text:style-name="T67">ﮁ</text:span><text:span text:style-name="T1"> </text:span><text:span text:style-name="T67">ﮂ</text:span><text:span text:style-name="T1"> </text:span><text:span text:style-name="T67">ﮃ</text:span></text:p>
      <text:p text:style-name="P31"><text:span text:style-name="T67">ﮄ</text:span><text:span text:style-name="T1"> </text:span><text:span text:style-name="T67">ﮅ</text:span><text:span text:style-name="T1"> </text:span><text:span text:style-name="T67">ﮆ</text:span><text:span text:style-name="T1"> </text:span><text:span text:style-name="T67">ﮇ</text:span><text:span text:style-name="T1"> </text:span><text:span text:style-name="T67">ﮈ</text:span><text:span text:style-name="T1"> </text:span><text:span text:style-name="T67">ﮉ</text:span><text:span text:style-name="T1"> </text:span><text:span text:style-name="T67">ﮊ</text:span><text:span text:style-name="T1"> </text:span><text:span text:style-name="T67">ﮋ</text:span></text:p>
      <text:p text:style-name="P31"><text:span text:style-name="T67">ﮌ</text:span><text:span text:style-name="T1"> </text:span><text:span text:style-name="T67">ﮍ</text:span><text:span text:style-name="T1"> </text:span><text:span text:style-name="T67">ﮎ</text:span><text:span text:style-name="T1"> </text:span><text:span text:style-name="T67">ﮏ</text:span><text:span text:style-name="T1"> </text:span><text:span text:style-name="T67">ﮐ</text:span><text:span text:style-name="T1"> </text:span><text:span text:style-name="T67">ﮑ</text:span><text:span text:style-name="T1"> </text:span><text:span text:style-name="T67">ﮒ</text:span><text:span text:style-name="T1"> </text:span><text:span text:style-name="T67">ﮓ</text:span><text:span text:style-name="T1"> </text:span><text:span text:style-name="T67">ﮔ</text:span></text:p>
      <text:p text:style-name="P95">ﮌﰑ</text:p>
      <text:p text:style-name="P95">ﭔﭕﭖ</text:p>
      <text:p text:style-name="P32"><text:span text:style-name="T67">ﮕ</text:span><text:span text:style-name="T1"> </text:span><text:span text:style-name="T67">ﮖ</text:span><text:span text:style-name="T1"> </text:span><text:span text:style-name="T67">ﮗ</text:span><text:span text:style-name="T1"> </text:span><text:span text:style-name="T67">ﮘ</text:span><text:span text:style-name="T1"> </text:span><text:span text:style-name="T67">ﮙ</text:span><text:span text:style-name="T1"> </text:span><text:span text:style-name="T67">ﮚ</text:span><text:span text:style-name="T1"> </text:span><text:span text:style-name="T67">ﮛ</text:span></text:p>
      <text:p text:style-name="P32"><text:span text:style-name="T67">ﮜ</text:span><text:span text:style-name="T1"> </text:span><text:span text:style-name="T67">ﮝ</text:span><text:span text:style-name="T1"> </text:span><text:span text:style-name="T67">ﮞ</text:span><text:span text:style-name="T1"> </text:span><text:span text:style-name="T67">ﮟ</text:span><text:span text:style-name="T1"> </text:span><text:span text:style-name="T67">ﮠ</text:span><text:span text:style-name="T1"> </text:span><text:span text:style-name="T67">ﮡ</text:span><text:span text:style-name="T1"> </text:span><text:span text:style-name="T67">ﮢ</text:span><text:span text:style-name="T1"> </text:span><text:span text:style-name="T67">ﮣ</text:span><text:span text:style-name="T1"> </text:span><text:span text:style-name="T67">ﮤ</text:span><text:span text:style-name="T1"> </text:span><text:span text:style-name="T67">ﮥ</text:span><text:span text:style-name="T1"> </text:span><text:span text:style-name="T67">ﮦ</text:span></text:p>
      <text:p text:style-name="P32"><text:span text:style-name="T67">ﮧ</text:span><text:span text:style-name="T1"> </text:span><text:span text:style-name="T67">ﮨ</text:span><text:span text:style-name="T1"> </text:span><text:span text:style-name="T67">ﮩ</text:span><text:span text:style-name="T1"> </text:span><text:span text:style-name="T67">ﮪ</text:span><text:span text:style-name="T1"> </text:span><text:span text:style-name="T67">ﮫ</text:span><text:span text:style-name="T1"> </text:span><text:span text:style-name="T67">ﮬ</text:span><text:span text:style-name="T1"> </text:span><text:span text:style-name="T67">ﮭ</text:span><text:span text:style-name="T1"> </text:span><text:span text:style-name="T67">ﮮ</text:span><text:span text:style-name="T1"> </text:span><text:span text:style-name="T67">ﮯ</text:span><text:span text:style-name="T1"> </text:span><text:span text:style-name="T67">ﮰ</text:span><text:span text:style-name="T1"> </text:span><text:span text:style-name="T67">ﮱ</text:span></text:p>
      <text:p text:style-name="P32"><text:span text:style-name="T67">ﯓ</text:span><text:span text:style-name="T1"> </text:span><text:span text:style-name="T67">ﯔ</text:span><text:span text:style-name="T1"> </text:span><text:span text:style-name="T67">ﯕ</text:span><text:span text:style-name="T1"> </text:span><text:span text:style-name="T67">ﯖ</text:span><text:span text:style-name="T1"> </text:span><text:span text:style-name="T67">ﯗ</text:span><text:span text:style-name="T1"> </text:span><text:span text:style-name="T67">ﯘ</text:span><text:span text:style-name="T1"> </text:span><text:span text:style-name="T67">ﯙ</text:span><text:span text:style-name="T1"> </text:span><text:span text:style-name="T67">ﯚ</text:span><text:span text:style-name="T1"> </text:span><text:span text:style-name="T67">ﯛ</text:span><text:span text:style-name="T1"> </text:span><text:span text:style-name="T67">ﯜ</text:span><text:span text:style-name="T1"> </text:span><text:span text:style-name="T67">ﯝ</text:span><text:span text:style-name="T1"> </text:span><text:span text:style-name="T67">ﯞ</text:span><text:span text:style-name="T1"> </text:span></text:p>
      <text:p text:style-name="P114"><text:span text:style-name="T71">ﭑ</text:span><text:span text:style-name="T1"> </text:span><text:span text:style-name="T71">ﭒ</text:span><text:span text:style-name="T1"> </text:span><text:span text:style-name="T71">ﭓ</text:span><text:span text:style-name="T1"> </text:span><text:span text:style-name="T71">ﭔ</text:span><text:span text:style-name="T1"> </text:span><text:span text:style-name="T71">ﭕ</text:span><text:span text:style-name="T1"> </text:span><text:span text:style-name="T71">ﭖ</text:span><text:span text:style-name="T1"> </text:span><text:span text:style-name="T71">ﭗ</text:span><text:span text:style-name="T1"> </text:span><text:span text:style-name="T71">ﭘ</text:span><text:span text:style-name="T1"> </text:span><text:span text:style-name="T71">ﭙ</text:span><text:span text:style-name="T1"> </text:span><text:span text:style-name="T71">ﭚ</text:span><text:span text:style-name="T1"> </text:span><text:span text:style-name="T71">ﭛ</text:span><text:span text:style-name="T1"> </text:span></text:p>
      <text:p text:style-name="P97">ﮌﰒ</text:p>
      <text:p text:style-name="P95">ﭔﭕﭖ</text:p>
      <text:p text:style-name="P34"><text:span text:style-name="T71">ﭜ</text:span><text:span text:style-name="T1"> </text:span><text:span text:style-name="T71">ﭝ</text:span><text:span text:style-name="T1"> </text:span><text:span text:style-name="T71">ﭞ</text:span><text:span text:style-name="T1"> </text:span><text:span text:style-name="T71">ﭟ</text:span><text:span text:style-name="T1"> </text:span><text:span text:style-name="T71">ﭠ</text:span><text:span text:style-name="T1"> </text:span><text:span text:style-name="T71">ﭡ</text:span><text:span text:style-name="T1"> </text:span><text:span text:style-name="T71">ﭢ</text:span><text:span text:style-name="T1"> </text:span><text:span text:style-name="T71">ﭣ</text:span><text:span text:style-name="T1"> </text:span><text:span text:style-name="T71">ﭤ</text:span><text:span text:style-name="T1"> </text:span><text:span text:style-name="T71">ﭥ</text:span></text:p>
      <text:p text:style-name="P34"><text:span text:style-name="T71">ﭦ</text:span><text:span text:style-name="T1"> </text:span><text:span text:style-name="T71">ﭧ</text:span><text:span text:style-name="T1"> </text:span><text:span text:style-name="T71">ﭨ</text:span><text:span text:style-name="T1"> </text:span><text:span text:style-name="T71">ﭩ</text:span><text:span text:style-name="T1"> </text:span><text:span text:style-name="T71">ﭪ</text:span><text:span text:style-name="T1"> </text:span><text:span text:style-name="T71">ﭫ</text:span></text:p>
      <text:p text:style-name="P34"><text:span text:style-name="T71">ﭬ</text:span><text:span text:style-name="T1"> </text:span><text:span text:style-name="T71">ﭭ</text:span><text:span text:style-name="T1"> </text:span><text:span text:style-name="T71">ﭮ</text:span><text:span text:style-name="T1"> </text:span><text:span text:style-name="T71">ﭯ</text:span><text:span text:style-name="T1"> </text:span><text:span text:style-name="T71">ﭰ</text:span><text:span text:style-name="T1"> </text:span><text:span text:style-name="T71">ﭱ</text:span></text:p>
      <text:p text:style-name="P34"><text:span text:style-name="T71">ﭲ</text:span><text:span text:style-name="T1"> </text:span><text:span text:style-name="T71">ﭳ</text:span><text:span text:style-name="T1"> </text:span><text:span text:style-name="T71">ﭴ</text:span><text:span text:style-name="T1"> </text:span><text:span text:style-name="T71">ﭵ</text:span><text:span text:style-name="T1"> </text:span><text:span text:style-name="T71">ﭶ</text:span><text:span text:style-name="T1"> </text:span><text:span text:style-name="T71">ﭷ</text:span><text:span text:style-name="T1"> </text:span><text:span text:style-name="T71">ﭸ</text:span><text:span text:style-name="T1"> </text:span><text:span text:style-name="T71">ﭹ</text:span></text:p>
      <text:p text:style-name="P34"><text:span text:style-name="T71">ﭺ</text:span><text:span text:style-name="T1"> </text:span><text:span text:style-name="T71">ﭻ</text:span><text:span text:style-name="T1"> </text:span><text:span text:style-name="T71">ﭼ</text:span><text:span text:style-name="T1"> </text:span><text:span text:style-name="T71">ﭽ</text:span><text:span text:style-name="T1"> </text:span><text:span text:style-name="T71">ﭾ</text:span><text:span text:style-name="T1"> </text:span><text:span text:style-name="T71">ﭿ</text:span><text:span text:style-name="T1"> </text:span><text:span text:style-name="T71">ﮀ</text:span><text:span text:style-name="T1"> </text:span><text:span text:style-name="T71">ﮁ</text:span></text:p>
      <text:p text:style-name="P34"><text:span text:style-name="T71">ﮂ</text:span><text:span text:style-name="T1"> </text:span><text:span text:style-name="T71">ﮃ</text:span><text:span text:style-name="T1"> </text:span><text:span text:style-name="T71">ﮄ</text:span><text:span text:style-name="T1"> </text:span><text:span text:style-name="T71">ﮅ</text:span><text:span text:style-name="T1"> </text:span><text:span text:style-name="T71">ﮆ</text:span><text:span text:style-name="T1"> </text:span><text:span text:style-name="T71">ﮇ</text:span><text:span text:style-name="T1"> </text:span><text:span text:style-name="T71">ﮈ</text:span><text:span text:style-name="T1"> </text:span><text:span text:style-name="T71">ﮉ</text:span><text:span text:style-name="T1"> </text:span><text:span text:style-name="T71">ﮊ</text:span></text:p>
      <text:p text:style-name="P75"><text:span text:style-name="T80">ﮌ</text:span><text:span text:style-name="T69">ﰓ</text:span></text:p>
      <text:p text:style-name="P96">ﭔﭕﭖ</text:p>
      <text:p text:style-name="P35"><text:span text:style-name="T71">ﮋ</text:span><text:span text:style-name="T1"> </text:span><text:span text:style-name="T71">ﮌ</text:span><text:span text:style-name="T1"> </text:span><text:span text:style-name="T71">ﮍ</text:span><text:span text:style-name="T1"> </text:span><text:span text:style-name="T71">ﮎ</text:span><text:span text:style-name="T1"> </text:span><text:span text:style-name="T71">ﮏ</text:span><text:span text:style-name="T1"> </text:span><text:span text:style-name="T71">ﮐ</text:span><text:span text:style-name="T1"> </text:span><text:span text:style-name="T71">ﮑ</text:span><text:span text:style-name="T1"> </text:span><text:span text:style-name="T71">ﮒ</text:span><text:span text:style-name="T1"> </text:span><text:span text:style-name="T71">ﮓ</text:span></text:p>
      <text:p text:style-name="P35"><text:span text:style-name="T71">ﮔ</text:span><text:span text:style-name="T1"> </text:span><text:span text:style-name="T71">ﮕ</text:span><text:span text:style-name="T1"> </text:span><text:span text:style-name="T71">ﮖ</text:span><text:span text:style-name="T1"> </text:span><text:span text:style-name="T71">ﮗ</text:span><text:span text:style-name="T1"> </text:span><text:span text:style-name="T71">ﮘ</text:span><text:span text:style-name="T1"> </text:span><text:span text:style-name="T71">ﮙ</text:span><text:span text:style-name="T1"> </text:span><text:span text:style-name="T71">ﮚ</text:span><text:span text:style-name="T1"> </text:span><text:span text:style-name="T71">ﮛ</text:span><text:span text:style-name="T1"> </text:span><text:span text:style-name="T71">ﮜ</text:span><text:span text:style-name="T1"> </text:span><text:span text:style-name="T71">ﮝ</text:span></text:p>
      <text:p text:style-name="P35"><text:span text:style-name="T71">ﮞ</text:span><text:span text:style-name="T1"> </text:span><text:span text:style-name="T71">ﮟ</text:span><text:span text:style-name="T1"> </text:span><text:span text:style-name="T71">ﮠ</text:span><text:span text:style-name="T1"> </text:span><text:span text:style-name="T71">ﮡ</text:span><text:span text:style-name="T1"> </text:span><text:span text:style-name="T71">ﮢ</text:span><text:span text:style-name="T1"> </text:span><text:span text:style-name="T71">ﮣ</text:span><text:span text:style-name="T1"> </text:span><text:span text:style-name="T71">ﮤ</text:span><text:span text:style-name="T1"> </text:span><text:span text:style-name="T71">ﮥ</text:span></text:p>
      <text:p text:style-name="P35"><text:span text:style-name="T71">ﮦ</text:span><text:span text:style-name="T1"> </text:span><text:span text:style-name="T71">ﮧ</text:span><text:span text:style-name="T1"> </text:span><text:span text:style-name="T71">ﮨ</text:span><text:span text:style-name="T1"> </text:span><text:span text:style-name="T71">ﮩ</text:span><text:span text:style-name="T1"> </text:span><text:span text:style-name="T71">ﮪ</text:span><text:span text:style-name="T1"> </text:span><text:span text:style-name="T71">ﮫ</text:span><text:span text:style-name="T1"> </text:span><text:span text:style-name="T71">ﮬ</text:span><text:span text:style-name="T1"> </text:span><text:span text:style-name="T71">ﮭ</text:span><text:span text:style-name="T1"> </text:span><text:span text:style-name="T71">ﮮ</text:span></text:p>
      <text:p text:style-name="P115"><text:span text:style-name="T73">ﮌ</text:span><text:span text:style-name="T69">ﰔ</text:span></text:p>
      <text:p text:style-name="P98">ﭔﭕﭖ</text:p>
      <text:p text:style-name="P36"><text:span text:style-name="T72">ﭑ</text:span><text:span text:style-name="T1"> </text:span><text:span text:style-name="T72">ﭒ</text:span><text:span text:style-name="T1"> </text:span><text:span text:style-name="T72">ﭓ</text:span><text:span text:style-name="T1"> </text:span><text:span text:style-name="T72">ﭔ</text:span><text:span text:style-name="T1"> </text:span><text:span text:style-name="T72">ﭕ</text:span><text:span text:style-name="T1"> </text:span><text:span text:style-name="T72">ﭖ</text:span><text:span text:style-name="T1"> </text:span><text:span text:style-name="T72">ﭗ</text:span><text:span text:style-name="T1"> </text:span><text:span text:style-name="T72">ﭘ</text:span><text:span text:style-name="T1"> </text:span><text:span text:style-name="T72">ﭙ</text:span><text:span text:style-name="T1"> </text:span><text:span text:style-name="T72">ﭚ</text:span><text:span text:style-name="T1"> </text:span><text:span text:style-name="T72">ﭛ</text:span><text:span text:style-name="T1"> </text:span><text:span text:style-name="T72">ﭜ</text:span><text:span text:style-name="T1"> </text:span><text:span text:style-name="T72">ﭝ</text:span><text:span text:style-name="T1"> </text:span><text:span text:style-name="T72">ﭞ</text:span><text:span text:style-name="T1"> </text:span><text:span text:style-name="T72">ﭟ</text:span><text:span text:style-name="T1"> </text:span><text:span text:style-name="T72">ﭠ</text:span><text:span text:style-name="T1"> </text:span><text:span text:style-name="T72">ﭡ</text:span></text:p>
      <text:p text:style-name="P39"><text:span text:style-name="T74">ﮌ</text:span><text:span text:style-name="T70">ﰕ</text:span></text:p>
      <text:p text:style-name="P98">ﭔﭕﭖ</text:p>
      <text:p text:style-name="P37"><text:span text:style-name="T72">ﭢ</text:span><text:span text:style-name="T1"> </text:span><text:span text:style-name="T72">ﭣ</text:span><text:span text:style-name="T1"> </text:span><text:span text:style-name="T72">ﭤ</text:span><text:span text:style-name="T1"> </text:span><text:span text:style-name="T72">ﭥ</text:span><text:span text:style-name="T1"> </text:span><text:span text:style-name="T72">ﭦ</text:span><text:span text:style-name="T1"> </text:span><text:span text:style-name="T72">ﭧ</text:span><text:span text:style-name="T1"> </text:span><text:span text:style-name="T72">ﭨ</text:span><text:span text:style-name="T1"> </text:span><text:span text:style-name="T72">ﭩ</text:span><text:span text:style-name="T1"> </text:span><text:span text:style-name="T72">ﭪ</text:span><text:span text:style-name="T1"> </text:span><text:span text:style-name="T72">ﭫ</text:span></text:p>
      <text:p text:style-name="P37"><text:span text:style-name="T72">ﭬ</text:span><text:span text:style-name="T1"> </text:span><text:span text:style-name="T72">ﭭ</text:span><text:span text:style-name="T1"> </text:span><text:span text:style-name="T72">ﭮ</text:span><text:span text:style-name="T1"> </text:span><text:span text:style-name="T72">ﭯ</text:span><text:span text:style-name="T1"> </text:span><text:span text:style-name="T72">ﭰ</text:span><text:span text:style-name="T1"> </text:span><text:span text:style-name="T72">ﭱﭲ</text:span><text:span text:style-name="T1"> </text:span><text:span text:style-name="T72">ﭳ</text:span><text:span text:style-name="T1"> </text:span><text:span text:style-name="T72">ﭴ</text:span><text:span text:style-name="T1"> </text:span><text:span text:style-name="T72">ﭵ</text:span><text:span text:style-name="T1"> </text:span><text:span text:style-name="T72">ﭶ</text:span></text:p>
      <text:p text:style-name="P37"><text:span text:style-name="T72">ﭷ</text:span><text:span text:style-name="T1"> </text:span><text:span text:style-name="T72">ﭸ</text:span><text:span text:style-name="T1"> </text:span><text:span text:style-name="T72">ﭹ</text:span><text:span text:style-name="T1"> </text:span><text:span text:style-name="T72">ﭺ</text:span><text:span text:style-name="T1"> </text:span><text:span text:style-name="T72">ﭻ</text:span><text:span text:style-name="T1"> </text:span><text:span text:style-name="T72">ﭼ</text:span><text:span text:style-name="T1"> </text:span><text:span text:style-name="T72">ﭽ</text:span><text:span text:style-name="T1"> </text:span><text:span text:style-name="T72">ﭾ</text:span><text:span text:style-name="T1"> </text:span><text:span text:style-name="T72">ﭿ</text:span><text:span text:style-name="T1"> </text:span><text:span text:style-name="T72">ﮀ</text:span><text:span text:style-name="T1"> </text:span><text:span text:style-name="T72">ﮁ</text:span></text:p>
      <text:p text:style-name="P37"><text:span text:style-name="T72">ﮂ</text:span><text:span text:style-name="T1"> </text:span><text:span text:style-name="T72">ﮃ</text:span><text:span text:style-name="T1"> </text:span><text:span text:style-name="T72">ﮄ</text:span><text:span text:style-name="T1"> </text:span><text:span text:style-name="T72">ﮅ</text:span><text:span text:style-name="T1"> </text:span><text:span text:style-name="T72">ﮆ</text:span><text:span text:style-name="T1"> </text:span><text:span text:style-name="T72">ﮇ</text:span><text:span text:style-name="T1"> </text:span><text:span text:style-name="T72">ﮈ</text:span><text:span text:style-name="T1"> </text:span><text:span text:style-name="T72">ﮉ</text:span><text:span text:style-name="T1"> </text:span><text:span text:style-name="T72">ﮊ</text:span><text:span text:style-name="T1"> </text:span><text:span text:style-name="T72">ﮋ</text:span><text:span text:style-name="T1"> </text:span><text:span text:style-name="T72">ﮌ</text:span><text:span text:style-name="T1"> </text:span></text:p>
      <text:p text:style-name="P29"><text:span text:style-name="T73">ﮌ</text:span><text:span text:style-name="T69">ﰖ</text:span></text:p>
      <text:p text:style-name="P98">ﭔﭕﭖ</text:p>
      <text:p text:style-name="P38"><text:span text:style-name="T72">ﮍ</text:span><text:span text:style-name="T1"> </text:span><text:span text:style-name="T72">ﮎ</text:span><text:span text:style-name="T1"> </text:span><text:span text:style-name="T72">ﮏ</text:span><text:span text:style-name="T1"> </text:span><text:span text:style-name="T72">ﮐ</text:span><text:span text:style-name="T1"> </text:span><text:span text:style-name="T72">ﮑ</text:span><text:span text:style-name="T1"> </text:span><text:span text:style-name="T72">ﮒ</text:span><text:span text:style-name="T1"> </text:span><text:span text:style-name="T72">ﮓ</text:span><text:span text:style-name="T1"> </text:span><text:span text:style-name="T72">ﮔ</text:span><text:span text:style-name="T1"> </text:span><text:span text:style-name="T72">ﮕ</text:span><text:span text:style-name="T1"> </text:span><text:span text:style-name="T72">ﮖ</text:span></text:p>
      <text:p text:style-name="P38"><text:span text:style-name="T72">ﮗ</text:span><text:span text:style-name="T1"> </text:span><text:span text:style-name="T72">ﮘ</text:span><text:span text:style-name="T1"> </text:span><text:span text:style-name="T72">ﮙ</text:span><text:span text:style-name="T1"> </text:span><text:span text:style-name="T72">ﮚ</text:span><text:span text:style-name="T1"> </text:span><text:span text:style-name="T72">ﮛ</text:span><text:span text:style-name="T1"> </text:span><text:span text:style-name="T72">ﮜ</text:span><text:span text:style-name="T1"> </text:span><text:span text:style-name="T72">ﮝ</text:span><text:span text:style-name="T1"> </text:span><text:span text:style-name="T72">ﮞ</text:span><text:span text:style-name="T1"> </text:span><text:span text:style-name="T72">ﮟ</text:span></text:p>
      <text:p text:style-name="P38"><text:span text:style-name="T72">ﮠ</text:span><text:span text:style-name="T1"> </text:span><text:span text:style-name="T72">ﮡ</text:span><text:span text:style-name="T1"> </text:span><text:span text:style-name="T72">ﮢ</text:span><text:span text:style-name="T1"> </text:span><text:span text:style-name="T72">ﮣ</text:span><text:span text:style-name="T1"> </text:span><text:span text:style-name="T72">ﮤ</text:span><text:span text:style-name="T1"> </text:span><text:span text:style-name="T72">ﮥ</text:span><text:span text:style-name="T1"> </text:span><text:span text:style-name="T72">ﮦ</text:span><text:span text:style-name="T1"> </text:span><text:span text:style-name="T72">ﮧ</text:span><text:span text:style-name="T1"> </text:span><text:span text:style-name="T72">ﮨ</text:span><text:span text:style-name="T1"> </text:span></text:p>
      <text:p text:style-name="P116"><text:span text:style-name="T73">ﮌ</text:span><text:span text:style-name="T69">ﰗ</text:span></text:p>
      <text:p text:style-name="P98">ﭔﭕﭖ</text:p>
      <text:p text:style-name="P40"><text:span text:style-name="T75">ﭑ</text:span><text:span text:style-name="T1"> </text:span><text:span text:style-name="T75">ﭒ</text:span><text:span text:style-name="T1"> </text:span><text:span text:style-name="T75">ﭓ</text:span><text:span text:style-name="T1"> </text:span><text:span text:style-name="T75">ﭔ</text:span><text:span text:style-name="T1"> </text:span><text:span text:style-name="T75">ﭕ</text:span><text:span text:style-name="T1"> </text:span><text:span text:style-name="T75">ﭖ</text:span><text:span text:style-name="T1"> </text:span><text:span text:style-name="T75">ﭗ</text:span></text:p>
      <text:p text:style-name="P40"><text:span text:style-name="T75">ﭘ</text:span><text:span text:style-name="T1"> </text:span><text:span text:style-name="T75">ﭙ</text:span><text:span text:style-name="T1"> </text:span><text:span text:style-name="T75">ﭚ</text:span><text:span text:style-name="T1"> </text:span><text:span text:style-name="T75">ﭛ</text:span><text:span text:style-name="T1"> </text:span><text:span text:style-name="T75">ﭜ</text:span><text:span text:style-name="T1"> </text:span><text:span text:style-name="T75">ﭝ</text:span><text:span text:style-name="T1"> </text:span><text:span text:style-name="T75">ﭞ</text:span><text:span text:style-name="T1"> </text:span><text:span text:style-name="T75">ﭟ</text:span></text:p>
      <text:p text:style-name="P42"><text:span text:style-name="T75">ﭠ</text:span><text:span text:style-name="T1"> <text:s/></text:span><text:span text:style-name="T75">ﭡ</text:span><text:span text:style-name="T1"> <text:s/></text:span><text:span text:style-name="T75">ﭢ</text:span><text:span text:style-name="T1"> <text:s/></text:span><text:span text:style-name="T75">ﭣ</text:span><text:span text:style-name="T1"> <text:s/></text:span><text:span text:style-name="T75">ﭤ</text:span><text:span text:style-name="T1"> <text:s/></text:span><text:span text:style-name="T75">ﭥ</text:span></text:p>
      <text:p text:style-name="P42"><text:span text:style-name="T74">ﮌ</text:span><text:span text:style-name="T70">ﰘ</text:span></text:p>
      <text:p text:style-name="P98">ﭔﭕﭖ</text:p>
      <text:p text:style-name="P40"><text:span text:style-name="T75">ﭦ</text:span><text:span text:style-name="T1"> </text:span><text:span text:style-name="T75">ﭧ</text:span><text:span text:style-name="T1"> </text:span><text:span text:style-name="T75">ﭨ</text:span><text:span text:style-name="T1"> </text:span><text:span text:style-name="T75">ﭩ</text:span><text:span text:style-name="T1"> </text:span><text:span text:style-name="T75">ﭪ</text:span><text:span text:style-name="T1"> </text:span><text:span text:style-name="T75">ﭫ</text:span><text:span text:style-name="T1"> </text:span><text:span text:style-name="T75">ﭬ</text:span></text:p>
      <text:p text:style-name="P40"><text:span text:style-name="T75">ﭭ</text:span><text:span text:style-name="T1"> </text:span><text:span text:style-name="T75">ﭮ</text:span><text:span text:style-name="T1"> </text:span><text:span text:style-name="T75">ﭯ</text:span><text:span text:style-name="T1"> </text:span><text:span text:style-name="T75">ﭰ</text:span><text:span text:style-name="T1"> </text:span><text:span text:style-name="T75">ﭱ</text:span><text:span text:style-name="T1"> </text:span><text:span text:style-name="T75">ﭲ</text:span><text:span text:style-name="T1"> </text:span><text:span text:style-name="T75">ﭳ</text:span><text:span text:style-name="T1"> </text:span><text:span text:style-name="T75">ﭴ</text:span><text:span text:style-name="T1"> </text:span><text:span text:style-name="T75">ﭵ</text:span></text:p>
      <text:p text:style-name="P40"><text:span text:style-name="T76">ﭶ</text:span><text:span text:style-name="T18"> </text:span><text:span text:style-name="T76">ﭷ</text:span><text:span text:style-name="T18"> </text:span><text:span text:style-name="T76">ﭸ</text:span><text:span text:style-name="T18"> </text:span><text:span text:style-name="T76">ﭹ</text:span><text:span text:style-name="T18"> </text:span><text:span text:style-name="T76">ﭺ</text:span><text:span text:style-name="T18"> </text:span><text:span text:style-name="T76">ﭻ</text:span><text:span text:style-name="T18"> </text:span><text:span text:style-name="T76">ﭼ</text:span><text:span text:style-name="T18"> </text:span><text:span text:style-name="T76">ﭽ</text:span></text:p>
      <text:p text:style-name="P40"><text:span text:style-name="T75">ﭾ</text:span><text:span text:style-name="T1"> </text:span><text:span text:style-name="T75">ﭿ</text:span><text:span text:style-name="T1"> </text:span><text:span text:style-name="T75">ﮀ</text:span><text:span text:style-name="T1"> </text:span><text:span text:style-name="T75">ﮁ</text:span><text:span text:style-name="T1"> </text:span><text:span text:style-name="T75">ﮂ</text:span><text:span text:style-name="T1"> </text:span><text:span text:style-name="T75">ﮃ</text:span><text:span text:style-name="T1"> </text:span><text:span text:style-name="T75">ﮄ</text:span><text:span text:style-name="T1"> </text:span><text:span text:style-name="T75">ﮅ</text:span></text:p>
      <text:p text:style-name="P42"><text:span text:style-name="T74">ﮌ</text:span><text:span text:style-name="T70">ﰙ</text:span></text:p>
      <text:p text:style-name="P98">ﭔﭕﭖ</text:p>
      <text:p text:style-name="P41"><text:span text:style-name="T75">ﮆ</text:span><text:span text:style-name="T1"> </text:span><text:span text:style-name="T75">ﮇ</text:span><text:span text:style-name="T1"> </text:span><text:span text:style-name="T75">ﮈ</text:span><text:span text:style-name="T1"> </text:span><text:span text:style-name="T75">ﮉ</text:span><text:span text:style-name="T1"> </text:span><text:span text:style-name="T75">ﮊ</text:span><text:span text:style-name="T1"> </text:span><text:span text:style-name="T75">ﮋ</text:span><text:span text:style-name="T1"> </text:span><text:span text:style-name="T75">ﮌ</text:span><text:span text:style-name="T1"> </text:span><text:span text:style-name="T75">ﮍ</text:span></text:p>
      <text:p text:style-name="P43"><text:span text:style-name="T75">ﮎ <text:s/></text:span><text:span text:style-name="T1"><text:s/></text:span><text:span text:style-name="T75">ﮏ <text:s/></text:span><text:span text:style-name="T1"><text:s/></text:span><text:span text:style-name="T75">ﮐ <text:s/></text:span><text:span text:style-name="T1"><text:s/></text:span><text:span text:style-name="T75">ﮑ <text:s/></text:span><text:span text:style-name="T1"><text:s/></text:span><text:span text:style-name="T75">ﮒ</text:span></text:p>
      <text:p text:style-name="P117"><text:span text:style-name="T73">ﮌ</text:span><text:span text:style-name="T69">ﰚ</text:span></text:p>
      <text:p text:style-name="P98">ﭔﭕﭖ</text:p>
      <text:p text:style-name="P44"><text:span text:style-name="T77">ﭑ</text:span><text:span text:style-name="T1"> </text:span><text:span text:style-name="T77">ﭒ</text:span><text:span text:style-name="T1"> </text:span><text:span text:style-name="T77">ﭓ</text:span><text:span text:style-name="T1"> </text:span><text:span text:style-name="T77">ﭔ</text:span><text:span text:style-name="T1"> </text:span><text:span text:style-name="T77">ﭕ</text:span><text:span text:style-name="T1"> </text:span><text:span text:style-name="T77">ﭖ</text:span><text:span text:style-name="T1"> </text:span><text:span text:style-name="T77">ﭗ</text:span><text:span text:style-name="T1"> </text:span><text:span text:style-name="T77">ﭘ</text:span><text:span text:style-name="T1"> </text:span><text:span text:style-name="T77">ﭙ</text:span></text:p>
      <text:p text:style-name="P44"><text:span text:style-name="T77">ﭚ</text:span><text:span text:style-name="T1"> </text:span><text:span text:style-name="T77">ﭛ</text:span><text:span text:style-name="T1"> </text:span><text:span text:style-name="T77">ﭜ</text:span><text:span text:style-name="T1"> </text:span><text:span text:style-name="T77">ﭝ</text:span><text:span text:style-name="T1"> </text:span><text:span text:style-name="T77">ﭞ</text:span><text:span text:style-name="T1"> </text:span><text:span text:style-name="T77">ﭟ</text:span><text:span text:style-name="T1"> </text:span><text:span text:style-name="T77">ﭠ</text:span><text:span text:style-name="T1"> </text:span><text:span text:style-name="T77">ﭡ</text:span><text:span text:style-name="T1"> </text:span><text:span text:style-name="T77">ﭢ</text:span><text:span text:style-name="T1"> </text:span><text:span text:style-name="T77">ﭣ</text:span><text:span text:style-name="T1"> </text:span><text:span text:style-name="T77">ﭤ</text:span><text:span text:style-name="T1"> </text:span><text:span text:style-name="T77">ﭥ</text:span></text:p>
      <text:p text:style-name="P44"><text:span text:style-name="T77">ﭦ</text:span><text:span text:style-name="T1"> </text:span><text:span text:style-name="T77">ﭧ</text:span><text:span text:style-name="T1"> </text:span><text:span text:style-name="T77">ﭨ</text:span><text:span text:style-name="T1"> </text:span><text:span text:style-name="T77">ﭩ</text:span><text:span text:style-name="T1"> </text:span><text:span text:style-name="T77">ﭪ</text:span><text:span text:style-name="T1"> </text:span><text:span text:style-name="T77">ﭫ</text:span><text:span text:style-name="T1"> </text:span><text:span text:style-name="T77">ﭬ</text:span><text:span text:style-name="T1"> </text:span><text:span text:style-name="T77">ﭭ</text:span><text:span text:style-name="T1"> </text:span><text:span text:style-name="T77">ﭮ</text:span><text:span text:style-name="T1"> </text:span><text:span text:style-name="T77">ﭯ</text:span><text:span text:style-name="T1"> </text:span><text:span text:style-name="T77">ﭰ</text:span></text:p>
      <text:p text:style-name="P30"><text:span text:style-name="T73">ﮌ</text:span><text:span text:style-name="T69">ﰛ</text:span></text:p>
      <text:p text:style-name="P98">ﭔﭕﭖ</text:p>
      <text:p text:style-name="P45"><text:span text:style-name="T77">ﭱ</text:span><text:span text:style-name="T1"> </text:span><text:span text:style-name="T77">ﭲ</text:span><text:span text:style-name="T1"> </text:span><text:span text:style-name="T77">ﭳ</text:span><text:span text:style-name="T1"> </text:span><text:span text:style-name="T77">ﭴ</text:span><text:span text:style-name="T1"> </text:span><text:span text:style-name="T77">ﭵ</text:span><text:span text:style-name="T1"> </text:span><text:span text:style-name="T77">ﭶ</text:span><text:span text:style-name="T1"> </text:span><text:span text:style-name="T77">ﭷ</text:span><text:span text:style-name="T1"> </text:span><text:span text:style-name="T77">ﭸ</text:span></text:p>
      <text:p text:style-name="P45"><text:span text:style-name="T77">ﭹ</text:span><text:span text:style-name="T1"> </text:span><text:span text:style-name="T77">ﭺ</text:span><text:span text:style-name="T1"> </text:span><text:span text:style-name="T77">ﭻ</text:span><text:span text:style-name="T1"> </text:span><text:span text:style-name="T77">ﭼ</text:span><text:span text:style-name="T1"> </text:span><text:span text:style-name="T77">ﭽ</text:span><text:span text:style-name="T1"> </text:span><text:span text:style-name="T77">ﭾ</text:span><text:span text:style-name="T1"> </text:span><text:span text:style-name="T77">ﭿ</text:span><text:span text:style-name="T1"> </text:span><text:span text:style-name="T77">ﮀ</text:span><text:span text:style-name="T1"> </text:span><text:span text:style-name="T77">ﮁ</text:span></text:p>
      <text:p text:style-name="P47"><text:span text:style-name="T77">ﮂﮃ <text:s/></text:span><text:span text:style-name="T1"><text:s/></text:span><text:span text:style-name="T77">ﮄ <text:s/></text:span><text:span text:style-name="T1"><text:s/></text:span><text:span text:style-name="T77">ﮅ <text:s/></text:span><text:span text:style-name="T1"><text:s/></text:span><text:span text:style-name="T77">ﮆ <text:s/></text:span><text:span text:style-name="T1"><text:s/></text:span><text:span text:style-name="T77">ﮇ</text:span></text:p>
      <text:p text:style-name="P30"><text:span text:style-name="T73">ﮌ</text:span><text:span text:style-name="T69">ﰜ</text:span></text:p>
      <text:p text:style-name="P98">ﭔﭕﭖ</text:p>
      <text:p text:style-name="P46"><text:span text:style-name="T77">ﮈ</text:span><text:span text:style-name="T1"> </text:span><text:span text:style-name="T77">ﮉ</text:span><text:span text:style-name="T1"> </text:span><text:span text:style-name="T77">ﮊ</text:span><text:span text:style-name="T1"> </text:span><text:span text:style-name="T77">ﮋ</text:span><text:span text:style-name="T1"> </text:span><text:span text:style-name="T77">ﮌ</text:span><text:span text:style-name="T1"> </text:span><text:span text:style-name="T77">ﮍ</text:span><text:span text:style-name="T1"> </text:span><text:span text:style-name="T77">ﮎ</text:span><text:span text:style-name="T1"> </text:span><text:span text:style-name="T77">ﮏ</text:span><text:span text:style-name="T1"> </text:span><text:span text:style-name="T77">ﮐ</text:span><text:span text:style-name="T1"> </text:span><text:span text:style-name="T77">ﮑ</text:span><text:span text:style-name="T1"> </text:span><text:span text:style-name="T77">ﮒ</text:span></text:p>
      <text:p text:style-name="P46"><text:span text:style-name="T77">ﮓ</text:span><text:span text:style-name="T1"> </text:span><text:span text:style-name="T77">ﮔ</text:span><text:span text:style-name="T1"> </text:span><text:span text:style-name="T77">ﮕ</text:span><text:span text:style-name="T1"> </text:span><text:span text:style-name="T77">ﮖ</text:span><text:span text:style-name="T1"> </text:span><text:span text:style-name="T77">ﮗ</text:span><text:span text:style-name="T1"> </text:span><text:span text:style-name="T77">ﮘ</text:span><text:span text:style-name="T1"> </text:span><text:span text:style-name="T77">ﮙ</text:span><text:span text:style-name="T1"> </text:span><text:span text:style-name="T77">ﮚ</text:span></text:p>
      <text:p text:style-name="P46"><text:span text:style-name="T77">ﮛ</text:span><text:span text:style-name="T1"> </text:span><text:span text:style-name="T77">ﮜ</text:span><text:span text:style-name="T1"> </text:span><text:span text:style-name="T77">ﮝ</text:span><text:span text:style-name="T1"> </text:span><text:span text:style-name="T77">ﮞ</text:span><text:span text:style-name="T1"> </text:span><text:span text:style-name="T77">ﮟ</text:span><text:span text:style-name="T1"> </text:span><text:span text:style-name="T77">ﮠ</text:span><text:span text:style-name="T1"> </text:span><text:span text:style-name="T77">ﮡ</text:span><text:span text:style-name="T1"> </text:span><text:span text:style-name="T77">ﮢ</text:span><text:span text:style-name="T1"> </text:span><text:span text:style-name="T77">ﮣ</text:span></text:p>
      <text:p text:style-name="P118"><text:span text:style-name="T73">ﮌ</text:span><text:span text:style-name="T69">ﰝ</text:span></text:p>
      <text:p text:style-name="P98">ﭔﭕﭖ</text:p>
      <text:p text:style-name="P48"><text:span text:style-name="T78">ﭑ</text:span><text:span text:style-name="T1"> </text:span><text:span text:style-name="T78">ﭒ</text:span><text:span text:style-name="T1"> </text:span><text:span text:style-name="T78">ﭓ</text:span><text:span text:style-name="T1"> </text:span><text:span text:style-name="T78">ﭔ</text:span><text:span text:style-name="T1"> </text:span><text:span text:style-name="T78">ﭕ</text:span><text:span text:style-name="T1"> </text:span><text:span text:style-name="T78">ﭖ</text:span><text:span text:style-name="T1"> </text:span><text:span text:style-name="T78">ﭗ</text:span><text:span text:style-name="T1"> </text:span><text:span text:style-name="T78">ﭘ</text:span><text:span text:style-name="T1"> </text:span><text:span text:style-name="T78">ﭙ</text:span><text:span text:style-name="T1"> </text:span><text:span text:style-name="T78">ﭚ</text:span></text:p>
      <text:p text:style-name="P48"><text:span text:style-name="T78">ﭛ</text:span><text:span text:style-name="T1"> </text:span><text:span text:style-name="T78">ﭜ</text:span><text:span text:style-name="T1"> </text:span><text:span text:style-name="T78">ﭝ</text:span><text:span text:style-name="T1"> </text:span><text:span text:style-name="T78">ﭞ</text:span><text:span text:style-name="T1"> </text:span><text:span text:style-name="T78">ﭟ</text:span><text:span text:style-name="T1"> </text:span><text:span text:style-name="T78">ﭠ</text:span><text:span text:style-name="T1"> </text:span><text:span text:style-name="T78">ﭡ</text:span><text:span text:style-name="T1"> </text:span><text:span text:style-name="T78">ﭢ</text:span><text:span text:style-name="T1"> </text:span><text:span text:style-name="T78">ﭣ</text:span></text:p>
      <text:p text:style-name="P30"><text:span text:style-name="T73">ﮌ</text:span><text:span text:style-name="T69">ﰞ</text:span></text:p>
      <text:p text:style-name="P98">ﭔﭕﭖ</text:p>
      <text:p text:style-name="P49"><text:span text:style-name="T78">ﭤ</text:span><text:span text:style-name="T1"> </text:span><text:span text:style-name="T78">ﭥ</text:span><text:span text:style-name="T1"> </text:span><text:span text:style-name="T78">ﭦ</text:span><text:span text:style-name="T1"> </text:span><text:span text:style-name="T78">ﭧ</text:span><text:span text:style-name="T1"> </text:span><text:span text:style-name="T78">ﭨ</text:span><text:span text:style-name="T1"> </text:span><text:span text:style-name="T78">ﭩ</text:span><text:span text:style-name="T1"> </text:span><text:span text:style-name="T78">ﭪ</text:span><text:span text:style-name="T1"> </text:span><text:span text:style-name="T78">ﭫ</text:span><text:span text:style-name="T1"> </text:span><text:span text:style-name="T78">ﭬ</text:span><text:span text:style-name="T1"> </text:span><text:span text:style-name="T78">ﭭ</text:span><text:span text:style-name="T1"> </text:span><text:span text:style-name="T78">ﭮ</text:span></text:p>
      <text:p text:style-name="P49"><text:span text:style-name="T78">ﭯ</text:span><text:span text:style-name="T1"> </text:span><text:span text:style-name="T78">ﭰ</text:span><text:span text:style-name="T1"> </text:span><text:span text:style-name="T78">ﭱ</text:span><text:span text:style-name="T1"> </text:span><text:span text:style-name="T78">ﭲ</text:span><text:span text:style-name="T1"> </text:span><text:span text:style-name="T78">ﭳ</text:span><text:span text:style-name="T1"> </text:span><text:span text:style-name="T78">ﭴ</text:span><text:span text:style-name="T1"> </text:span><text:span text:style-name="T78">ﭵ</text:span><text:span text:style-name="T1"> </text:span><text:span text:style-name="T78">ﭶ</text:span><text:span text:style-name="T1"> </text:span><text:span text:style-name="T78">ﭷ</text:span></text:p>
      <text:p text:style-name="P49"><text:span text:style-name="T78">ﭸ</text:span><text:span text:style-name="T1"> </text:span><text:span text:style-name="T78">ﭹ</text:span><text:span text:style-name="T1"> </text:span><text:span text:style-name="T78">ﭺ</text:span><text:span text:style-name="T1"> </text:span><text:span text:style-name="T78">ﭻ</text:span><text:span text:style-name="T1"> </text:span><text:span text:style-name="T78">ﭼ</text:span><text:span text:style-name="T1"> </text:span><text:span text:style-name="T78">ﭽ</text:span><text:span text:style-name="T1"> </text:span><text:span text:style-name="T78">ﭾ</text:span><text:span text:style-name="T1"> </text:span><text:span text:style-name="T78">ﭿ</text:span></text:p>
      <text:p text:style-name="P30"><text:span text:style-name="T73">ﮌ</text:span><text:span text:style-name="T69">ﰟ</text:span></text:p>
      <text:p text:style-name="P98">ﭔﭕﭖ</text:p>
      <text:p text:style-name="P50"><text:span text:style-name="T78">ﮀ</text:span><text:span text:style-name="T1"> </text:span><text:span text:style-name="T78">ﮁ</text:span><text:span text:style-name="T1"> </text:span><text:span text:style-name="T78">ﮂ</text:span><text:span text:style-name="T1"> </text:span><text:span text:style-name="T78">ﮃ</text:span><text:span text:style-name="T1"> </text:span><text:span text:style-name="T78">ﮄ</text:span><text:span text:style-name="T1"> </text:span><text:span text:style-name="T78">ﮅ</text:span><text:span text:style-name="T1"> </text:span><text:span text:style-name="T78">ﮆ</text:span><text:span text:style-name="T1"> </text:span><text:span text:style-name="T78">ﮇ</text:span><text:span text:style-name="T1"> </text:span><text:span text:style-name="T78">ﮈ</text:span></text:p>
      <text:p text:style-name="P50"><text:span text:style-name="T78">ﮉ</text:span><text:span text:style-name="T1"> </text:span><text:span text:style-name="T78">ﮊ</text:span><text:span text:style-name="T1"> </text:span><text:span text:style-name="T78">ﮋ</text:span><text:span text:style-name="T1"> </text:span><text:span text:style-name="T78">ﮌ</text:span><text:span text:style-name="T1"> </text:span><text:span text:style-name="T78">ﮍ</text:span><text:span text:style-name="T1"> </text:span><text:span text:style-name="T78">ﮎ</text:span><text:span text:style-name="T1"> </text:span><text:span text:style-name="T78">ﮏ</text:span><text:span text:style-name="T1"> </text:span><text:span text:style-name="T78">ﮐ</text:span></text:p>
      <text:p text:style-name="P51"><text:span text:style-name="T78">ﮑ <text:s text:c="2"/></text:span><text:span text:style-name="T1"><text:s/></text:span><text:span text:style-name="T78">ﮒ <text:s text:c="2"/></text:span><text:span text:style-name="T1"><text:s/></text:span><text:span text:style-name="T78">ﮓ <text:s text:c="3"/></text:span><text:span text:style-name="T1"><text:s/></text:span><text:span text:style-name="T78">ﮔ</text:span><text:span text:style-name="T1"> </text:span><text:span text:style-name="T78">ﮕ</text:span></text:p>
      <text:p text:style-name="P51"><text:span text:style-name="T78">ﮖ</text:span><text:span text:style-name="T1"> </text:span><text:span text:style-name="T78">ﮗ</text:span><text:span text:style-name="T1"> </text:span><text:span text:style-name="T78">ﮘ</text:span><text:span text:style-name="T1"> </text:span><text:span text:style-name="T78">ﮙ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MSI_BASMALAH" svg:font-family="MSI_BASMALAH"/>
    <style:font-face style:name="MSI_Z581" svg:font-family="MSI_Z581" style:font-pitch="variable"/>
    <style:font-face style:name="MSI_Z582" svg:font-family="MSI_Z582" style:font-pitch="variable"/>
    <style:font-face style:name="MSI_Z583" svg:font-family="MSI_Z583" style:font-pitch="variable"/>
    <style:font-face style:name="MSI_Z584" svg:font-family="MSI_Z584" style:font-pitch="variable"/>
    <style:font-face style:name="MSI_Z585" svg:font-family="MSI_Z585" style:font-pitch="variable"/>
    <style:font-face style:name="MSI_Z586" svg:font-family="MSI_Z586" style:font-pitch="variable"/>
    <style:font-face style:name="MSI_Z587" svg:font-family="MSI_Z587" style:font-pitch="variable"/>
    <style:font-face style:name="MSI_Z588" svg:font-family="MSI_Z588" style:font-pitch="variable"/>
    <style:font-face style:name="MSI_Z589" svg:font-family="MSI_Z589" style:font-pitch="variable"/>
    <style:font-face style:name="MSI_Z590" svg:font-family="MSI_Z590" style:font-pitch="variable"/>
    <style:font-face style:name="MSI_Z591" svg:font-family="MSI_Z591" style:font-pitch="variable"/>
    <style:font-face style:name="MSI_Z592" svg:font-family="MSI_Z592" style:font-pitch="variable"/>
    <style:font-face style:name="MSI_Z593" svg:font-family="MSI_Z593" style:font-pitch="variable"/>
    <style:font-face style:name="MSI_Z594" svg:font-family="MSI_Z594" style:font-pitch="variable"/>
    <style:font-face style:name="MSI_Z595" svg:font-family="MSI_Z595" style:font-pitch="variable"/>
    <style:font-face style:name="MSI_Z596" svg:font-family="MSI_Z596" style:font-pitch="variable"/>
    <style:font-face style:name="MSI_Z597" svg:font-family="MSI_Z597" style:font-pitch="variable"/>
    <style:font-face style:name="MSI_Z598" svg:font-family="MSI_Z598" style:font-pitch="variable"/>
    <style:font-face style:name="MSI_Z599" svg:font-family="MSI_Z599" style:font-pitch="variable"/>
    <style:font-face style:name="MSI_Z600" svg:font-family="MSI_Z600" style:font-pitch="variable"/>
    <style:font-face style:name="MSI_Z601" svg:font-family="MSI_Z601" style:font-pitch="variable"/>
    <style:font-face style:name="MSI_Z602" svg:font-family="MSI_Z602" style:font-pitch="variable"/>
    <style:font-face style:name="MSI_Z603" svg:font-family="MSI_Z603" style:font-pitch="variable"/>
    <style:font-face style:name="MSI_Z604" svg:font-family="MSI_Z604" style:font-pitch="variable"/>
    <style:font-face style:name="Liberation Serif" svg:font-family="'Liberation Serif'" style:font-family-generic="roman" style:font-pitch="variable"/>
    <style:font-face style:name="QCF_P561" svg:font-family="QCF_P561" style:font-family-generic="roman" style:font-pitch="variable"/>
    <style:font-face style:name="QCF_P582" svg:font-family="QCF_P582" style:font-family-generic="roman" style:font-pitch="variable"/>
    <style:font-face style:name="QCF_P583" svg:font-family="QCF_P583" style:font-family-generic="roman" style:font-pitch="variable"/>
    <style:font-face style:name="QCF_P584" svg:font-family="QCF_P584" style:font-family-generic="roman" style:font-pitch="variable"/>
    <style:font-face style:name="QCF_P585" svg:font-family="QCF_P585" style:font-family-generic="roman" style:font-pitch="variable"/>
    <style:font-face style:name="QCF_P586" svg:font-family="QCF_P586" style:font-family-generic="roman" style:font-pitch="variable"/>
    <style:font-face style:name="QCF_P587" svg:font-family="QCF_P587" style:font-family-generic="roman" style:font-pitch="variable"/>
    <style:font-face style:name="QCF_P588" svg:font-family="QCF_P588" style:font-family-generic="roman" style:font-pitch="variable"/>
    <style:font-face style:name="QCF_P589" svg:font-family="QCF_P589" style:font-family-generic="roman" style:font-pitch="variable"/>
    <style:font-face style:name="QCF_P590" svg:font-family="QCF_P590" style:font-family-generic="roman" style:font-pitch="variable"/>
    <style:font-face style:name="QCF_P591" svg:font-family="QCF_P591" style:font-family-generic="roman" style:font-pitch="variable"/>
    <style:font-face style:name="QCF_P592" svg:font-family="QCF_P592" style:font-family-generic="roman" style:font-pitch="variable"/>
    <style:font-face style:name="QCF_P593" svg:font-family="QCF_P593" style:font-family-generic="roman" style:font-pitch="variable"/>
    <style:font-face style:name="QCF_P594" svg:font-family="QCF_P594" style:font-family-generic="roman" style:font-pitch="variable"/>
    <style:font-face style:name="QCF_P595" svg:font-family="QCF_P595" style:font-family-generic="roman" style:font-pitch="variable"/>
    <style:font-face style:name="QCF_P596" svg:font-family="QCF_P596" style:font-family-generic="roman" style:font-pitch="variable"/>
    <style:font-face style:name="QCF_P597" svg:font-family="QCF_P597" style:font-family-generic="roman" style:font-pitch="variable"/>
    <style:font-face style:name="QCF_P598" svg:font-family="QCF_P598" style:font-family-generic="roman" style:font-pitch="variable"/>
    <style:font-face style:name="QCF_P599" svg:font-family="QCF_P599" style:font-family-generic="roman" style:font-pitch="variable"/>
    <style:font-face style:name="QCF_P600" svg:font-family="QCF_P600" style:font-family-generic="roman" style:font-pitch="variable"/>
    <style:font-face style:name="QCF_P601" svg:font-family="QCF_P601" style:font-family-generic="roman" style:font-pitch="variable"/>
    <style:font-face style:name="QCF_P602" svg:font-family="QCF_P602" style:font-family-generic="roman" style:font-pitch="variable"/>
    <style:font-face style:name="QCF_P603" svg:font-family="QCF_P603" style:font-family-generic="roman" style:font-pitch="variable"/>
    <style:font-face style:name="QCF_P604" svg:font-family="QCF_P604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6021" svg:font-family="QCF_P602" style:font-family-generic="system" style:font-pitch="variable"/>
    <style:font-face style:name="QCF_P6031" svg:font-family="QCF_P603" style:font-family-generic="system" style:font-pitch="variable"/>
    <style:font-face style:name="QCF_P6041" svg:font-family="QCF_P604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paragraph-rsid="0075019c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P4" style:family="paragraph" style:parent-style-name="Header">
      <style:paragraph-properties fo:text-align="start" style:justify-single-word="false"/>
      <style:text-properties officeooo:paragraph-rsid="0075019c"/>
    </style:style>
    <style:style style:name="MT1" style:family="text">
      <style:text-properties style:font-name="Liberation Sans Narrow" fo:font-size="10pt" officeooo:rsid="0075019c" style:font-size-asian="10pt" style:font-size-complex="10pt"/>
    </style:style>
    <style:style style:name="MT2" style:family="text">
      <style:text-properties style:font-name="Liberation Sans Narrow" fo:font-size="10pt" officeooo:rsid="0295fc66" style:font-size-asian="10pt" style:font-size-complex="10pt"/>
    </style:style>
    <style:style style:name="MT3" style:family="text">
      <style:text-properties style:font-name="Liberation Sans Narrow" fo:font-size="10pt" officeooo:rsid="02271e55" style:font-size-asian="10pt" style:font-size-complex="10pt"/>
    </style:style>
    <style:style style:name="MT4" style:family="text">
      <style:text-properties style:font-name="Liberation Sans Narrow" fo:font-size="10pt" officeooo:rsid="0297bc3f" style:font-size-asian="10pt" style:font-size-complex="10pt"/>
    </style:style>
    <style:style style:name="MT5" style:family="text">
      <style:text-properties style:font-name="Liberation Sans Narrow" fo:font-size="10pt" officeooo:rsid="01c515fe" style:font-size-asian="10pt" style:font-size-complex="10pt"/>
    </style:style>
    <style:style style:name="MT6" style:family="text">
      <style:text-properties style:font-name="Liberation Sans Narrow" fo:font-size="10pt" officeooo:rsid="0075019c" style:font-size-asian="8pt" style:font-size-complex="8pt"/>
    </style:style>
    <style:style style:name="MT7" style:family="text">
      <style:text-properties style:font-name="Liberation Sans Narrow" fo:font-size="10pt" officeooo:rsid="019c7e8c" style:font-size-asian="8pt" style:font-size-complex="8pt"/>
    </style:style>
    <style:style style:name="MT8" style:family="text">
      <style:text-properties style:font-name="Liberation Sans Narrow" fo:font-size="10pt" officeooo:rsid="0297bc3f" style:font-size-asian="8pt" style:font-size-complex="8pt"/>
    </style:style>
    <style:style style:name="MT9" style:family="text">
      <style:text-properties style:font-name="Liberation Sans Narrow" fo:font-size="10pt" officeooo:rsid="01e3d5c0" style:font-size-asian="8pt" style:font-size-complex="8pt"/>
    </style:style>
    <style:style style:name="MT10" style:family="text">
      <style:text-properties style:font-name="Liberation Sans Narrow" fo:font-size="10pt" officeooo:rsid="01c0fc98" style:font-size-asian="8pt" style:font-size-complex="8pt"/>
    </style:style>
    <style:style style:name="MT11" style:family="text">
      <style:text-properties style:font-name="Liberation Sans Narrow" fo:font-size="10pt" officeooo:rsid="02283a3c" style:font-size-asian="8pt" style:font-size-complex="8pt"/>
    </style:style>
    <style:style style:name="MT12" style:family="text">
      <style:text-properties style:font-name="Liberation Sans Narrow" fo:font-size="10pt" officeooo:rsid="01dabfa1" style:font-size-asian="8pt" style:font-size-complex="8pt"/>
    </style:style>
    <style:style style:name="MT13" style:family="text">
      <style:text-properties style:font-name="Liberation Sans Narrow" fo:font-size="10pt" officeooo:rsid="022a39ed" style:font-size-asian="8pt" style:font-size-complex="8pt"/>
    </style:style>
    <style:style style:name="MT14" style:family="text">
      <style:text-properties style:font-name="Liberation Sans Narrow" fo:font-size="10pt" officeooo:rsid="02992c31" style:font-size-asian="8pt" style:font-size-complex="8pt"/>
    </style:style>
    <style:style style:name="MT15" style:family="text">
      <style:text-properties style:font-name="Liberation Sans Narrow" fo:font-size="10pt" officeooo:rsid="0299a775" style:font-size-asian="8pt" style:font-size-complex="8pt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4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47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An Naba’<text:tab/><text:tab/>Juz 30</text:p>
      </style:header>
      <style:footer>
        <text:p text:style-name="MP2"><text:page-number text:select-page="current">58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1">Surat </text:span><text:span text:style-name="MT2">An Nazi’at</text:span><text:span text:style-name="MT1"><text:tab/><text:tab/>Juz </text:span><text:span text:style-name="MT2">30</text:span></text:p>
      </style:header>
      <style:footer>
        <text:p text:style-name="MP2"><text:page-number text:select-page="current">584</text:page-number></text:p>
      </style:footer>
    </style:master-page>
    <style:master-page style:name="ganti_20_surat2" style:display-name="ganti surat2" style:page-layout-name="Mpm9">
      <style:header>
        <text:p text:style-name="MP3"><text:span text:style-name="MT1">Surat </text:span><text:span text:style-name="MT3">‘</text:span><text:span text:style-name="MT4">Abasa</text:span><text:span text:style-name="MT5"><text:tab/><text:tab/></text:span><text:span text:style-name="MT1">Juz </text:span><text:span text:style-name="MT4">30</text:span></text:p>
      </style:header>
      <style:footer>
        <text:p text:style-name="MP2"><text:page-number text:select-page="current">585</text:page-number></text:p>
      </style:footer>
    </style:master-page>
    <style:master-page style:name="ganti_20_surat3" style:display-name="ganti surat3" style:page-layout-name="Mpm1">
      <style:header>
        <text:p text:style-name="MP4"><text:span text:style-name="MT6">Surat </text:span><text:span text:style-name="MT7">A</text:span><text:span text:style-name="MT8">t Takwir</text:span><text:span text:style-name="MT6"><text:tab/><text:tab/>Juz </text:span><text:span text:style-name="MT8">30</text:span></text:p>
      </style:header>
      <style:footer>
        <text:p text:style-name="MP2"><text:page-number text:select-page="current">586</text:page-number></text:p>
      </style:footer>
    </style:master-page>
    <style:master-page style:name="ganti_20_surat4" style:display-name="ganti surat4" style:page-layout-name="Mpm1">
      <style:header>
        <text:p text:style-name="MP4"><text:span text:style-name="MT6">Surat </text:span><text:span text:style-name="MT8">Al Infithar</text:span><text:span text:style-name="MT6"><text:tab/><text:tab/>Juz </text:span><text:span text:style-name="MT8">30</text:span></text:p>
      </style:header>
      <style:footer>
        <text:p text:style-name="MP2"><text:page-number text:select-page="current">587</text:page-number></text:p>
      </style:footer>
    </style:master-page>
    <style:master-page style:name="ganti_20_surat5" style:display-name="ganti surat5" style:page-layout-name="Mpm1">
      <style:header>
        <text:p text:style-name="MP4"><text:span text:style-name="MT6">Surat </text:span><text:span text:style-name="MT9">Al </text:span><text:span text:style-name="MT8">Muthaffifin</text:span><text:span text:style-name="MT6"><text:tab/><text:tab/>Juz </text:span><text:span text:style-name="MT8">30</text:span></text:p>
      </style:header>
      <style:footer>
        <text:p text:style-name="MP2"><text:page-number text:select-page="current">588</text:page-number></text:p>
      </style:footer>
    </style:master-page>
    <style:master-page style:name="ganti_20_surat6" style:display-name="ganti surat6" style:page-layout-name="Mpm1">
      <style:header>
        <text:p text:style-name="MP4"><text:span text:style-name="MT6">Surat </text:span><text:span text:style-name="MT10">A</text:span><text:span text:style-name="MT11">l </text:span><text:span text:style-name="MT8">Insyiqaq</text:span><text:span text:style-name="MT6"><text:tab/><text:tab/>Juz </text:span><text:span text:style-name="MT8">30</text:span></text:p>
      </style:header>
      <style:footer>
        <text:p text:style-name="MP2"><text:page-number text:select-page="current">589</text:page-number></text:p>
      </style:footer>
    </style:master-page>
    <style:master-page style:name="ganti_20_surat7" style:display-name="ganti surat7" style:page-layout-name="Mpm1">
      <style:header>
        <text:p text:style-name="MP4"><text:span text:style-name="MT6">Surat </text:span><text:span text:style-name="MT12">A</text:span><text:span text:style-name="MT11">l </text:span><text:span text:style-name="MT8">Buruj</text:span><text:span text:style-name="MT6"><text:tab/><text:tab/>Juz </text:span><text:span text:style-name="MT8">30</text:span></text:p>
      </style:header>
      <style:footer>
        <text:p text:style-name="MP2"><text:page-number text:select-page="current">590</text:page-number></text:p>
      </style:footer>
    </style:master-page>
    <style:master-page style:name="ganti_20_surat8" style:display-name="ganti surat8" style:page-layout-name="Mpm1">
      <style:header>
        <text:p text:style-name="MP4"><text:span text:style-name="MT6">Surat </text:span><text:span text:style-name="MT12">A</text:span><text:span text:style-name="MT8">th Thariq</text:span><text:span text:style-name="MT6"><text:tab/><text:tab/>Juz </text:span><text:span text:style-name="MT8">30</text:span></text:p>
      </style:header>
      <style:footer>
        <text:p text:style-name="MP2"><text:page-number text:select-page="current">591</text:page-number></text:p>
      </style:footer>
    </style:master-page>
    <style:master-page style:name="ganti_20_surat9" style:display-name="ganti surat9" style:page-layout-name="Mpm1">
      <style:header>
        <text:p text:style-name="MP4"><text:span text:style-name="MT6">Surat </text:span><text:span text:style-name="MT12">A</text:span><text:span text:style-name="MT13">l </text:span><text:span text:style-name="MT8">Ghasyiyah</text:span><text:span text:style-name="MT6"><text:tab/><text:tab/>Juz </text:span><text:span text:style-name="MT8">30</text:span></text:p>
      </style:header>
      <style:footer>
        <text:p text:style-name="MP2"><text:page-number text:select-page="current">592</text:page-number></text:p>
      </style:footer>
    </style:master-page>
    <style:master-page style:name="ganti_20_surat10" style:display-name="ganti surat10" style:page-layout-name="Mpm1">
      <style:header>
        <text:p text:style-name="MP4"><text:span text:style-name="MT6">Surat </text:span><text:span text:style-name="MT12">A</text:span><text:span text:style-name="MT13">l </text:span><text:span text:style-name="MT8">Fajr</text:span><text:span text:style-name="MT6"><text:tab/><text:tab/>Juz </text:span><text:span text:style-name="MT8">30</text:span></text:p>
      </style:header>
      <style:footer>
        <text:p text:style-name="MP2"><text:page-number text:select-page="current">593</text:page-number></text:p>
      </style:footer>
    </style:master-page>
    <style:master-page style:name="ganti_20_surat11" style:display-name="ganti surat11" style:page-layout-name="Mpm1">
      <style:header>
        <text:p text:style-name="MP4"><text:span text:style-name="MT6">Surat </text:span><text:span text:style-name="MT12">A</text:span><text:span text:style-name="MT13">l </text:span><text:span text:style-name="MT14">Balad</text:span><text:span text:style-name="MT6"><text:tab/><text:tab/>Juz </text:span><text:span text:style-name="MT8">30</text:span></text:p>
      </style:header>
      <style:footer>
        <text:p text:style-name="MP2"><text:page-number text:select-page="current">594</text:page-number></text:p>
      </style:footer>
    </style:master-page>
    <style:master-page style:name="ganti_20_surat12" style:display-name="ganti surat12" style:page-layout-name="Mpm1">
      <style:header>
        <text:p text:style-name="MP4"><text:span text:style-name="MT6">Surat </text:span><text:span text:style-name="MT12">A</text:span><text:span text:style-name="MT14">sy Syams</text:span><text:span text:style-name="MT6"><text:tab/><text:tab/>Juz </text:span><text:span text:style-name="MT8">30</text:span></text:p>
      </style:header>
      <style:footer>
        <text:p text:style-name="MP2"><text:page-number text:select-page="current">595</text:page-number></text:p>
      </style:footer>
    </style:master-page>
    <style:master-page style:name="ganti_20_surat13" style:display-name="ganti surat13" style:page-layout-name="Mpm1">
      <style:header>
        <text:p text:style-name="MP4"><text:span text:style-name="MT6">Surat </text:span><text:span text:style-name="MT12">A</text:span><text:span text:style-name="MT15">dh Dhuha</text:span><text:span text:style-name="MT6"><text:tab/><text:tab/>Juz </text:span><text:span text:style-name="MT8">30</text:span></text:p>
      </style:header>
      <style:footer>
        <text:p text:style-name="MP2"><text:page-number text:select-page="current">596</text:page-number></text:p>
      </style:footer>
    </style:master-page>
    <style:master-page style:name="ganti_20_surat14" style:display-name="ganti surat14" style:page-layout-name="Mpm1">
      <style:header>
        <text:p text:style-name="MP4"><text:span text:style-name="MT6">Surat </text:span><text:span text:style-name="MT12">A</text:span><text:span text:style-name="MT15">t Tin</text:span><text:span text:style-name="MT6"><text:tab/><text:tab/>Juz </text:span><text:span text:style-name="MT8">30</text:span></text:p>
      </style:header>
      <style:footer>
        <text:p text:style-name="MP2"><text:page-number text:select-page="current">597</text:page-number></text:p>
      </style:footer>
    </style:master-page>
    <style:master-page style:name="ganti_20_surat15" style:display-name="ganti surat15" style:page-layout-name="Mpm1">
      <style:header>
        <text:p text:style-name="MP4"><text:span text:style-name="MT6">Surat </text:span><text:span text:style-name="MT12">A</text:span><text:span text:style-name="MT13">l </text:span><text:span text:style-name="MT15">Qadr</text:span><text:span text:style-name="MT6"><text:tab/><text:tab/>Juz </text:span><text:span text:style-name="MT8">30</text:span></text:p>
      </style:header>
      <style:footer>
        <text:p text:style-name="MP2"><text:page-number text:select-page="current">598</text:page-number></text:p>
      </style:footer>
    </style:master-page>
    <style:master-page style:name="ganti_20_surat16" style:display-name="ganti surat16" style:page-layout-name="Mpm1">
      <style:header>
        <text:p text:style-name="MP4"><text:span text:style-name="MT6">Surat </text:span><text:span text:style-name="MT12">A</text:span><text:span text:style-name="MT13">l </text:span><text:span text:style-name="MT15">Zalzalah</text:span><text:span text:style-name="MT6"><text:tab/><text:tab/>Juz </text:span><text:span text:style-name="MT8">30</text:span></text:p>
      </style:header>
      <style:footer>
        <text:p text:style-name="MP2"><text:page-number text:select-page="current">599</text:page-number></text:p>
      </style:footer>
    </style:master-page>
    <style:master-page style:name="ganti_20_surat17" style:display-name="ganti surat17" style:page-layout-name="Mpm1">
      <style:header>
        <text:p text:style-name="MP4"><text:span text:style-name="MT6">Surat </text:span><text:span text:style-name="MT12">A</text:span><text:span text:style-name="MT13">l </text:span><text:span text:style-name="MT15">Qari’ah</text:span><text:span text:style-name="MT6"><text:tab/><text:tab/>Juz </text:span><text:span text:style-name="MT8">30</text:span></text:p>
      </style:header>
      <style:footer>
        <text:p text:style-name="MP2"><text:page-number text:select-page="current">600</text:page-number></text:p>
      </style:footer>
    </style:master-page>
    <style:master-page style:name="ganti_20_surat18" style:display-name="ganti surat18" style:page-layout-name="Mpm1">
      <style:header>
        <text:p text:style-name="MP4"><text:span text:style-name="MT6">Surat </text:span><text:span text:style-name="MT12">A</text:span><text:span text:style-name="MT13">l </text:span><text:span text:style-name="MT8">‘</text:span><text:span text:style-name="MT15">Ashr</text:span><text:span text:style-name="MT6"><text:tab/><text:tab/>Juz </text:span><text:span text:style-name="MT8">30</text:span></text:p>
      </style:header>
      <style:footer>
        <text:p text:style-name="MP2"><text:page-number text:select-page="current">601</text:page-number></text:p>
      </style:footer>
    </style:master-page>
    <style:master-page style:name="ganti_20_surat19" style:display-name="ganti surat19" style:page-layout-name="Mpm1">
      <style:header>
        <text:p text:style-name="MP4"><text:span text:style-name="MT6">Surat </text:span><text:span text:style-name="MT12">A</text:span><text:span text:style-name="MT13">l </text:span><text:span text:style-name="MT15">Quraisy</text:span><text:span text:style-name="MT6"><text:tab/><text:tab/>Juz </text:span><text:span text:style-name="MT8">30</text:span></text:p>
      </style:header>
      <style:footer>
        <text:p text:style-name="MP2"><text:page-number text:select-page="current">602</text:page-number></text:p>
      </style:footer>
    </style:master-page>
    <style:master-page style:name="ganti_20_surat20" style:display-name="ganti surat20" style:page-layout-name="Mpm1">
      <style:header>
        <text:p text:style-name="MP4"><text:span text:style-name="MT6">Surat </text:span><text:span text:style-name="MT12">A</text:span><text:span text:style-name="MT13">l </text:span><text:span text:style-name="MT15">Kafirun</text:span><text:span text:style-name="MT6"><text:tab/><text:tab/>Juz </text:span><text:span text:style-name="MT8">30</text:span></text:p>
      </style:header>
      <style:footer>
        <text:p text:style-name="MP2"><text:page-number text:select-page="current">603</text:page-number></text:p>
      </style:footer>
    </style:master-page>
    <style:master-page style:name="ganti_20_surat21" style:display-name="ganti surat21" style:page-layout-name="Mpm1">
      <style:header>
        <text:p text:style-name="MP4"><text:span text:style-name="MT6">Surat </text:span><text:span text:style-name="MT12">A</text:span><text:span text:style-name="MT13">l </text:span><text:span text:style-name="MT15">Ikhlash</text:span><text:span text:style-name="MT6"><text:tab/><text:tab/>Juz </text:span><text:span text:style-name="MT8">30</text:span></text:p>
      </style:header>
      <style:footer>
        <text:p text:style-name="MP2"><text:page-number text:select-page="current">60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5T08:24:30.462285225</meta:creation-date>
    <dc:date>2020-04-22T07:08:53.185551186</dc:date>
    <meta:editing-duration>P1DT1H51M22S</meta:editing-duration>
    <meta:editing-cycles>571</meta:editing-cycles>
    <meta:generator>LibreOffice/6.4.2.2$Linux_X86_64 LibreOffice_project/4e471d8c02c9c90f512f7f9ead8875b57fcb1ec3</meta:generator>
    <meta:document-statistic meta:table-count="0" meta:image-count="0" meta:object-count="0" meta:page-count="23" meta:paragraph-count="387" meta:word-count="2964" meta:character-count="6180" meta:non-whitespace-character-count="3532"/>
  </office:meta>
</office:document-meta>
</file>